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B0000003842D2EA65B.png" manifest:media-type="image/png"/>
  <manifest:file-entry manifest:full-path="Pictures/10000000000004B000000384589A6A5F.png" manifest:media-type="image/png"/>
  <manifest:file-entry manifest:full-path="Pictures/1000000000000A6B000007DFCE277CB7.png" manifest:media-type="image/png"/>
  <manifest:file-entry manifest:full-path="Pictures/1000000000000542000002837116AF7A.png" manifest:media-type="image/png"/>
  <manifest:file-entry manifest:full-path="Pictures/1000000000000870000004ADD6D6AF71.png" manifest:media-type="image/png"/>
  <manifest:file-entry manifest:full-path="Pictures/1000000000000A6B000007DF7DD53D5E.png" manifest:media-type="image/png"/>
  <manifest:file-entry manifest:full-path="Pictures/10000000000004B000000384527643CD.png" manifest:media-type="image/png"/>
  <manifest:file-entry manifest:full-path="Pictures/1000000000000A6B000007DF567BB543.png" manifest:media-type="image/png"/>
  <manifest:file-entry manifest:full-path="Pictures/10000000000004B000000384D10B0DB9.png" manifest:media-type="image/png"/>
  <manifest:file-entry manifest:full-path="Pictures/10000201000002B6000000C6167992CE.png" manifest:media-type="image/png"/>
  <manifest:file-entry manifest:full-path="Pictures/1000000000000543000002925D1F9AFD.png" manifest:media-type="image/png"/>
  <manifest:file-entry manifest:full-path="Pictures/2000000900038DB6000675C0C487FD39.wmf"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Helvetica" svg:font-family="Helvetica"/>
    <style:font-face style:name="Lucidasans1" svg:font-family="Lucidasans"/>
    <style:font-face style:name="OpenSymbol" svg:font-family="OpenSymbol"/>
    <style:font-face style:name="Times" svg:font-family="Times"/>
    <style:font-face style:name="sans-serif" svg:font-family="sans-serif"/>
    <style:font-face style:name="Times1" svg:font-family="Times" style:font-family-generic="roman"/>
    <style:font-face style:name="times" svg:font-family="times" style:font-family-generic="roman"/>
    <style:font-face style:name="Monospace" svg:font-family="Monospace" style:font-pitch="fixed"/>
    <style:font-face style:name="monospace" svg:font-family="monospace" style:font-pitch="fixed"/>
    <style:font-face style:name="OpenSymbol2" svg:font-family="OpenSymbol, 'Courier New'" style:font-pitch="variable"/>
    <style:font-face style:name="Symbol" svg:font-family="Symbol"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sans" svg:font-family="Lucidasans" style:font-family-generic="system" style:font-pitch="variable"/>
    <style:font-face style:name="WenQuanYi Micro Hei" svg:font-family="'WenQuanYi Micro Hei'" style:font-family-generic="system" style:font-pitch="variable"/>
    <style:font-face style:name="文鼎PL中楷Uni" svg:font-family="文鼎PL中楷Uni" style:font-family-generic="system" style:font-pitch="variable"/>
    <style:font-face style:name="文鼎PL细上海宋Uni" svg:font-family="文鼎PL细上海宋Un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12pt" fo:font-weight="normal" style:font-size-asian="10.5pt" style:font-weight-asian="normal" style:font-size-complex="12pt" style:font-weight-complex="normal"/>
    </style:style>
    <style:style style:name="P4" style:family="paragraph" style:parent-style-name="Standard">
      <style:paragraph-properties fo:text-align="justify" style:justify-single-word="false"/>
      <style:text-properties fo:font-size="12pt" fo:font-weight="normal" style:font-size-asian="10.5pt" style:font-weight-asian="normal" style:font-size-complex="12pt" style:font-weight-complex="normal"/>
    </style:style>
    <style:style style:name="P5" style:family="paragraph" style:parent-style-name="Standard">
      <style:paragraph-properties fo:text-align="center" style:justify-single-word="false"/>
      <style:text-properties fo:font-size="12pt" fo:font-weight="bold" style:font-size-asian="10.5pt" style:font-weight-asian="bold" style:font-size-complex="12pt" style:font-weight-complex="bold"/>
    </style:style>
    <style:style style:name="P6" style:family="paragraph" style:parent-style-name="Standard">
      <style:paragraph-properties fo:text-align="start" style:justify-single-word="false"/>
      <style:text-properties fo:font-size="12pt" fo:language="en" fo:country="none" fo:font-weight="normal" officeooo:rsid="002210d0" officeooo:paragraph-rsid="002210d0" style:font-size-asian="12pt" style:font-weight-asian="normal" style:font-size-complex="12pt" style:font-weight-complex="normal"/>
    </style:style>
    <style:style style:name="P7" style:family="paragraph" style:parent-style-name="Standard">
      <style:paragraph-properties fo:text-align="start" style:justify-single-word="false"/>
      <style:text-properties fo:font-size="12pt" fo:language="en" fo:country="none" fo:font-weight="bold" officeooo:rsid="002210d0" officeooo:paragraph-rsid="002210d0" style:font-size-asian="10.5pt" style:font-weight-asian="bold" style:font-size-complex="12pt" style:font-weight-complex="bold"/>
    </style:style>
    <style:style style:name="P8" style:family="paragraph" style:parent-style-name="Standard">
      <style:paragraph-properties fo:text-align="center" style:justify-single-word="false"/>
      <style:text-properties fo:font-size="16pt" fo:font-weight="bold" style:font-size-asian="16pt" style:font-weight-asian="bold"/>
    </style:style>
    <style:style style:name="P9"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10" style:family="paragraph" style:parent-style-name="Standard">
      <style:paragraph-properties fo:text-align="center" style:justify-single-word="false"/>
      <style:text-properties fo:font-size="16pt" style:font-size-asian="16pt"/>
    </style:style>
    <style:style style:name="P11" style:family="paragraph" style:parent-style-name="Standard">
      <style:paragraph-properties fo:text-align="center" style:justify-single-word="false"/>
      <style:text-properties fo:font-size="16pt" style:font-size-asian="16pt" style:font-size-complex="16pt"/>
    </style:style>
    <style:style style:name="P12" style:family="paragraph" style:parent-style-name="Standard">
      <style:paragraph-properties fo:text-align="center" style:justify-single-word="false"/>
      <style:text-properties fo:font-size="16pt" fo:language="en" fo:country="none" fo:font-weight="bold" style:font-size-asian="16pt" style:font-weight-asian="bold" style:font-size-complex="16pt" style:font-weight-complex="bold"/>
    </style:style>
    <style:style style:name="P13" style:family="paragraph" style:parent-style-name="Standard">
      <style:paragraph-properties fo:text-align="center" style:justify-single-word="false"/>
      <style:text-properties fo:font-size="16pt" fo:language="en" fo:country="none" fo:font-weight="bold" officeooo:rsid="002210d0" officeooo:paragraph-rsid="002210d0" style:font-size-asian="16pt" style:font-weight-asian="bold" style:font-size-complex="16pt" style:font-weight-complex="bold"/>
    </style:style>
    <style:style style:name="P14" style:family="paragraph" style:parent-style-name="Standard">
      <style:paragraph-properties fo:text-align="center" style:justify-single-word="false"/>
      <style:text-properties fo:font-size="16pt" fo:language="en" fo:country="none" fo:font-weight="bold" officeooo:rsid="002210d0" officeooo:paragraph-rsid="00239948" style:font-size-asian="16pt" style:font-weight-asian="bold" style:font-size-complex="16pt" style:font-weight-complex="bold"/>
    </style:style>
    <style:style style:name="P15" style:family="paragraph" style:parent-style-name="Standard">
      <style:paragraph-properties fo:text-align="start" style:justify-single-word="false"/>
    </style:style>
    <style:style style:name="P16" style:family="paragraph" style:parent-style-name="Standard">
      <style:paragraph-properties fo:text-align="start" style:justify-single-word="false"/>
      <style:text-properties officeooo:paragraph-rsid="0014ca84"/>
    </style:style>
    <style:style style:name="P17" style:family="paragraph" style:parent-style-name="Standard">
      <style:paragraph-properties fo:text-align="start" style:justify-single-word="false"/>
      <style:text-properties officeooo:paragraph-rsid="00be868d"/>
    </style:style>
    <style:style style:name="P18" style:family="paragraph" style:parent-style-name="Standard">
      <style:text-properties officeooo:paragraph-rsid="00088062"/>
    </style:style>
    <style:style style:name="P19" style:family="paragraph" style:parent-style-name="Standard">
      <style:text-properties fo:font-style="italic" fo:font-weight="bold" officeooo:paragraph-rsid="0019e40d" style:font-style-asian="italic" style:font-weight-asian="bold" style:font-style-complex="italic"/>
    </style:style>
    <style:style style:name="P20" style:family="paragraph" style:parent-style-name="Standard">
      <style:text-properties officeooo:rsid="001edc1f" officeooo:paragraph-rsid="002ae48e"/>
    </style:style>
    <style:style style:name="P21" style:family="paragraph" style:parent-style-name="Standard">
      <style:text-properties officeooo:rsid="002d58e1" officeooo:paragraph-rsid="002d58e1"/>
    </style:style>
    <style:style style:name="P22" style:family="paragraph" style:parent-style-name="Standard">
      <style:text-properties fo:font-variant="normal" fo:text-transform="none" style:use-window-font-color="true" style:text-line-through-style="none" style:text-line-through-type="none" style:font-name="Times1" fo:font-size="12pt" fo:font-style="normal" style:text-underline-style="none" fo:font-weight="normal" officeooo:rsid="002d58e1" officeooo:paragraph-rsid="002d58e1" style:text-blinking="false" fo:background-color="transparent" style:font-size-asian="12pt" style:font-size-complex="12pt"/>
    </style:style>
    <style:style style:name="P23" style:family="paragraph" style:parent-style-name="Standard">
      <style:text-properties officeooo:paragraph-rsid="0019e40d"/>
    </style:style>
    <style:style style:name="P24" style:family="paragraph" style:parent-style-name="Standard">
      <style:text-properties officeooo:rsid="00dc50e6" officeooo:paragraph-rsid="00dc50e6"/>
    </style:style>
    <style:style style:name="P25" style:family="paragraph" style:parent-style-name="Standard">
      <style:text-properties officeooo:rsid="00dd88f1" officeooo:paragraph-rsid="00dd88f1"/>
    </style:style>
    <style:style style:name="P26" style:family="paragraph" style:parent-style-name="Standard">
      <style:text-properties officeooo:rsid="00df8719" officeooo:paragraph-rsid="00df8719"/>
    </style:style>
    <style:style style:name="P27" style:family="paragraph" style:parent-style-name="Standard">
      <style:paragraph-properties fo:text-align="end" style:justify-single-word="false" fo:break-before="page"/>
      <style:text-properties fo:font-size="12pt" fo:font-weight="normal" style:font-size-asian="10.5pt" style:font-weight-asian="normal" style:font-size-complex="12pt" style:font-weight-complex="normal"/>
    </style:style>
    <style:style style:name="P28" style:family="paragraph" style:parent-style-name="Standard">
      <style:paragraph-properties fo:text-align="center" style:justify-single-word="false" fo:break-before="page"/>
      <style:text-properties fo:font-size="12pt" fo:font-weight="bold" style:font-size-asian="10.5pt" style:font-weight-asian="bold" style:font-size-complex="12pt" style:font-weight-complex="bold"/>
    </style:style>
    <style:style style:name="P29" style:family="paragraph" style:parent-style-name="Text_20_body">
      <style:paragraph-properties fo:break-before="page"/>
      <style:text-properties officeooo:rsid="0068018e" officeooo:paragraph-rsid="0068018e"/>
    </style:style>
    <style:style style:name="P30" style:family="paragraph" style:parent-style-name="Text_20_body">
      <style:paragraph-properties fo:break-before="page"/>
      <style:text-properties officeooo:rsid="00bf6365" officeooo:paragraph-rsid="00bf6365"/>
    </style:style>
    <style:style style:name="P31" style:family="paragraph" style:parent-style-name="Text_20_body">
      <style:paragraph-properties fo:break-before="page"/>
      <style:text-properties fo:font-weight="bold" officeooo:rsid="00cf102a" officeooo:paragraph-rsid="00cf102a" style:font-weight-asian="bold" style:font-weight-complex="bold"/>
    </style:style>
    <style:style style:name="P32" style:family="paragraph" style:parent-style-name="Text_20_body">
      <style:paragraph-properties fo:break-before="page"/>
      <style:text-properties fo:font-weight="normal" officeooo:rsid="00d056fb" officeooo:paragraph-rsid="00d4a6b5" style:font-weight-asian="normal" style:font-weight-complex="normal"/>
    </style:style>
    <style:style style:name="P33" style:family="paragraph" style:parent-style-name="Standard">
      <style:paragraph-properties fo:margin-top="0.212cm" fo:margin-bottom="0cm" style:contextual-spacing="false" fo:text-align="center" style:justify-single-word="false"/>
    </style:style>
    <style:style style:name="P34" style:family="paragraph" style:parent-style-name="Title">
      <style:text-properties fo:font-variant="small-caps"/>
    </style:style>
    <style:style style:name="P35" style:family="paragraph" style:parent-style-name="Standard">
      <style:paragraph-properties fo:margin-left="3.849cm" fo:margin-right="-0.014cm" fo:text-align="start" style:justify-single-word="false" fo:text-indent="-3.836cm" style:auto-text-indent="false">
        <style:tab-stops>
          <style:tab-stop style:position="5.424cm"/>
        </style:tab-stops>
      </style:paragraph-properties>
      <style:text-properties fo:color="#333333" fo:font-size="18pt" fo:font-weight="bold" officeooo:paragraph-rsid="00116faf" style:font-size-asian="18pt" style:font-weight-asian="bold" style:font-weight-complex="bold"/>
    </style:style>
    <style:style style:name="P36" style:family="paragraph" style:parent-style-name="Text_20_body">
      <style:text-properties officeooo:rsid="0036f7d8" officeooo:paragraph-rsid="0036f7d8"/>
    </style:style>
    <style:style style:name="P37" style:family="paragraph" style:parent-style-name="Text_20_body">
      <style:text-properties officeooo:rsid="0037f2e7" officeooo:paragraph-rsid="0037f2e7"/>
    </style:style>
    <style:style style:name="P38" style:family="paragraph" style:parent-style-name="Text_20_body">
      <style:text-properties officeooo:paragraph-rsid="004dbcd1"/>
    </style:style>
    <style:style style:name="P39" style:family="paragraph" style:parent-style-name="Text_20_body">
      <style:text-properties officeooo:paragraph-rsid="003c47a0"/>
    </style:style>
    <style:style style:name="P40" style:family="paragraph" style:parent-style-name="Text_20_body">
      <style:text-properties officeooo:rsid="00621c48" officeooo:paragraph-rsid="00621c48"/>
    </style:style>
    <style:style style:name="P41" style:family="paragraph" style:parent-style-name="Text_20_body">
      <style:text-properties officeooo:rsid="00621c48" officeooo:paragraph-rsid="00bd0a12"/>
    </style:style>
    <style:style style:name="P42" style:family="paragraph" style:parent-style-name="Text_20_body">
      <style:text-properties officeooo:rsid="0068018e" officeooo:paragraph-rsid="0068018e"/>
    </style:style>
    <style:style style:name="P43" style:family="paragraph" style:parent-style-name="Text_20_body">
      <style:text-properties officeooo:rsid="0068018e" officeooo:paragraph-rsid="00e78163"/>
    </style:style>
    <style:style style:name="P44" style:family="paragraph" style:parent-style-name="Text_20_body">
      <style:text-properties officeooo:rsid="006ac1f6" officeooo:paragraph-rsid="006ac1f6"/>
    </style:style>
    <style:style style:name="P45" style:family="paragraph" style:parent-style-name="Text_20_body">
      <style:text-properties officeooo:rsid="006c3957" officeooo:paragraph-rsid="006c3957"/>
    </style:style>
    <style:style style:name="P46" style:family="paragraph" style:parent-style-name="Text_20_body">
      <style:text-properties officeooo:paragraph-rsid="007b1b39"/>
    </style:style>
    <style:style style:name="P47" style:family="paragraph" style:parent-style-name="Text_20_body">
      <style:text-properties officeooo:rsid="007ed28e" officeooo:paragraph-rsid="007ed28e"/>
    </style:style>
    <style:style style:name="P48" style:family="paragraph" style:parent-style-name="Text_20_body">
      <style:text-properties officeooo:rsid="007ed28e" officeooo:paragraph-rsid="007b1b39"/>
    </style:style>
    <style:style style:name="P49" style:family="paragraph" style:parent-style-name="Text_20_body">
      <style:text-properties officeooo:rsid="007fd5db" officeooo:paragraph-rsid="007fd5db"/>
    </style:style>
    <style:style style:name="P50" style:family="paragraph" style:parent-style-name="Text_20_body">
      <style:text-properties officeooo:paragraph-rsid="0082c18d"/>
    </style:style>
    <style:style style:name="P51" style:family="paragraph" style:parent-style-name="Text_20_body">
      <style:text-properties officeooo:rsid="0087d358" officeooo:paragraph-rsid="0087d358"/>
    </style:style>
    <style:style style:name="P52" style:family="paragraph" style:parent-style-name="Text_20_body">
      <style:text-properties fo:font-weight="bold" style:font-weight-asian="bold" style:font-weight-complex="bold"/>
    </style:style>
    <style:style style:name="P53" style:family="paragraph" style:parent-style-name="Text_20_body">
      <style:text-properties fo:font-weight="bold" officeooo:rsid="012d3d04" officeooo:paragraph-rsid="012d3d04" style:font-weight-asian="bold" style:font-weight-complex="bold"/>
    </style:style>
    <style:style style:name="P54" style:family="paragraph" style:parent-style-name="Text_20_body">
      <style:text-properties fo:font-weight="bold" officeooo:rsid="00cf102a" officeooo:paragraph-rsid="00cf102a" style:font-weight-asian="bold" style:font-weight-complex="bold"/>
    </style:style>
    <style:style style:name="P55" style:family="paragraph" style:parent-style-name="Text_20_body">
      <style:text-properties officeooo:rsid="00bd0a12" officeooo:paragraph-rsid="00bd0a12"/>
    </style:style>
    <style:style style:name="P56" style:family="paragraph" style:parent-style-name="Text_20_body">
      <style:text-properties officeooo:paragraph-rsid="00c899e0"/>
    </style:style>
    <style:style style:name="P57" style:family="paragraph" style:parent-style-name="Text_20_body">
      <style:text-properties officeooo:paragraph-rsid="00c9f872"/>
    </style:style>
    <style:style style:name="P58" style:family="paragraph" style:parent-style-name="Text_20_body">
      <style:text-properties officeooo:rsid="00cb145c" officeooo:paragraph-rsid="00cb145c"/>
    </style:style>
    <style:style style:name="P59" style:family="paragraph" style:parent-style-name="Text_20_body">
      <style:text-properties officeooo:paragraph-rsid="00cb9906"/>
    </style:style>
    <style:style style:name="P60" style:family="paragraph" style:parent-style-name="Text_20_body">
      <style:text-properties fo:font-weight="normal" officeooo:rsid="00d056fb" officeooo:paragraph-rsid="00d66034" style:font-weight-asian="normal" style:font-weight-complex="normal"/>
    </style:style>
    <style:style style:name="P61" style:family="paragraph" style:parent-style-name="Text_20_body">
      <style:text-properties fo:font-weight="normal" officeooo:rsid="00d056fb" officeooo:paragraph-rsid="0146733c" style:font-weight-asian="normal" style:font-weight-complex="normal"/>
    </style:style>
    <style:style style:name="P62" style:family="paragraph" style:parent-style-name="Text_20_body">
      <style:text-properties fo:font-weight="normal" officeooo:rsid="00d67596" officeooo:paragraph-rsid="00d67596" style:font-weight-asian="normal" style:font-weight-complex="normal"/>
    </style:style>
    <style:style style:name="P63" style:family="paragraph" style:parent-style-name="Text_20_body">
      <style:text-properties officeooo:rsid="00d056fb" officeooo:paragraph-rsid="00d056fb"/>
    </style:style>
    <style:style style:name="P64" style:family="paragraph" style:parent-style-name="Text_20_body">
      <style:text-properties officeooo:rsid="00d39fdb" officeooo:paragraph-rsid="00d39fdb"/>
    </style:style>
    <style:style style:name="P65" style:family="paragraph" style:parent-style-name="Text_20_body">
      <style:text-properties style:font-name="times" fo:font-size="12pt" fo:font-weight="normal" officeooo:rsid="00dc50e6" officeooo:paragraph-rsid="00dc50e6" style:font-size-asian="10.5pt" style:font-weight-asian="normal" style:font-size-complex="12pt" style:font-weight-complex="normal"/>
    </style:style>
    <style:style style:name="P66" style:family="paragraph" style:parent-style-name="Text_20_body">
      <style:text-properties officeooo:rsid="00e81ed5" officeooo:paragraph-rsid="00e81ed5"/>
    </style:style>
    <style:style style:name="P67" style:family="paragraph" style:parent-style-name="Text_20_body">
      <style:text-properties officeooo:rsid="00ea0fba" officeooo:paragraph-rsid="00ea0fba"/>
    </style:style>
    <style:style style:name="P68" style:family="paragraph" style:parent-style-name="Text_20_body">
      <style:text-properties officeooo:rsid="00d10912" officeooo:paragraph-rsid="00d10912"/>
    </style:style>
    <style:style style:name="P69" style:family="paragraph" style:parent-style-name="Text_20_body">
      <style:text-properties officeooo:rsid="00e27d43" officeooo:paragraph-rsid="00e27d43"/>
    </style:style>
    <style:style style:name="P70" style:family="paragraph" style:parent-style-name="Text_20_body">
      <style:text-properties officeooo:rsid="00e27d43" officeooo:paragraph-rsid="012ff3de"/>
    </style:style>
    <style:style style:name="P71" style:family="paragraph" style:parent-style-name="Text_20_body">
      <style:text-properties officeooo:rsid="00e27d43" officeooo:paragraph-rsid="013692b4"/>
    </style:style>
    <style:style style:name="P72" style:family="paragraph" style:parent-style-name="Text_20_body">
      <style:text-properties officeooo:rsid="00e27d43" officeooo:paragraph-rsid="013b7447"/>
    </style:style>
    <style:style style:name="P73" style:family="paragraph" style:parent-style-name="Text_20_body">
      <style:text-properties officeooo:rsid="010147b0" officeooo:paragraph-rsid="010147b0"/>
    </style:style>
    <style:style style:name="P74" style:family="paragraph" style:parent-style-name="Text_20_body">
      <style:text-properties officeooo:paragraph-rsid="010147b0"/>
    </style:style>
    <style:style style:name="P75" style:family="paragraph" style:parent-style-name="Text_20_body">
      <style:text-properties style:font-name="Times New Roman" fo:font-size="12pt" officeooo:rsid="010147b0" officeooo:paragraph-rsid="010147b0" style:font-size-asian="10.5pt" style:font-size-complex="12pt"/>
    </style:style>
    <style:style style:name="P76" style:family="paragraph" style:parent-style-name="Text_20_body">
      <style:text-properties officeooo:rsid="0105f167" officeooo:paragraph-rsid="0105f167"/>
    </style:style>
    <style:style style:name="P77" style:family="paragraph" style:parent-style-name="Text_20_body">
      <style:text-properties officeooo:rsid="0106ee25" officeooo:paragraph-rsid="010b545c"/>
    </style:style>
    <style:style style:name="P78" style:family="paragraph" style:parent-style-name="Text_20_body">
      <style:text-properties officeooo:rsid="010cdfc5" officeooo:paragraph-rsid="010cdfc5"/>
    </style:style>
    <style:style style:name="P79" style:family="paragraph" style:parent-style-name="Text_20_body">
      <style:text-properties fo:font-variant="normal" fo:text-transform="none" fo:color="#000000" style:font-name="sans-serif" fo:letter-spacing="normal" fo:language="en" fo:country="US" fo:font-style="normal" fo:font-weight="normal" officeooo:rsid="010147b0" officeooo:paragraph-rsid="010147b0"/>
    </style:style>
    <style:style style:name="P80" style:family="paragraph" style:parent-style-name="Text_20_body">
      <style:text-properties fo:font-variant="normal" fo:text-transform="none" fo:color="#000000" style:font-name="Times1" fo:font-size="12pt" fo:letter-spacing="normal" fo:language="pl" fo:country="PL" fo:font-style="normal" fo:font-weight="normal" officeooo:rsid="010343fd" officeooo:paragraph-rsid="010343fd" style:font-size-asian="10.5pt" style:font-size-complex="12pt"/>
    </style:style>
    <style:style style:name="P81" style:family="paragraph" style:parent-style-name="Text_20_body">
      <style:text-properties fo:font-variant="normal" fo:text-transform="none" fo:color="#000000" style:font-name="Times1" fo:font-size="12pt" fo:letter-spacing="normal" fo:language="pl" fo:country="PL" fo:font-style="normal" fo:font-weight="normal" officeooo:rsid="010fd5c4" officeooo:paragraph-rsid="010fd5c4" style:font-size-asian="10.5pt" style:font-size-complex="12pt"/>
    </style:style>
    <style:style style:name="P82" style:family="paragraph" style:parent-style-name="Text_20_body">
      <style:text-properties fo:font-variant="normal" fo:text-transform="none" fo:color="#000000" style:font-name="Times1" fo:font-size="12pt" fo:letter-spacing="normal" fo:language="pl" fo:country="PL" fo:font-style="normal" fo:font-weight="normal" officeooo:rsid="0105f167" officeooo:paragraph-rsid="0105f167" style:font-size-asian="10.5pt" style:font-size-complex="12pt"/>
    </style:style>
    <style:style style:name="P83" style:family="paragraph" style:parent-style-name="Text_20_body">
      <style:text-properties officeooo:rsid="00ebd833" officeooo:paragraph-rsid="00ebd833"/>
    </style:style>
    <style:style style:name="P84" style:family="paragraph" style:parent-style-name="Text_20_body">
      <style:text-properties officeooo:rsid="011726b3" officeooo:paragraph-rsid="011726b3"/>
    </style:style>
    <style:style style:name="P85" style:family="paragraph" style:parent-style-name="Text_20_body">
      <style:text-properties officeooo:rsid="01192ac1" officeooo:paragraph-rsid="01192ac1"/>
    </style:style>
    <style:style style:name="P86" style:family="paragraph" style:parent-style-name="Text_20_body">
      <style:text-properties officeooo:rsid="01192ac1" officeooo:paragraph-rsid="013c5761"/>
    </style:style>
    <style:style style:name="P87" style:family="paragraph" style:parent-style-name="Text_20_body">
      <style:text-properties officeooo:paragraph-rsid="013346f7"/>
    </style:style>
    <style:style style:name="P88" style:family="paragraph" style:parent-style-name="Text_20_body">
      <style:text-properties fo:language="pl" fo:country="PL" officeooo:rsid="010343fd" officeooo:paragraph-rsid="010343fd"/>
    </style:style>
    <style:style style:name="P89" style:family="paragraph" style:parent-style-name="Contents_20_1">
      <style:paragraph-properties>
        <style:tab-stops>
          <style:tab-stop style:position="17cm" style:type="right" style:leader-style="dotted" style:leader-text="."/>
        </style:tab-stops>
      </style:paragraph-properties>
    </style:style>
    <style:style style:name="P90" style:family="paragraph" style:parent-style-name="Contents_20_2">
      <style:paragraph-properties>
        <style:tab-stops>
          <style:tab-stop style:position="16.501cm" style:type="right" style:leader-style="dotted" style:leader-text="."/>
        </style:tab-stops>
      </style:paragraph-properties>
    </style:style>
    <style:style style:name="P91" style:family="paragraph" style:parent-style-name="Standard" style:list-style-name="L1">
      <style:paragraph-properties fo:text-align="start" style:justify-single-word="false"/>
      <style:text-properties fo:font-size="12pt" fo:language="en" fo:country="none" fo:font-weight="normal" officeooo:rsid="002210d0" officeooo:paragraph-rsid="002210d0" style:font-size-asian="12pt" style:font-weight-asian="normal" style:font-size-complex="12pt" style:font-weight-complex="normal"/>
    </style:style>
    <style:style style:name="P92" style:family="paragraph" style:parent-style-name="Standard" style:list-style-name="L1">
      <style:paragraph-properties fo:text-align="start" style:justify-single-word="false"/>
      <style:text-properties fo:font-size="12pt" fo:language="en" fo:country="none" fo:font-weight="normal" style:font-size-asian="12pt" style:font-weight-asian="normal" style:font-size-complex="12pt" style:font-weight-complex="normal"/>
    </style:style>
    <style:style style:name="P93" style:family="paragraph" style:parent-style-name="Standard" style:list-style-name="L2">
      <style:text-properties fo:font-variant="normal" fo:text-transform="none" style:use-window-font-color="true" style:text-line-through-style="none" style:text-line-through-type="none" style:font-name="Times1" fo:font-size="12pt" fo:font-style="normal" style:text-underline-style="none" fo:font-weight="normal" officeooo:rsid="002d58e1" officeooo:paragraph-rsid="002d58e1" style:text-blinking="false" fo:background-color="transparent" style:font-size-asian="12pt" style:font-size-complex="12pt"/>
    </style:style>
    <style:style style:name="P94" style:family="paragraph" style:parent-style-name="Standard" style:list-style-name="L3">
      <style:text-properties officeooo:paragraph-rsid="0019e40d"/>
    </style:style>
    <style:style style:name="P95" style:family="paragraph" style:parent-style-name="Standard" style:list-style-name="">
      <style:text-properties officeooo:rsid="00415cce" officeooo:paragraph-rsid="00415cce"/>
    </style:style>
    <style:style style:name="P96" style:family="paragraph" style:parent-style-name="Standard" style:list-style-name="">
      <style:text-properties officeooo:paragraph-rsid="0041b2b9"/>
    </style:style>
    <style:style style:name="P97" style:family="paragraph" style:parent-style-name="Standard" style:list-style-name="">
      <style:text-properties officeooo:paragraph-rsid="00415cce"/>
    </style:style>
    <style:style style:name="P98" style:family="paragraph" style:parent-style-name="Standard" style:list-style-name="">
      <style:text-properties fo:font-weight="bold" officeooo:rsid="00a4d732" officeooo:paragraph-rsid="00a4d732" style:font-weight-asian="bold" style:font-weight-complex="bold"/>
    </style:style>
    <style:style style:name="P99" style:family="paragraph" style:parent-style-name="Standard" style:list-style-name="">
      <style:text-properties officeooo:rsid="003e0de8" officeooo:paragraph-rsid="0041b2b9"/>
    </style:style>
    <style:style style:name="P100" style:family="paragraph" style:parent-style-name="Standard" style:list-style-name="L5">
      <style:text-properties officeooo:rsid="0041b2b9" officeooo:paragraph-rsid="0041b2b9"/>
    </style:style>
    <style:style style:name="P101" style:family="paragraph" style:parent-style-name="Standard" style:list-style-name="">
      <style:text-properties officeooo:rsid="0041b2b9" officeooo:paragraph-rsid="0041b2b9"/>
    </style:style>
    <style:style style:name="P102" style:family="paragraph" style:parent-style-name="Standard" style:list-style-name="L6">
      <style:text-properties officeooo:rsid="0041b2b9" officeooo:paragraph-rsid="0041b2b9"/>
    </style:style>
    <style:style style:name="P103" style:family="paragraph" style:parent-style-name="Standard" style:list-style-name="">
      <style:text-properties officeooo:rsid="00448f85" officeooo:paragraph-rsid="00448f85"/>
    </style:style>
    <style:style style:name="P104" style:family="paragraph" style:parent-style-name="Standard" style:list-style-name="">
      <style:text-properties officeooo:rsid="00458db7" officeooo:paragraph-rsid="00458db7"/>
    </style:style>
    <style:style style:name="P105" style:family="paragraph" style:parent-style-name="Standard" style:list-style-name="">
      <style:text-properties officeooo:rsid="004a8480" officeooo:paragraph-rsid="004a8480"/>
    </style:style>
    <style:style style:name="P106" style:family="paragraph" style:parent-style-name="Standard" style:list-style-name="">
      <style:text-properties officeooo:rsid="004ad29a" officeooo:paragraph-rsid="004ad29a"/>
    </style:style>
    <style:style style:name="P107" style:family="paragraph" style:parent-style-name="Standard" style:list-style-name="">
      <style:text-properties officeooo:rsid="004ce3ad" officeooo:paragraph-rsid="004ce3ad"/>
    </style:style>
    <style:style style:name="P108" style:family="paragraph" style:parent-style-name="Standard">
      <style:paragraph-properties fo:text-align="start" style:justify-single-word="false"/>
      <style:text-properties officeooo:paragraph-rsid="0014ca84"/>
    </style:style>
    <style:style style:name="P109" style:family="paragraph" style:parent-style-name="Standard" style:list-style-name="L22">
      <style:paragraph-properties fo:text-align="start" style:justify-single-word="false"/>
      <style:text-properties officeooo:rsid="014e2d64" officeooo:paragraph-rsid="014e2d64"/>
    </style:style>
    <style:style style:name="P110" style:family="paragraph" style:parent-style-name="Standard" style:list-style-name="L22">
      <style:paragraph-properties fo:text-align="start" style:justify-single-word="false"/>
      <style:text-properties officeooo:rsid="014e2d64" officeooo:paragraph-rsid="014ebafc"/>
    </style:style>
    <style:style style:name="P111" style:family="paragraph" style:parent-style-name="Standard">
      <style:paragraph-properties fo:text-align="start" style:justify-single-word="false"/>
      <style:text-properties officeooo:rsid="014e2d64" officeooo:paragraph-rsid="014ebafc"/>
    </style:style>
    <style:style style:name="P112" style:family="paragraph" style:parent-style-name="Text_20_body" style:list-style-name="L4">
      <style:text-properties officeooo:rsid="0036f7d8" officeooo:paragraph-rsid="0036f7d8"/>
    </style:style>
    <style:style style:name="P113" style:family="paragraph" style:parent-style-name="Text_20_body" style:list-style-name="L4">
      <style:text-properties officeooo:rsid="0037f2e7" officeooo:paragraph-rsid="0037f2e7"/>
    </style:style>
    <style:style style:name="P114" style:family="paragraph" style:parent-style-name="Text_20_body" style:list-style-name="L7">
      <style:text-properties officeooo:rsid="0052ba50" officeooo:paragraph-rsid="0052ba50"/>
    </style:style>
    <style:style style:name="P115" style:family="paragraph" style:parent-style-name="Text_20_body" style:list-style-name="L7">
      <style:text-properties officeooo:rsid="00553c4c" officeooo:paragraph-rsid="00553c4c"/>
    </style:style>
    <style:style style:name="P116" style:family="paragraph" style:parent-style-name="Text_20_body" style:list-style-name="L7">
      <style:text-properties officeooo:rsid="005c8b94" officeooo:paragraph-rsid="005c8b94"/>
    </style:style>
    <style:style style:name="P117" style:family="paragraph" style:parent-style-name="Text_20_body" style:list-style-name="L7">
      <style:text-properties officeooo:rsid="005e198d" officeooo:paragraph-rsid="005e198d"/>
    </style:style>
    <style:style style:name="P118" style:family="paragraph" style:parent-style-name="Text_20_body" style:list-style-name="L8">
      <style:text-properties officeooo:rsid="006ac1f6" officeooo:paragraph-rsid="006ac1f6"/>
    </style:style>
    <style:style style:name="P119" style:family="paragraph" style:parent-style-name="Text_20_body" style:list-style-name="L9">
      <style:text-properties officeooo:rsid="006d1a2f" officeooo:paragraph-rsid="006d1a2f"/>
    </style:style>
    <style:style style:name="P120" style:family="paragraph" style:parent-style-name="Text_20_body" style:list-style-name="L9">
      <style:text-properties officeooo:rsid="006d78aa" officeooo:paragraph-rsid="006d78aa"/>
    </style:style>
    <style:style style:name="P121" style:family="paragraph" style:parent-style-name="Text_20_body" style:list-style-name="L10">
      <style:paragraph-properties fo:text-align="start" style:justify-single-word="false"/>
      <style:text-properties officeooo:rsid="0068018e" officeooo:paragraph-rsid="00f3ec19"/>
    </style:style>
    <style:style style:name="P122" style:family="paragraph" style:parent-style-name="Text_20_body" style:list-style-name="L10">
      <style:text-properties officeooo:rsid="0068018e" officeooo:paragraph-rsid="00f3ec19"/>
    </style:style>
    <style:style style:name="P123" style:family="paragraph" style:parent-style-name="Text_20_body" style:list-style-name="L10">
      <style:text-properties officeooo:rsid="0068018e" officeooo:paragraph-rsid="0068018e"/>
    </style:style>
    <style:style style:name="P124" style:family="paragraph" style:parent-style-name="Text_20_body" style:list-style-name="L10">
      <style:text-properties officeooo:rsid="00f3ec19" officeooo:paragraph-rsid="00f3ec19"/>
    </style:style>
    <style:style style:name="P125" style:family="paragraph" style:parent-style-name="Text_20_body" style:list-style-name="L11">
      <style:text-properties officeooo:rsid="00e81ed5" officeooo:paragraph-rsid="00e81ed5"/>
    </style:style>
    <style:style style:name="P126" style:family="paragraph" style:parent-style-name="Text_20_body" style:list-style-name="L12">
      <style:text-properties officeooo:rsid="007ed28e" officeooo:paragraph-rsid="007ed28e"/>
    </style:style>
    <style:style style:name="P127" style:family="paragraph" style:parent-style-name="Text_20_body" style:list-style-name="L13">
      <style:text-properties officeooo:rsid="007ed28e" officeooo:paragraph-rsid="007ed28e"/>
    </style:style>
    <style:style style:name="P128" style:family="paragraph" style:parent-style-name="Text_20_body" style:list-style-name="L15">
      <style:text-properties officeooo:rsid="007ed28e" officeooo:paragraph-rsid="00bf6365"/>
    </style:style>
    <style:style style:name="P129" style:family="paragraph" style:parent-style-name="Text_20_body" style:list-style-name="L14">
      <style:text-properties officeooo:rsid="007fd5db" officeooo:paragraph-rsid="007fd5db"/>
    </style:style>
    <style:style style:name="P130" style:family="paragraph" style:parent-style-name="Text_20_body" style:list-style-name="L15">
      <style:text-properties officeooo:rsid="007fd5db" officeooo:paragraph-rsid="00c657e3"/>
    </style:style>
    <style:style style:name="P131" style:family="paragraph" style:parent-style-name="Text_20_body" style:list-style-name="L15">
      <style:text-properties officeooo:rsid="007fd5db" officeooo:paragraph-rsid="00c686ba"/>
    </style:style>
    <style:style style:name="P132" style:family="paragraph" style:parent-style-name="Text_20_body" style:list-style-name="L15">
      <style:text-properties officeooo:rsid="00bf6365" officeooo:paragraph-rsid="00bf6365"/>
    </style:style>
    <style:style style:name="P133" style:family="paragraph" style:parent-style-name="Text_20_body" style:list-style-name="L15">
      <style:text-properties officeooo:rsid="00c22e87" officeooo:paragraph-rsid="00c22e87"/>
    </style:style>
    <style:style style:name="P134" style:family="paragraph" style:parent-style-name="Text_20_body" style:list-style-name="L15">
      <style:text-properties officeooo:rsid="00c22e87" officeooo:paragraph-rsid="00c3a2f1"/>
    </style:style>
    <style:style style:name="P135" style:family="paragraph" style:parent-style-name="Text_20_body" style:list-style-name="L15">
      <style:text-properties officeooo:rsid="00c4c37b" officeooo:paragraph-rsid="00c4c37b"/>
    </style:style>
    <style:style style:name="P136" style:family="paragraph" style:parent-style-name="Text_20_body" style:list-style-name="L16">
      <style:text-properties officeooo:rsid="00d056fb" officeooo:paragraph-rsid="00d056fb"/>
    </style:style>
    <style:style style:name="P137" style:family="paragraph" style:parent-style-name="Text_20_body" style:list-style-name="L17">
      <style:text-properties officeooo:rsid="00cb9906" officeooo:paragraph-rsid="00cb9906"/>
    </style:style>
    <style:style style:name="P138" style:family="paragraph" style:parent-style-name="Text_20_body" style:list-style-name="L17">
      <style:text-properties officeooo:rsid="00cc8635" officeooo:paragraph-rsid="00cc8635"/>
    </style:style>
    <style:style style:name="P139" style:family="paragraph" style:parent-style-name="Text_20_body" style:list-style-name="L18">
      <style:text-properties fo:font-weight="normal" officeooo:rsid="00d73f7b" officeooo:paragraph-rsid="00d73f7b" style:font-weight-asian="normal" style:font-weight-complex="normal"/>
    </style:style>
    <style:style style:name="P140" style:family="paragraph" style:parent-style-name="Text_20_body">
      <style:text-properties fo:font-weight="normal" officeooo:rsid="0166eac6" officeooo:paragraph-rsid="01685ee9" style:font-weight-asian="normal" style:font-weight-complex="normal"/>
    </style:style>
    <style:style style:name="P141" style:family="paragraph" style:parent-style-name="Text_20_body">
      <style:text-properties fo:font-weight="normal" officeooo:rsid="0166eac6" officeooo:paragraph-rsid="016b1020" style:font-weight-asian="normal" style:font-weight-complex="normal"/>
    </style:style>
    <style:style style:name="P142" style:family="paragraph" style:parent-style-name="Text_20_body">
      <style:text-properties fo:font-weight="normal" officeooo:rsid="0166eac6" officeooo:paragraph-rsid="016c4815" style:font-weight-asian="normal" style:font-weight-complex="normal"/>
    </style:style>
    <style:style style:name="P143" style:family="paragraph" style:parent-style-name="Text_20_body" style:list-style-name="L19">
      <style:text-properties fo:font-variant="normal" fo:text-transform="none" fo:color="#000000" style:font-name="Times1" fo:font-size="12pt" fo:letter-spacing="normal" fo:language="pl" fo:country="PL" fo:font-style="normal" fo:font-weight="normal" officeooo:rsid="0101f0d6" officeooo:paragraph-rsid="0101f0d6" style:font-size-asian="10.5pt" style:font-size-complex="12pt"/>
    </style:style>
    <style:style style:name="P144" style:family="paragraph" style:parent-style-name="Text_20_body" style:list-style-name="L19">
      <style:text-properties fo:font-variant="normal" fo:text-transform="none" fo:color="#000000" style:font-name="Times1" fo:font-size="12pt" fo:letter-spacing="normal" fo:language="pl" fo:country="PL" fo:font-style="normal" fo:font-weight="normal" officeooo:rsid="010343fd" officeooo:paragraph-rsid="010343fd" style:font-size-asian="10.5pt" style:font-size-complex="12pt"/>
    </style:style>
    <style:style style:name="P145" style:family="paragraph" style:parent-style-name="Text_20_body" style:list-style-name="L21">
      <style:text-properties fo:font-variant="normal" fo:text-transform="none" fo:color="#000000" style:font-name="Times1" fo:font-size="12pt" fo:letter-spacing="normal" fo:language="pl" fo:country="PL" fo:font-style="normal" fo:font-weight="normal" officeooo:rsid="0105f167" officeooo:paragraph-rsid="0105f167" style:font-size-asian="10.5pt" style:font-size-complex="12pt"/>
    </style:style>
    <style:style style:name="P146" style:family="paragraph" style:parent-style-name="Text_20_body" style:list-style-name="L20">
      <style:text-properties fo:font-variant="normal" fo:text-transform="none" fo:color="#000000" style:font-name="Times1" fo:font-size="12pt" fo:letter-spacing="normal" fo:language="en" fo:country="US" fo:font-style="normal" fo:font-weight="normal" officeooo:rsid="0105f167" officeooo:paragraph-rsid="0105f167" style:font-size-asian="10.5pt" style:font-size-complex="12pt"/>
    </style:style>
    <style:style style:name="P147" style:family="paragraph" style:parent-style-name="Text_20_body" style:list-style-name="L19">
      <style:text-properties fo:language="pl" fo:country="PL" officeooo:rsid="0101f0d6" officeooo:paragraph-rsid="0101f0d6"/>
    </style:style>
    <style:style style:name="P148" style:family="paragraph" style:parent-style-name="Text_20_body">
      <style:text-properties officeooo:paragraph-rsid="01503552"/>
    </style:style>
    <style:style style:name="P149" style:family="paragraph" style:parent-style-name="Text_20_body" style:list-style-name="L23">
      <style:text-properties officeooo:paragraph-rsid="01503552"/>
    </style:style>
    <style:style style:name="P150" style:family="paragraph" style:parent-style-name="Text_20_body" style:list-style-name="L23">
      <style:text-properties officeooo:paragraph-rsid="01506ea5"/>
    </style:style>
    <style:style style:name="P151" style:family="paragraph" style:parent-style-name="Text_20_body">
      <style:text-properties officeooo:rsid="01506ea5" officeooo:paragraph-rsid="0151e968"/>
    </style:style>
    <style:style style:name="P152" style:family="paragraph" style:parent-style-name="Text_20_body">
      <style:text-properties officeooo:rsid="0151e968" officeooo:paragraph-rsid="0151e968"/>
    </style:style>
    <style:style style:name="P153" style:family="paragraph" style:parent-style-name="Text_20_body" style:list-style-name="L24">
      <style:text-properties officeooo:rsid="0151e968" officeooo:paragraph-rsid="0151e968"/>
    </style:style>
    <style:style style:name="P154" style:family="paragraph" style:parent-style-name="Text_20_body" style:list-style-name="L24">
      <style:text-properties officeooo:paragraph-rsid="0151e968"/>
    </style:style>
    <style:style style:name="P155" style:family="paragraph" style:parent-style-name="Text_20_body">
      <style:text-properties officeooo:rsid="0152dd9c" officeooo:paragraph-rsid="0152dd9c"/>
    </style:style>
    <style:style style:name="P156" style:family="paragraph" style:parent-style-name="Text_20_body">
      <style:text-properties officeooo:rsid="01545757" officeooo:paragraph-rsid="0155432e"/>
    </style:style>
    <style:style style:name="P157" style:family="paragraph" style:parent-style-name="Text_20_body">
      <style:text-properties officeooo:paragraph-rsid="015b6aaa"/>
    </style:style>
    <style:style style:name="P158" style:family="paragraph" style:parent-style-name="Text_20_body" style:list-style-name="L25">
      <style:text-properties officeooo:rsid="0160e7c5" officeooo:paragraph-rsid="0160e7c5"/>
    </style:style>
    <style:style style:name="P159" style:family="paragraph" style:parent-style-name="Text_20_body" style:list-style-name="L25">
      <style:text-properties officeooo:rsid="0160e7c5" officeooo:paragraph-rsid="01611fff"/>
    </style:style>
    <style:style style:name="P160" style:family="paragraph" style:parent-style-name="Text_20_body" style:list-style-name="L25">
      <style:text-properties officeooo:rsid="01611fff" officeooo:paragraph-rsid="01618e15"/>
    </style:style>
    <style:style style:name="P161" style:family="paragraph" style:parent-style-name="Text_20_body" style:list-style-name="L25">
      <style:text-properties officeooo:rsid="01618e15" officeooo:paragraph-rsid="01618e15"/>
    </style:style>
    <style:style style:name="P162" style:family="paragraph" style:parent-style-name="Text_20_body" style:list-style-name="L25">
      <style:text-properties officeooo:rsid="0162f636" officeooo:paragraph-rsid="0162f636"/>
    </style:style>
    <style:style style:name="P163" style:family="paragraph" style:parent-style-name="Text_20_body">
      <style:text-properties officeooo:rsid="0162f636" officeooo:paragraph-rsid="0162f636"/>
    </style:style>
    <style:style style:name="P164" style:family="paragraph" style:parent-style-name="Text_20_body">
      <style:text-properties officeooo:rsid="0164d05d" officeooo:paragraph-rsid="01650c1e"/>
    </style:style>
    <style:style style:name="P165" style:family="paragraph" style:parent-style-name="Text_20_body">
      <style:text-properties officeooo:paragraph-rsid="016c4815"/>
    </style:style>
    <style:style style:name="P166" style:family="paragraph" style:parent-style-name="Heading_20_1">
      <style:paragraph-properties fo:text-align="start" style:justify-single-word="false"/>
    </style:style>
    <style:style style:name="P167" style:family="paragraph" style:parent-style-name="Heading_20_1">
      <style:paragraph-properties fo:text-align="start" style:justify-single-word="false" fo:break-before="page"/>
      <style:text-properties officeooo:rsid="0014ca84" officeooo:paragraph-rsid="0014ca84"/>
    </style:style>
    <style:style style:name="P168" style:family="paragraph" style:parent-style-name="Heading_20_1" style:list-style-name="">
      <style:paragraph-properties fo:text-align="start" style:justify-single-word="false" fo:break-before="page"/>
      <style:text-properties officeooo:rsid="00848a90" officeooo:paragraph-rsid="00848a90"/>
    </style:style>
    <style:style style:name="P169" style:family="paragraph" style:parent-style-name="Title" style:master-page-name="First_20_Page">
      <style:paragraph-properties style:page-number="auto"/>
      <style:text-properties fo:font-variant="small-caps"/>
    </style:style>
    <style:style style:name="P170" style:family="paragraph" style:parent-style-name="Heading_20_2" style:list-style-name="">
      <style:text-properties officeooo:paragraph-rsid="001864a7"/>
    </style:style>
    <style:style style:name="P171" style:family="paragraph" style:parent-style-name="Heading_20_2">
      <style:text-properties officeooo:rsid="004dbcd1" officeooo:paragraph-rsid="004dbcd1"/>
    </style:style>
    <style:style style:name="P172" style:family="paragraph" style:parent-style-name="Heading_20_2">
      <style:text-properties officeooo:rsid="001864a7" officeooo:paragraph-rsid="001864a7"/>
    </style:style>
    <style:style style:name="P173" style:family="paragraph" style:parent-style-name="Heading_20_2">
      <style:text-properties officeooo:rsid="00745316" officeooo:paragraph-rsid="00745316"/>
    </style:style>
    <style:style style:name="P174" style:family="paragraph" style:parent-style-name="Heading_20_2">
      <style:text-properties officeooo:rsid="00c9f872" officeooo:paragraph-rsid="00c9f872"/>
    </style:style>
    <style:style style:name="P175" style:family="paragraph" style:parent-style-name="Heading_20_2">
      <style:text-properties officeooo:rsid="00c7bf6f" officeooo:paragraph-rsid="00c7bf6f"/>
    </style:style>
    <style:style style:name="P176" style:family="paragraph" style:parent-style-name="Heading_20_2">
      <style:paragraph-properties fo:break-before="page"/>
    </style:style>
    <style:style style:name="P177" style:family="paragraph" style:parent-style-name="Heading_20_2">
      <style:paragraph-properties fo:break-before="page"/>
      <style:text-properties officeooo:rsid="001864a7" officeooo:paragraph-rsid="001864a7"/>
    </style:style>
    <style:style style:name="P178" style:family="paragraph" style:parent-style-name="Heading_20_2">
      <style:paragraph-properties fo:break-before="page"/>
      <style:text-properties officeooo:rsid="003c47a0" officeooo:paragraph-rsid="003c47a0"/>
    </style:style>
    <style:style style:name="P179" style:family="paragraph" style:parent-style-name="Heading_20_2">
      <style:paragraph-properties fo:break-before="page"/>
      <style:text-properties officeooo:rsid="00c7bf6f" officeooo:paragraph-rsid="00c7bf6f"/>
    </style:style>
    <style:style style:name="P180" style:family="paragraph" style:parent-style-name="Heading_20_2">
      <style:paragraph-properties fo:break-before="page"/>
      <style:text-properties officeooo:rsid="0082c18d" officeooo:paragraph-rsid="00c7bf6f"/>
    </style:style>
    <style:style style:name="P181" style:family="paragraph" style:parent-style-name="Heading_20_2">
      <style:paragraph-properties fo:break-before="page"/>
      <style:text-properties officeooo:rsid="00e27d43" officeooo:paragraph-rsid="00e27d43"/>
    </style:style>
    <style:style style:name="P182" style:family="paragraph" style:parent-style-name="Heading_20_2">
      <style:paragraph-properties fo:break-before="page"/>
      <style:text-properties officeooo:rsid="015b6aaa" officeooo:paragraph-rsid="015b6aaa"/>
    </style:style>
    <style:style style:name="T1" style:family="text">
      <style:text-properties fo:font-size="12pt" fo:font-weight="bold" style:font-size-asian="12pt" style:font-weight-asian="bold" style:font-size-complex="12pt"/>
    </style:style>
    <style:style style:name="T2" style:family="text">
      <style:text-properties fo:font-size="12pt" fo:font-style="italic" fo:font-weight="bold" style:font-size-asian="12pt" style:font-style-asian="italic" style:font-weight-asian="bold" style:font-size-complex="12pt"/>
    </style:style>
    <style:style style:name="T3" style:family="text">
      <style:text-properties fo:font-size="12pt" fo:font-style="italic" fo:font-weight="bold" officeooo:rsid="000a466a" style:font-size-asian="12pt" style:font-style-asian="italic" style:font-weight-asian="bold" style:font-size-complex="12pt"/>
    </style:style>
    <style:style style:name="T4" style:family="text">
      <style:text-properties officeooo:rsid="00088062"/>
    </style:style>
    <style:style style:name="T5" style:family="text">
      <style:text-properties fo:font-size="9pt" fo:font-style="italic" fo:font-weight="bold" style:font-size-asian="9pt" style:font-style-asian="italic" style:font-weight-asian="bold"/>
    </style:style>
    <style:style style:name="T6" style:family="text">
      <style:text-properties fo:font-size="9pt" fo:font-style="italic" fo:font-weight="bold" officeooo:rsid="013f65d5" style:font-size-asian="9pt" style:font-style-asian="italic" style:font-weight-asian="bold"/>
    </style:style>
    <style:style style:name="T7" style:family="text">
      <style:text-properties officeooo:rsid="000c1e11"/>
    </style:style>
    <style:style style:name="T8" style:family="text">
      <style:text-properties officeooo:rsid="000cfd42"/>
    </style:style>
    <style:style style:name="T9" style:family="text">
      <style:text-properties officeooo:rsid="000e5b29"/>
    </style:style>
    <style:style style:name="T10" style:family="text">
      <style:text-properties fo:font-variant="normal" fo:text-transform="none" style:use-window-font-color="true" style:text-line-through-style="none" style:text-line-through-type="none" style:font-name="Times1" fo:font-size="12pt" fo:font-style="normal" style:text-underline-style="none" fo:font-weight="normal" style:text-blinking="false" fo:background-color="transparent" loext:char-shading-value="0" style:font-size-asian="12pt" style:font-size-complex="12pt"/>
    </style:style>
    <style:style style:name="T11" style:family="text">
      <style:text-properties fo:font-variant="normal" fo:text-transform="none" style:use-window-font-color="true" style:text-line-through-style="none" style:text-line-through-type="none" style:font-name="Times1" fo:font-size="12pt" fo:font-style="normal" style:text-underline-style="none" fo:font-weight="normal" officeooo:rsid="001d496a" style:text-blinking="false" fo:background-color="transparent" loext:char-shading-value="0" style:font-size-asian="12pt" style:font-size-complex="12pt"/>
    </style:style>
    <style:style style:name="T12" style:family="text">
      <style:text-properties fo:font-variant="normal" fo:text-transform="none" style:use-window-font-color="true" style:text-line-through-style="none" style:text-line-through-type="none" style:font-name="Times1" fo:font-size="12pt" fo:font-style="normal" style:text-underline-style="none" fo:font-weight="normal" officeooo:rsid="002ae48e" style:text-blinking="false" fo:background-color="transparent" loext:char-shading-value="0" style:font-size-asian="12pt" style:font-size-complex="12pt"/>
    </style:style>
    <style:style style:name="T13" style:family="text">
      <style:text-properties fo:font-variant="normal" fo:text-transform="none" style:use-window-font-color="true" style:text-line-through-style="none" style:text-line-through-type="none" style:font-name="Times1" fo:font-size="12pt" fo:font-style="normal" style:text-underline-style="none" fo:font-weight="normal" officeooo:rsid="002d58e1" style:text-blinking="false" fo:background-color="transparent" loext:char-shading-value="0" style:font-size-asian="12pt" style:font-size-complex="12pt"/>
    </style:style>
    <style:style style:name="T14" style:family="text">
      <style:text-properties fo:font-variant="normal" fo:text-transform="none" style:use-window-font-color="true" style:text-line-through-style="none" style:text-line-through-type="none" style:font-name="Times1" fo:font-size="12pt" fo:font-style="normal" style:text-underline-style="none" fo:font-weight="normal" officeooo:rsid="002e6ccd" style:text-blinking="false" fo:background-color="transparent" loext:char-shading-value="0" style:font-size-asian="12pt" style:font-size-complex="12pt"/>
    </style:style>
    <style:style style:name="T15" style:family="text">
      <style:text-properties fo:font-variant="normal" fo:text-transform="none" style:use-window-font-color="true" style:text-line-through-style="none" style:text-line-through-type="none" style:font-name="Times1" fo:font-size="12pt" fo:font-style="normal" style:text-underline-style="none" fo:font-weight="normal" officeooo:rsid="008f58c2" style:text-blinking="false" fo:background-color="transparent" loext:char-shading-value="0" style:font-size-asian="12pt" style:font-size-complex="12pt"/>
    </style:style>
    <style:style style:name="T16" style:family="text">
      <style:text-properties fo:font-variant="normal" fo:text-transform="none" style:use-window-font-color="true" style:text-line-through-style="none" style:text-line-through-type="none" style:font-name="Times1" fo:font-size="12pt" fo:font-style="normal" style:text-underline-style="none" fo:font-weight="normal" officeooo:rsid="0090f189" style:text-blinking="false" fo:background-color="transparent" loext:char-shading-value="0" style:font-size-asian="12pt" style:font-size-complex="12pt"/>
    </style:style>
    <style:style style:name="T17" style:family="text">
      <style:text-properties fo:font-variant="normal" fo:text-transform="none" style:use-window-font-color="true" style:text-line-through-style="none" style:text-line-through-type="none" style:font-name="Times1" fo:font-size="12pt" fo:font-style="normal" style:text-underline-style="none" fo:font-weight="normal" officeooo:rsid="00911c72" style:text-blinking="false" fo:background-color="transparent" loext:char-shading-value="0" style:font-size-asian="12pt" style:font-size-complex="12pt"/>
    </style:style>
    <style:style style:name="T18" style:family="text">
      <style:text-properties fo:font-variant="normal" fo:text-transform="none" style:use-window-font-color="true" style:text-line-through-style="none" style:text-line-through-type="none" style:font-name="Times1" fo:font-size="12pt" fo:font-style="normal" style:text-underline-style="none" fo:font-weight="normal" officeooo:rsid="00aea6d5" style:text-blinking="false" fo:background-color="transparent" loext:char-shading-value="0" style:font-size-asian="12pt" style:font-size-complex="12pt"/>
    </style:style>
    <style:style style:name="T19" style:family="text">
      <style:text-properties fo:font-variant="normal" fo:text-transform="none" style:use-window-font-color="true" style:text-line-through-style="none" style:text-line-through-type="none" style:font-name="Times1" fo:font-size="12pt" fo:font-style="normal" style:text-underline-style="none" fo:font-weight="normal" officeooo:rsid="00b7be08" style:text-blinking="false" fo:background-color="transparent" loext:char-shading-value="0" style:font-size-asian="12pt" style:font-size-complex="12pt"/>
    </style:style>
    <style:style style:name="T20" style:family="text">
      <style:text-properties fo:font-variant="normal" fo:text-transform="none" style:use-window-font-color="true" style:text-line-through-style="none" style:text-line-through-type="none" style:font-name="Times1" fo:font-size="12pt" fo:font-style="normal" style:text-underline-style="none" fo:font-weight="normal" officeooo:rsid="00b875ab" style:text-blinking="false" fo:background-color="transparent" loext:char-shading-value="0" style:font-size-asian="12pt" style:font-size-complex="12pt"/>
    </style:style>
    <style:style style:name="T21" style:family="text">
      <style:text-properties fo:font-variant="normal" fo:text-transform="none" style:use-window-font-color="true" style:text-line-through-style="none" style:text-line-through-type="none" style:font-name="Times1" fo:font-size="12pt" fo:font-style="normal" style:text-underline-style="none" fo:font-weight="normal" officeooo:rsid="00b9ccb7" style:text-blinking="false" fo:background-color="transparent" loext:char-shading-value="0" style:font-size-asian="12pt" style:font-size-complex="12pt"/>
    </style:style>
    <style:style style:name="T22" style:family="text">
      <style:text-properties fo:font-variant="normal" fo:text-transform="none" style:use-window-font-color="true" style:text-line-through-style="none" style:text-line-through-type="none" style:font-name="Times1" fo:font-size="12pt" fo:font-style="normal" style:text-underline-style="none" fo:font-weight="normal" officeooo:rsid="00efa833" style:text-blinking="false" fo:background-color="transparent" loext:char-shading-value="0" style:font-size-asian="12pt" style:font-size-complex="12pt"/>
    </style:style>
    <style:style style:name="T23" style:family="text">
      <style:text-properties fo:font-variant="normal" fo:text-transform="none" style:use-window-font-color="true" style:text-line-through-style="none" style:text-line-through-type="none" style:font-name="Times1" fo:font-size="12pt" fo:font-style="normal" style:text-underline-style="none" fo:font-weight="normal" officeooo:rsid="00f2683f" style:text-blinking="false" fo:background-color="transparent" loext:char-shading-value="0" style:font-size-asian="12pt" style:font-size-complex="12pt"/>
    </style:style>
    <style:style style:name="T24" style:family="text">
      <style:text-properties fo:font-variant="normal" fo:text-transform="none" style:use-window-font-color="true" style:text-line-through-style="none" style:text-line-through-type="none" style:font-name="Times1" fo:font-size="12pt" fo:font-style="normal" style:text-underline-style="none" fo:font-weight="normal" officeooo:rsid="013f64d6" style:text-blinking="false" fo:background-color="transparent" loext:char-shading-value="0" style:font-size-asian="12pt" style:font-size-complex="12pt"/>
    </style:style>
    <style:style style:name="T25" style:family="text">
      <style:text-properties fo:font-variant="normal" fo:text-transform="none" style:use-window-font-color="true" style:text-line-through-style="none" style:text-line-through-type="none" style:font-name="Times1" fo:font-size="12pt" fo:font-style="normal" style:text-underline-style="none" fo:font-weight="bold" officeooo:rsid="0090f189" style:text-blinking="false" fo:background-color="transparent" loext:char-shading-value="0" style:font-size-asian="12pt" style:font-weight-asian="bold" style:font-size-complex="12pt" style:font-weight-complex="bold"/>
    </style:style>
    <style:style style:name="T26" style:family="text">
      <style:text-properties fo:font-variant="normal" fo:text-transform="none" style:use-window-font-color="true" style:font-name="Times1" fo:font-size="12pt" fo:letter-spacing="normal" fo:font-style="normal" fo:font-weight="normal" officeooo:rsid="00c899e0" style:font-size-asian="12pt" style:font-size-complex="12pt"/>
    </style:style>
    <style:style style:name="T27" style:family="text">
      <style:text-properties fo:font-variant="normal" fo:text-transform="none" style:use-window-font-color="true" style:font-name="Times1" fo:font-size="12pt" fo:letter-spacing="normal" fo:font-style="normal" fo:font-weight="normal" officeooo:rsid="00c9f872" style:font-size-asian="12pt" style:font-size-complex="12pt"/>
    </style:style>
    <style:style style:name="T28" style:family="text">
      <style:text-properties fo:font-variant="normal" fo:text-transform="none" fo:color="#000000" style:font-name="sans-serif" fo:font-size="10pt" fo:letter-spacing="normal" fo:language="en" fo:country="US" fo:font-style="normal" fo:font-weight="normal" style:font-size-asian="10pt" style:font-size-complex="10pt"/>
    </style:style>
    <style:style style:name="T29" style:family="text">
      <style:text-properties fo:font-variant="normal" fo:text-transform="none" fo:color="#000000" fo:letter-spacing="normal" fo:language="en" fo:country="US" fo:font-style="normal" fo:font-weight="normal"/>
    </style:style>
    <style:style style:name="T30" style:family="text">
      <style:text-properties fo:font-variant="normal" fo:text-transform="none" fo:color="#000000" style:font-name="Times1" fo:letter-spacing="normal" fo:language="pl" fo:country="PL" fo:font-style="normal" fo:font-weight="normal" officeooo:rsid="0101f0d6"/>
    </style:style>
    <style:style style:name="T31" style:family="text">
      <style:text-properties fo:font-variant="normal" fo:text-transform="none" fo:color="#000000" style:font-name="Times1" fo:font-size="12pt" fo:letter-spacing="normal" fo:language="en" fo:country="US" fo:font-style="normal" fo:font-weight="normal" style:font-size-asian="10.5pt" style:font-size-complex="12pt"/>
    </style:style>
    <style:style style:name="T32" style:family="text">
      <style:text-properties fo:font-variant="normal" fo:text-transform="none" fo:color="#000000" style:font-name="Times1" fo:font-size="12pt" fo:letter-spacing="normal" fo:language="pl" fo:country="PL" fo:font-style="normal" fo:font-weight="normal" style:font-size-asian="10.5pt" style:font-size-complex="12pt"/>
    </style:style>
    <style:style style:name="T33" style:family="text">
      <style:text-properties fo:font-variant="normal" fo:text-transform="none" fo:color="#000000" style:font-name="Times1" fo:font-size="12pt" fo:letter-spacing="normal" fo:language="pl" fo:country="PL" fo:font-style="normal" fo:font-weight="normal" officeooo:rsid="0108cc7a" style:font-size-asian="10.5pt" style:font-size-complex="12pt"/>
    </style:style>
    <style:style style:name="T34" style:family="text">
      <style:text-properties fo:font-variant="normal" fo:text-transform="none" fo:color="#000000" style:font-name="Times1" fo:font-size="12pt" fo:letter-spacing="normal" fo:language="pl" fo:country="PL" fo:font-style="normal" fo:font-weight="normal" officeooo:rsid="0109cbf5" style:font-size-asian="10.5pt" style:font-size-complex="12pt"/>
    </style:style>
    <style:style style:name="T35" style:family="text">
      <style:text-properties fo:font-variant="normal" fo:text-transform="none" fo:color="#000000" style:font-name="Times1" fo:font-size="12pt" fo:letter-spacing="normal" fo:language="pl" fo:country="PL" fo:font-style="normal" fo:font-weight="normal" officeooo:rsid="010b545c" style:font-size-asian="10.5pt" style:font-size-complex="12pt"/>
    </style:style>
    <style:style style:name="T36" style:family="text">
      <style:text-properties fo:font-variant="normal" fo:text-transform="none" fo:color="#000000" style:font-name="Times1" fo:font-size="12pt" fo:letter-spacing="normal" fo:language="pl" fo:country="PL" fo:font-style="normal" fo:font-weight="normal" officeooo:rsid="014315c9" style:font-size-asian="10.5pt" style:font-size-complex="12pt"/>
    </style:style>
    <style:style style:name="T37" style:family="text">
      <style:text-properties fo:font-variant="normal" fo:text-transform="none" fo:color="#000000" style:font-name="Times1" fo:font-size="12pt" fo:letter-spacing="normal" fo:font-style="normal" fo:font-weight="normal" style:font-size-asian="10.5pt" style:font-size-complex="12pt"/>
    </style:style>
    <style:style style:name="T38" style:family="text">
      <style:text-properties fo:font-variant="normal" fo:text-transform="none" fo:color="#000000" style:font-name="Times1" fo:font-size="12pt" fo:letter-spacing="normal" fo:font-style="normal" fo:font-weight="normal" officeooo:rsid="010343fd" style:font-size-asian="10.5pt" style:font-size-complex="12pt"/>
    </style:style>
    <style:style style:name="T39" style:family="text">
      <style:text-properties fo:font-variant="normal" fo:text-transform="none" fo:color="#000000" style:font-name="Times1" fo:font-size="12pt" fo:letter-spacing="normal" fo:font-style="normal" fo:font-weight="normal" officeooo:rsid="0105f167" style:font-size-asian="10.5pt" style:font-size-complex="12pt"/>
    </style:style>
    <style:style style:name="T40" style:family="text">
      <style:text-properties fo:font-variant="normal" fo:text-transform="none" fo:color="#000000" style:font-name="Times1" fo:font-size="12pt" fo:letter-spacing="normal" fo:font-style="normal" fo:font-weight="normal" officeooo:rsid="014315c9" style:font-size-asian="10.5pt" style:font-size-complex="12pt"/>
    </style:style>
    <style:style style:name="T41" style:family="text">
      <style:text-properties style:font-name="Times1" officeooo:rsid="001a2cfe"/>
    </style:style>
    <style:style style:name="T42" style:family="text">
      <style:text-properties style:font-name="Times1" officeooo:rsid="008e573f"/>
    </style:style>
    <style:style style:name="T43" style:family="text">
      <style:text-properties style:font-name="Times1" officeooo:rsid="00bbc2d8"/>
    </style:style>
    <style:style style:name="T44" style:family="text">
      <style:text-properties officeooo:rsid="00239948"/>
    </style:style>
    <style:style style:name="T45" style:family="text">
      <style:text-properties officeooo:rsid="0024f37d"/>
    </style:style>
    <style:style style:name="T46" style:family="text">
      <style:text-properties officeooo:rsid="0026350f"/>
    </style:style>
    <style:style style:name="T47" style:family="text">
      <style:text-properties officeooo:rsid="0027509e"/>
    </style:style>
    <style:style style:name="T48" style:family="text">
      <style:text-properties officeooo:rsid="003e0de8"/>
    </style:style>
    <style:style style:name="T49" style:family="text">
      <style:text-properties officeooo:rsid="00476bc7"/>
    </style:style>
    <style:style style:name="T50" style:family="text">
      <style:text-properties officeooo:rsid="004a8480"/>
    </style:style>
    <style:style style:name="T51" style:family="text">
      <style:text-properties officeooo:rsid="004dbcd1"/>
    </style:style>
    <style:style style:name="T52" style:family="text">
      <style:text-properties officeooo:rsid="004f6885"/>
    </style:style>
    <style:style style:name="T53" style:family="text">
      <style:text-properties officeooo:rsid="005160dd"/>
    </style:style>
    <style:style style:name="T54" style:family="text">
      <style:text-properties officeooo:rsid="0053ca11"/>
    </style:style>
    <style:style style:name="T55" style:family="text">
      <style:text-properties officeooo:rsid="0056475d"/>
    </style:style>
    <style:style style:name="T56" style:family="text">
      <style:text-properties officeooo:rsid="005e00c5"/>
    </style:style>
    <style:style style:name="T57" style:family="text">
      <style:text-properties officeooo:rsid="00621c48"/>
    </style:style>
    <style:style style:name="T58" style:family="text">
      <style:text-properties officeooo:rsid="0063da5f"/>
    </style:style>
    <style:style style:name="T59" style:family="text">
      <style:text-properties officeooo:rsid="0065bd7f"/>
    </style:style>
    <style:style style:name="T60" style:family="text">
      <style:text-properties officeooo:rsid="0068db36"/>
    </style:style>
    <style:style style:name="T61" style:family="text">
      <style:text-properties officeooo:rsid="006eb720"/>
    </style:style>
    <style:style style:name="T62" style:family="text">
      <style:text-properties officeooo:rsid="0078d6c6"/>
    </style:style>
    <style:style style:name="T63" style:family="text">
      <style:text-properties officeooo:rsid="007ed28e"/>
    </style:style>
    <style:style style:name="T64" style:family="text">
      <style:text-properties officeooo:rsid="0081942a"/>
    </style:style>
    <style:style style:name="T65" style:family="text">
      <style:text-properties officeooo:rsid="0085c9a9"/>
    </style:style>
    <style:style style:name="T66" style:family="text">
      <style:text-properties officeooo:rsid="008e573f"/>
    </style:style>
    <style:style style:name="T67" style:family="text">
      <style:text-properties officeooo:rsid="00940e5f"/>
    </style:style>
    <style:style style:name="T68" style:family="text">
      <style:text-properties fo:font-weight="bold" style:font-weight-asian="bold" style:font-weight-complex="bold"/>
    </style:style>
    <style:style style:name="T69" style:family="text">
      <style:text-properties fo:font-weight="bold" officeooo:rsid="006eb720" style:font-weight-asian="bold" style:font-weight-complex="bold"/>
    </style:style>
    <style:style style:name="T70" style:family="text">
      <style:text-properties fo:font-weight="bold" officeooo:rsid="0078d6c6" style:font-weight-asian="bold" style:font-weight-complex="bold"/>
    </style:style>
    <style:style style:name="T71" style:family="text">
      <style:text-properties fo:font-weight="bold" officeooo:rsid="004dbcd1" style:font-weight-asian="bold" style:font-weight-complex="bold"/>
    </style:style>
    <style:style style:name="T72" style:family="text">
      <style:text-properties fo:font-weight="bold" officeooo:rsid="00ac8bf0" style:font-weight-asian="bold" style:font-weight-complex="bold"/>
    </style:style>
    <style:style style:name="T73" style:family="text">
      <style:text-properties fo:font-weight="bold" officeooo:rsid="00c6a807" style:font-weight-asian="bold" style:font-weight-complex="bold"/>
    </style:style>
    <style:style style:name="T74" style:family="text">
      <style:text-properties fo:font-weight="bold" officeooo:rsid="00df8719" style:font-weight-asian="bold" style:font-weight-complex="bold"/>
    </style:style>
    <style:style style:name="T75" style:family="text">
      <style:text-properties fo:font-weight="bold" officeooo:rsid="00f450d6" style:font-weight-asian="bold" style:font-weight-complex="bold"/>
    </style:style>
    <style:style style:name="T76" style:family="text">
      <style:text-properties fo:font-weight="bold" officeooo:rsid="0151e968" style:font-weight-asian="bold" style:font-weight-complex="bold"/>
    </style:style>
    <style:style style:name="T77" style:family="text">
      <style:text-properties fo:font-weight="bold" officeooo:rsid="0155432e" style:font-weight-asian="bold" style:font-weight-complex="bold"/>
    </style:style>
    <style:style style:name="T78" style:family="text">
      <style:text-properties fo:font-weight="bold" officeooo:rsid="01650c1e" style:font-weight-asian="bold" style:font-weight-complex="bold"/>
    </style:style>
    <style:style style:name="T79" style:family="text">
      <style:text-properties style:text-underline-style="none" fo:font-weight="bold" style:font-weight-asian="bold" style:font-weight-complex="bold"/>
    </style:style>
    <style:style style:name="T80" style:family="text">
      <style:text-properties officeooo:rsid="009e450b"/>
    </style:style>
    <style:style style:name="T81" style:family="text">
      <style:text-properties officeooo:rsid="009f9271"/>
    </style:style>
    <style:style style:name="T82" style:family="text">
      <style:text-properties officeooo:rsid="00a33ae9"/>
    </style:style>
    <style:style style:name="T83" style:family="text">
      <style:text-properties fo:font-weight="normal" style:font-weight-asian="normal" style:font-weight-complex="normal"/>
    </style:style>
    <style:style style:name="T84" style:family="text">
      <style:text-properties fo:font-weight="normal" officeooo:rsid="00df8719" style:font-weight-asian="normal" style:font-weight-complex="normal"/>
    </style:style>
    <style:style style:name="T85" style:family="text">
      <style:text-properties fo:font-weight="normal" officeooo:rsid="00dfb9c8" style:font-weight-asian="normal" style:font-weight-complex="normal"/>
    </style:style>
    <style:style style:name="T86" style:family="text">
      <style:text-properties fo:font-weight="normal" officeooo:rsid="00e2d5c5" style:font-weight-asian="normal" style:font-weight-complex="normal"/>
    </style:style>
    <style:style style:name="T87" style:family="text">
      <style:text-properties fo:font-weight="normal" officeooo:rsid="00e32c54" style:font-weight-asian="normal" style:font-weight-complex="normal"/>
    </style:style>
    <style:style style:name="T88" style:family="text">
      <style:text-properties fo:font-weight="normal" officeooo:rsid="00f450d6" style:font-weight-asian="normal" style:font-weight-complex="normal"/>
    </style:style>
    <style:style style:name="T89" style:family="text">
      <style:text-properties fo:font-weight="normal" officeooo:rsid="00f82c78" style:font-weight-asian="normal" style:font-weight-complex="normal"/>
    </style:style>
    <style:style style:name="T90" style:family="text">
      <style:text-properties fo:font-weight="normal" officeooo:rsid="00fa7fe8" style:font-weight-asian="normal" style:font-weight-complex="normal"/>
    </style:style>
    <style:style style:name="T91" style:family="text">
      <style:text-properties fo:font-weight="normal" officeooo:rsid="0110f278" style:font-weight-asian="normal" style:font-weight-complex="normal"/>
    </style:style>
    <style:style style:name="T92" style:family="text">
      <style:text-properties fo:font-weight="normal" officeooo:rsid="014a2e6d" style:font-weight-asian="normal" style:font-weight-complex="normal"/>
    </style:style>
    <style:style style:name="T93" style:family="text">
      <style:text-properties officeooo:rsid="00bd0a12"/>
    </style:style>
    <style:style style:name="T94" style:family="text">
      <style:text-properties officeooo:rsid="00bf6365"/>
    </style:style>
    <style:style style:name="T95" style:family="text">
      <style:text-properties officeooo:rsid="00c3a2f1"/>
    </style:style>
    <style:style style:name="T96" style:family="text">
      <style:text-properties officeooo:rsid="00c657e3"/>
    </style:style>
    <style:style style:name="T97" style:family="text">
      <style:text-properties officeooo:rsid="00c686ba"/>
    </style:style>
    <style:style style:name="T98" style:family="text">
      <style:text-properties officeooo:rsid="00c6a807"/>
    </style:style>
    <style:style style:name="T99" style:family="text">
      <style:text-properties officeooo:rsid="00c81900"/>
    </style:style>
    <style:style style:name="T100" style:family="text">
      <style:text-properties officeooo:rsid="00c9f872"/>
    </style:style>
    <style:style style:name="T101" style:family="text">
      <style:text-properties officeooo:rsid="00cb145c"/>
    </style:style>
    <style:style style:name="T102" style:family="text">
      <style:text-properties officeooo:rsid="00cb9906"/>
    </style:style>
    <style:style style:name="T103" style:family="text">
      <style:text-properties officeooo:rsid="00cc8635"/>
    </style:style>
    <style:style style:name="T104" style:family="text">
      <style:text-properties style:font-name="Monospace" fo:font-size="10pt" style:font-size-asian="10pt" style:font-size-complex="10pt"/>
    </style:style>
    <style:style style:name="T105" style:family="text">
      <style:text-properties style:font-name="Monospace" fo:font-size="10pt" officeooo:rsid="0118a3f6" style:font-size-asian="10pt" style:font-size-complex="10pt"/>
    </style:style>
    <style:style style:name="T106" style:family="text">
      <style:text-properties style:font-name="Monospace" fo:font-size="10pt" officeooo:rsid="01272140" style:font-size-asian="10pt" style:font-size-complex="10pt"/>
    </style:style>
    <style:style style:name="T107" style:family="text">
      <style:text-properties style:font-name="Monospace" fo:font-size="10pt" officeooo:rsid="01192ac1" style:font-size-asian="10pt" style:font-size-complex="10pt"/>
    </style:style>
    <style:style style:name="T108" style:family="text">
      <style:text-properties style:font-name="Monospace" fo:font-size="10pt" officeooo:rsid="0120d27c" style:font-size-asian="10pt" style:font-size-complex="10pt"/>
    </style:style>
    <style:style style:name="T109" style:family="text">
      <style:text-properties style:font-name="Monospace" fo:font-size="10pt" officeooo:rsid="012de1bf" style:font-size-asian="10pt" style:font-size-complex="10pt"/>
    </style:style>
    <style:style style:name="T110" style:family="text">
      <style:text-properties style:font-name="Monospace" fo:font-size="10pt" officeooo:rsid="012f7ca5" style:font-size-asian="10pt" style:font-size-complex="10pt"/>
    </style:style>
    <style:style style:name="T111" style:family="text">
      <style:text-properties style:font-name="Monospace" fo:font-size="10pt" officeooo:rsid="012ff3de" style:font-size-asian="10pt" style:font-size-complex="10pt"/>
    </style:style>
    <style:style style:name="T112" style:family="text">
      <style:text-properties style:font-name="Monospace" fo:font-size="10pt" officeooo:rsid="013346f7" style:font-size-asian="10pt" style:font-size-complex="10pt"/>
    </style:style>
    <style:style style:name="T113" style:family="text">
      <style:text-properties style:font-name="Monospace" fo:font-size="10pt" officeooo:rsid="01343745" style:font-size-asian="10pt" style:font-size-complex="10pt"/>
    </style:style>
    <style:style style:name="T114" style:family="text">
      <style:text-properties style:font-name="Monospace" fo:font-size="10pt" officeooo:rsid="0136087d" style:font-size-asian="10pt" style:font-size-complex="10pt"/>
    </style:style>
    <style:style style:name="T115" style:family="text">
      <style:text-properties style:font-name="Monospace" fo:font-size="10pt" officeooo:rsid="0136253d" style:font-size-asian="10pt" style:font-size-complex="10pt"/>
    </style:style>
    <style:style style:name="T116" style:family="text">
      <style:text-properties style:font-name="Monospace" fo:font-size="10pt" officeooo:rsid="013692b4" style:font-size-asian="10pt" style:font-size-complex="10pt"/>
    </style:style>
    <style:style style:name="T117" style:family="text">
      <style:text-properties style:font-name="Monospace" fo:font-size="10pt" officeooo:rsid="0137b04e" style:font-size-asian="10pt" style:font-size-complex="10pt"/>
    </style:style>
    <style:style style:name="T118" style:family="text">
      <style:text-properties style:font-name="Monospace" fo:font-size="10pt" officeooo:rsid="0138ad6b" style:font-size-asian="10pt" style:font-size-complex="10pt"/>
    </style:style>
    <style:style style:name="T119" style:family="text">
      <style:text-properties style:font-name="Monospace" fo:font-size="10pt" officeooo:rsid="0139a738" style:font-size-asian="10pt" style:font-size-complex="10pt"/>
    </style:style>
    <style:style style:name="T120" style:family="text">
      <style:text-properties style:font-name="Monospace" fo:font-size="10pt" officeooo:rsid="013a2bfd" style:font-size-asian="10pt" style:font-size-complex="10pt"/>
    </style:style>
    <style:style style:name="T121" style:family="text">
      <style:text-properties style:font-name="Monospace" fo:font-size="10pt" officeooo:rsid="013b7447" style:font-size-asian="10pt" style:font-size-complex="10pt"/>
    </style:style>
    <style:style style:name="T122" style:family="text">
      <style:text-properties style:font-name="Monospace" fo:font-size="10pt" officeooo:rsid="013c5761" style:font-size-asian="10pt" style:font-size-complex="10pt"/>
    </style:style>
    <style:style style:name="T123" style:family="text">
      <style:text-properties officeooo:rsid="00d22f12"/>
    </style:style>
    <style:style style:name="T124" style:family="text">
      <style:text-properties officeooo:rsid="00d66034"/>
    </style:style>
    <style:style style:name="T125" style:family="text">
      <style:text-properties style:font-name="monospace" fo:font-size="10pt" style:font-size-asian="10pt" style:font-size-complex="10pt"/>
    </style:style>
    <style:style style:name="T126" style:family="text">
      <style:text-properties officeooo:rsid="00dc50e6"/>
    </style:style>
    <style:style style:name="T127" style:family="text">
      <style:text-properties officeooo:rsid="00e4dfbb"/>
    </style:style>
    <style:style style:name="T128" style:family="text">
      <style:text-properties officeooo:rsid="00ed85ad"/>
    </style:style>
    <style:style style:name="T129" style:family="text">
      <style:text-properties officeooo:rsid="00f330a3"/>
    </style:style>
    <style:style style:name="T130" style:family="text">
      <style:text-properties officeooo:rsid="00f3ec19"/>
    </style:style>
    <style:style style:name="T131" style:family="text">
      <style:text-properties officeooo:rsid="00f597ad"/>
    </style:style>
    <style:style style:name="T132" style:family="text">
      <style:text-properties officeooo:rsid="010147b0"/>
    </style:style>
    <style:style style:name="T133" style:family="text">
      <style:text-properties officeooo:rsid="010edb90"/>
    </style:style>
    <style:style style:name="T134" style:family="text">
      <style:text-properties officeooo:rsid="0115d288"/>
    </style:style>
    <style:style style:name="T135" style:family="text">
      <style:text-properties officeooo:rsid="0118a3ae"/>
    </style:style>
    <style:style style:name="T136" style:family="text">
      <style:text-properties officeooo:rsid="0118a3f6"/>
    </style:style>
    <style:style style:name="T137" style:family="text">
      <style:text-properties officeooo:rsid="01192ac1"/>
    </style:style>
    <style:style style:name="T138" style:family="text">
      <style:text-properties officeooo:rsid="0120d27c"/>
    </style:style>
    <style:style style:name="T139" style:family="text">
      <style:text-properties officeooo:rsid="01233d58"/>
    </style:style>
    <style:style style:name="T140" style:family="text">
      <style:text-properties officeooo:rsid="0125a96b"/>
    </style:style>
    <style:style style:name="T141" style:family="text">
      <style:text-properties officeooo:rsid="013f64d6"/>
    </style:style>
    <style:style style:name="T142" style:family="text">
      <style:text-properties officeooo:rsid="013f65d5"/>
    </style:style>
    <style:style style:name="T143" style:family="text">
      <style:text-properties fo:language="pl" fo:country="PL"/>
    </style:style>
    <style:style style:name="T144" style:family="text">
      <style:text-properties fo:language="pl" fo:country="PL" officeooo:rsid="010edb90"/>
    </style:style>
    <style:style style:name="T145" style:family="text">
      <style:text-properties officeooo:rsid="01411de7"/>
    </style:style>
    <style:style style:name="T146" style:family="text">
      <style:text-properties officeooo:rsid="0141f349"/>
    </style:style>
    <style:style style:name="T147" style:family="text">
      <style:text-properties officeooo:rsid="014315c9"/>
    </style:style>
    <style:style style:name="T148" style:family="text">
      <style:text-properties officeooo:rsid="01449375"/>
    </style:style>
    <style:style style:name="T149" style:family="text">
      <style:text-properties officeooo:rsid="0144c12f"/>
    </style:style>
    <style:style style:name="T150" style:family="text">
      <style:text-properties officeooo:rsid="0146733c"/>
    </style:style>
    <style:style style:name="T151" style:family="text">
      <style:text-properties officeooo:rsid="014e2d64"/>
    </style:style>
    <style:style style:name="T152" style:family="text">
      <style:text-properties officeooo:rsid="014ebafc"/>
    </style:style>
    <style:style style:name="T153" style:family="text">
      <style:text-properties officeooo:rsid="01503552"/>
    </style:style>
    <style:style style:name="T154" style:family="text">
      <style:text-properties officeooo:rsid="0151e968"/>
    </style:style>
    <style:style style:name="T155" style:family="text">
      <style:text-properties style:font-name="Monospace" fo:font-size="10pt" style:font-size-asian="10pt" style:font-size-complex="10pt"/>
    </style:style>
    <style:style style:name="T156" style:family="text">
      <style:text-properties style:font-name="Monospace" fo:font-size="10pt" officeooo:rsid="0151e968" style:font-size-asian="10pt" style:font-size-complex="10pt"/>
    </style:style>
    <style:style style:name="T157" style:family="text">
      <style:text-properties officeooo:rsid="0155432e"/>
    </style:style>
    <style:style style:name="T158" style:family="text">
      <style:text-properties officeooo:rsid="015b6db5"/>
    </style:style>
    <style:style style:name="T159" style:family="text">
      <style:text-properties officeooo:rsid="015e1d81"/>
    </style:style>
    <style:style style:name="T160" style:family="text">
      <style:text-properties officeooo:rsid="0160e7c5"/>
    </style:style>
    <style:style style:name="T161" style:family="text">
      <style:text-properties officeooo:rsid="01611fff"/>
    </style:style>
    <style:style style:name="T162" style:family="text">
      <style:text-properties officeooo:rsid="0161437f"/>
    </style:style>
    <style:style style:name="T163" style:family="text">
      <style:text-properties officeooo:rsid="01618e15"/>
    </style:style>
    <style:style style:name="T164" style:family="text">
      <style:text-properties officeooo:rsid="01650c1e"/>
    </style:style>
    <style:style style:name="T165" style:family="text">
      <style:text-properties officeooo:rsid="01685ee9"/>
    </style:style>
    <style:style style:name="T166" style:family="text">
      <style:text-properties officeooo:rsid="016c4815"/>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columns fo:column-count="1" fo:column-gap="0cm"/>
      </style:graphic-properties>
    </style:style>
    <style:style style:name="fr5"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9">Zachodniopomorski Uniwersytet Technologiczny</text:p>
      <text:p text:style-name="P34">w Szczecinie</text:p>
      <text:p text:style-name="P2"/>
      <text:p text:style-name="P8">WYDZIAŁ INFORMATYKI</text:p>
      <text:p text:style-name="P10"/>
      <text:p text:style-name="P10"/>
      <text:p text:style-name="Standard"/>
      <text:p text:style-name="P10"><draw:frame draw:style-name="fr5" draw:name="grafika24" text:anchor-type="as-char" svg:width="2.214cm" svg:height="3.956cm" draw:z-index="0"><draw:image xlink:href="Pictures/2000000900038DB6000675C0C487FD39.wmf" xlink:type="simple" xlink:show="embed" xlink:actuate="onLoad"/></draw:frame></text:p>
      <text:p text:style-name="Standard"/>
      <text:p text:style-name="P2"/>
      <text:p text:style-name="P2"/>
      <text:p text:style-name="P2"/>
      <text:p text:style-name="P2"/>
      <text:p text:style-name="P2"/>
      <text:p text:style-name="P9"><text:bookmark-start text:name="__RefHeading__4040_530245620"/>Grzegorz Różycki<text:bookmark-end text:name="__RefHeading__4040_530245620"/></text:p>
      <text:p text:style-name="P33">Kierunek Informatyka</text:p>
      <text:p text:style-name="P8"/>
      <text:p text:style-name="P35">Badanie wpływu optymalizacji kodu sieciowej aplikacji mobilnej na zużycie energii</text:p>
      <text:p text:style-name="P15"/>
      <text:p text:style-name="P8"/>
      <text:p text:style-name="P8"/>
      <text:p text:style-name="P2"/>
      <text:p text:style-name="P2"/>
      <text:p text:style-name="Standard"/>
      <text:p text:style-name="Standard"/>
      <text:p text:style-name="Standard"><text:tab/><text:tab/><text:tab/><text:tab/><text:tab/><text:tab/><text:tab/>Praca dyplomowa <text:span text:style-name="T4">magist</text:span>erska</text:p>
      <text:p text:style-name="Standard"><text:tab/><text:tab/><text:tab/><text:tab/><text:tab/><text:tab/><text:tab/>napisana pod kierunkiem </text:p>
      <text:p text:style-name="P18"><text:span text:style-name="T5"><text:tab/><text:tab/><text:tab/><text:tab/><text:tab/><text:tab/><text:tab/></text:span><text:span text:style-name="T6">d</text:span><text:span text:style-name="T2">r inż. Mirosław</text:span><text:span text:style-name="T3">a</text:span><text:span text:style-name="T2"> Mościcki</text:span><text:span text:style-name="T3">ego</text:span><text:span text:style-name="T1"> </text:span></text:p>
      <text:p text:style-name="Standard"><text:tab/><text:tab/><text:tab/><text:tab/><text:tab/><text:tab/> <text:s text:c="11"/>w Katedrze <text:span text:style-name="T7">Inżynierii Oprogramowania</text:span></text:p>
      <text:h text:style-name="P166" text:outline-level="1"><text:soft-page-break/></text:h>
      <text:p text:style-name="Standard"/>
      <text:h text:style-name="P166" text:outline-level="1"/>
      <text:p text:style-name="P11"><text:bookmark-start text:name="__RefHeading__4042_530245620"/>Szczecin 201<text:span text:style-name="T8">6</text:span><text:bookmark-end text:name="__RefHeading__4042_530245620"/></text:p>
      <text:p text:style-name="Standard"/>
      <text:p text:style-name="P14">Studying the impact of <text:span text:style-name="T44">n</text:span>etwork code optimization <text:span text:style-name="T44">of </text:span>mobile application on energy consumption</text:p>
      <text:p text:style-name="P13"/>
      <text:p text:style-name="P6"><text:tab/>Network communication consumes considerable <text:span text:style-name="T45">amount of </text:span>energy <text:span text:style-name="T45">on </text:span>mobile phone<text:span text:style-name="T45">s</text:span>.<text:line-break/><text:span text:style-name="T45">M</text:span>ost expensive is the moment when the radio goes from sleep into a state of activity <text:span text:style-name="T45">and continues in this state.</text:span> <text:span text:style-name="T45">A </text:span>situation <text:span text:style-name="T45">when small packages of data are transfered can have a negative impact on</text:span> the battery. The aim of the work is to study the impact of optimizing network communication<text:line-break/><text:span text:style-name="T45">of a </text:span>mobile application on the battery <text:span text:style-name="T45">lifetime</text:span>.</text:p>
      <text:p text:style-name="P6"/>
      <text:p text:style-name="P7">Scope of work:</text:p>
      <text:list xml:id="list5134708219201651658" text:style-name="L1">
        <text:list-item>
          <text:p text:style-name="P91">Analysis of the impact of the application on energy consumption</text:p>
        </text:list-item>
        <text:list-item>
          <text:p text:style-name="P91">Implementation of applications with <text:span text:style-name="T46">and with</text:span>out optimization <text:span text:style-name="T46">and</text:span> study its effect on <text:span text:style-name="T46">lifetime of </text:span>batterie</text:p>
        </text:list-item>
        <text:list-item>
          <text:p text:style-name="P91">The development of <text:span text:style-name="T47">a </text:span>librar<text:span text:style-name="T47">y</text:span> to facilitate the implementation of optimized network communication</text:p>
        </text:list-item>
        <text:list-item>
          <text:p text:style-name="P91">Conclusions</text:p>
          <text:p text:style-name="P92"/>
        </text:list-item>
      </text:list>
      <text:p text:style-name="P12"/>
      <text:p text:style-name="P3"/>
      <text:p text:style-name="P28">OŚWIADCZENIE </text:p>
      <text:p text:style-name="P3"/>
      <text:p text:style-name="P4"><text:tab/>Oświadczam, że przedkładaną pracę <text:span text:style-name="T9">magisterską</text:span> kończącą studia napisałem </text:p>
      <text:p text:style-name="P4">samodzielnie. Oznacza to, że przy pisaniu pracy poza niezbędnymi konsultacjami, nie </text:p>
      <text:p text:style-name="P4">korzystałem z pomocy innych osób, a w szczególności nie zlecałem opracowania rozprawy lub </text:p>
      <text:p text:style-name="P4">jej części innym osobom, ani nie odpisywałem rozprawy lub jej części od innych osób. </text:p>
      <text:p text:style-name="P4">Potwierdzam też zgodność wersji papierowej i elektronicznej złożonej pracy. </text:p>
      <text:p text:style-name="P4">Mam świadomość, że poświadczenie nieprawdy będzie w tym przypadku skutkowało cofnięciem </text:p>
      <text:p text:style-name="P4">decyzji o wydaniu dyplomu.</text:p>
      <text:p text:style-name="P27"/>
      <text:p text:style-name="P3"/>
      <text:p text:style-name="P5"/>
      <text:table-of-content text:style-name="Sect1" text:name="Spis treści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Contents_20_Heading">Spis treści</text:p>
          </text:index-title>
          <text:p text:style-name="P89"><text:a xlink:type="simple" xlink:href="#__RefHeading__4069_530245620" text:style-name="Index_20_Link" text:visited-style-name="Index_20_Link">1. Wstęp<text:tab/>6</text:a></text:p>
          <text:p text:style-name="P90"><text:a xlink:type="simple" xlink:href="#__RefHeading__3945_475234545" text:style-name="Index_20_Link" text:visited-style-name="Index_20_Link">1.1. Cel i zakres pracy<text:tab/>7</text:a></text:p>
          <text:p text:style-name="P90"><text:a xlink:type="simple" xlink:href="#__RefHeading__3947_475234545" text:style-name="Index_20_Link" text:visited-style-name="Index_20_Link">1.2. Opis komunikacji przy pomocy radia w telefonie komórkowym<text:tab/>8</text:a></text:p>
          <text:p text:style-name="P90"><text:a xlink:type="simple" xlink:href="#__RefHeading__4193_475234545" text:style-name="Index_20_Link" text:visited-style-name="Index_20_Link">1.3. Techniki optymalizacji komunikacji sieciowej na urządzeniu mobilnym<text:tab/>10</text:a></text:p>
          <text:p text:style-name="P90"><text:a xlink:type="simple" xlink:href="#__RefHeading__4195_475234545" text:style-name="Index_20_Link" text:visited-style-name="Index_20_Link">1.4. Wątpliwości związane z tematem<text:tab/>12</text:a></text:p>
          <text:p text:style-name="P90"><text:a xlink:type="simple" xlink:href="#__RefHeading__3949_475234545" text:style-name="Index_20_Link" text:visited-style-name="Index_20_Link">1.5. Sposób przeprowadzenia badań<text:tab/>13</text:a></text:p>
          <text:p text:style-name="P89"><text:a xlink:type="simple" xlink:href="#__RefHeading__4071_530245620" text:style-name="Index_20_Link" text:visited-style-name="Index_20_Link">2. Badanie aplikacji<text:tab/>16</text:a></text:p>
          <text:p text:style-name="P90"><text:a xlink:type="simple" xlink:href="#__RefHeading__677_208457283" text:style-name="Index_20_Link" text:visited-style-name="Index_20_Link">2.1. Wybór aplikacji do przeprowadzenia testów<text:tab/>16</text:a></text:p>
          <text:p text:style-name="P90"><text:a xlink:type="simple" xlink:href="#__RefHeading__1085_768326401" text:style-name="Index_20_Link" text:visited-style-name="Index_20_Link">2.2. Krótki opis systemu Android<text:tab/>19</text:a></text:p>
          <text:p text:style-name="P90"><text:a xlink:type="simple" xlink:href="#__RefHeading__1087_768326401" text:style-name="Index_20_Link" text:visited-style-name="Index_20_Link">2.3. Środowisko testowe<text:tab/>19</text:a></text:p>
          <text:p text:style-name="P90"><text:a xlink:type="simple" xlink:href="#__RefHeading__1089_768326401" text:style-name="Index_20_Link" text:visited-style-name="Index_20_Link">2.4. Opis sposobu przeprowadzania badań<text:tab/>19</text:a></text:p>
          <text:p text:style-name="P90"><text:a xlink:type="simple" xlink:href="#__RefHeading__1091_768326401" text:style-name="Index_20_Link" text:visited-style-name="Index_20_Link">2.5. Prezentacja i omówienie wyników<text:tab/>28</text:a></text:p>
          <text:p text:style-name="P90"><text:a xlink:type="simple" xlink:href="#__RefHeading__1894_151293633" text:style-name="Index_20_Link" text:visited-style-name="Index_20_Link">2.6. Określenie używanych protokołów w badanych aplikacjach<text:tab/>33</text:a></text:p>
          <text:p text:style-name="P90"><text:a xlink:type="simple" xlink:href="#__RefHeading__1093_768326401" text:style-name="Index_20_Link" text:visited-style-name="Index_20_Link">2.6. Aplikacja wzorcowa???<text:tab/>34</text:a></text:p>
          <text:p text:style-name="P89"><text:a xlink:type="simple" xlink:href="#__RefHeading__4073_530245620" text:style-name="Index_20_Link" text:visited-style-name="Index_20_Link">3. Implementacja biblioteki<text:tab/>35</text:a></text:p>
          <text:p text:style-name="P89"><text:a xlink:type="simple" xlink:href="#__RefHeading__683_208457283" text:style-name="Index_20_Link" text:visited-style-name="Index_20_Link">4. Badanie własnej aplikacji<text:tab/>36</text:a></text:p>
          <text:p text:style-name="P89"><text:a xlink:type="simple" xlink:href="#__RefHeading__4075_530245620" text:style-name="Index_20_Link" text:visited-style-name="Index_20_Link">5. Wnioski<text:tab/>37</text:a></text:p>
        </text:index-body>
      </text:table-of-content>
      <text:p text:style-name="P2"/>
      <text:h text:style-name="P167" text:outline-level="1"><text:bookmark-start text:name="__RefHeading__4069_530245620"/>1. Wstęp<text:bookmark-end text:name="__RefHeading__4069_530245620"/></text:h>
      <text:p text:style-name="P16"/>
      <text:p text:style-name="Standard"><text:tab/><text:span text:style-name="T66">D</text:span><text:span text:style-name="T41">o podjęcia takiego tematu pracy </text:span><text:span text:style-name="T42">autora przyczynił się fakt, że </text:span><text:span text:style-name="T41">jest jest </text:span><text:span text:style-name="T42">on</text:span><text:span text:style-name="T41"> fascynatem wszelkiego rodzaju technologii związanych z programowaniem i elektroniką. Jako hobby bawi się w programowanie urządzeń mobilnych opartych o system operacyjny Android. </text:span><text:span text:style-name="T42">Sam pomysł został zainspirowany</text:span><text:span text:style-name="T41"> film</text:span><text:span text:style-name="T42">em</text:span><text:span text:style-name="T41"> zamieszczony przez pracowników korporacji Google</text:span><text:span text:style-name="T43">(*)</text:span><text:span text:style-name="T41"> z cyklu Android Performance Patterns </text:span><text:span text:style-name="T42">w serwisie Youtube</text:span><text:span text:style-name="T41">.</text:span></text:p>
      <text:p text:style-name="Standard"/>
      <text:p text:style-name="Standard"><text:a xlink:type="simple" xlink:href="https://www.youtube.com/watch?v=fEEulSk1kNY" text:style-name="Internet_20_link" text:visited-style-name="Visited_20_Internet_20_Link">https://www.youtube.com/watch?v=fEEulSk1kNY</text:a><text:span text:style-name="T10"> </text:span><text:span text:style-name="T11"><text:s text:c="2"/>[dostęp z dnia 2015-10-23 20:35]</text:span></text:p>
      <text:p text:style-name="Standard"/>
      <text:p text:style-name="P20"><text:span text:style-name="T10"><text:tab/></text:span><text:span text:style-name="T12">W filmie tym Colt McAnlis wyjaśnia sposób w jaki telefon komórkowy przesyła dane </text:span><text:span text:style-name="T17">z wykorzyst</text:span><text:span text:style-name="T24">a</text:span><text:span text:style-name="T17">niem sieci komórkowych oraz jaki</text:span><text:span text:style-name="T12"> wpływ ma </text:span><text:span text:style-name="T17">to</text:span><text:span text:style-name="T12"> na zużycie baterii. Pada stwierdzenie, że „</text:span><text:span text:style-name="T19">…</text:span><text:span text:style-name="T12">największe zyski w efektywności wykorzystania baterii będą płynąć z sposobu w jaki odbywa się komunikacja sieciowa</text:span><text:span text:style-name="T19">…</text:span><text:span text:style-name="T12">”</text:span></text:p>
      <text:p text:style-name="P20"><text:span text:style-name="T12">(0-17 sekunda, tłumaczenie z J. Angielskiego). </text:span><text:span text:style-name="T13">Wynika to z faktu, że radio w telefonie komórkowym jest</text:span><text:span text:style-name="T15"> radi</text:span><text:span text:style-name="T24">em</text:span><text:span text:style-name="T15"> nadające w paśmie </text:span><text:span text:style-name="T13">UHF, które zużywa sporo mocy </text:span><text:span text:style-name="T16">podczas transmisji </text:span><text:span text:style-name="T25">(TODO</text:span><text:span text:style-name="T16"> ile? - <text:s/>da się gdzieś znaleźć → wiadomo że zależne od wielu czynników</text:span><text:span text:style-name="T18">… </text:span><text:span text:style-name="T22">można powołać się na znalezione prace</text:span><text:span text:style-name="T16">)</text:span><text:span text:style-name="T13">.</text:span></text:p>
      <text:p text:style-name="P22">W celu oszczędzania tejże energii układ może znajdować się w jednym z trzech stanów:</text:p>
      <text:list xml:id="list5194513446985452543" text:style-name="L2">
        <text:list-item>
          <text:p text:style-name="P93"><text:span text:style-name="T142">a</text:span>ktywny<text:span text:style-name="T141">m,</text:span></text:p>
        </text:list-item>
        <text:list-item>
          <text:p text:style-name="P93"><text:span text:style-name="T142">c</text:span>zuwania,</text:p>
        </text:list-item>
        <text:list-item>
          <text:p text:style-name="P93"><text:span text:style-name="T142">u</text:span>śpienia.</text:p>
        </text:list-item>
      </text:list>
      <text:p text:style-name="P22">Gdzie stany te są wymienione od najbardziej energochłonnych do najmniej. Układ jest przełączany wg pewnych reguł <text:span text:style-name="T67">(bardziej szczegółowy opis w rozdziale 1.2.)</text:span>.</text:p>
      <text:p text:style-name="P21"/>
      <text:p text:style-name="P22"><text:tab/>Zrozumienie tych reguł i optymalizacja użycia sieci komórkowej do przesyłu danych może mieć duży wpływ na poprawę czasu pracy baterii.</text:p>
      <text:p text:style-name="P21"/>
      <text:p text:style-name="P21"><text:span text:style-name="T10"><text:tab/></text:span><text:span text:style-name="T14">W materiale tym nie ma jednak informacji jakich (nawet w mocnym przybliżeniu) oszczędności można się spodziewać. Zostały podane jedynie kilka porad, odnośników do dalszego czytania / oglądania w temacie i przykład diagnozowania przy użyciu narzędzi battery-historian i A</text:span><text:span text:style-name="T20">ndroid </text:span><text:span text:style-name="T14">D</text:span><text:span text:style-name="T20">evelopment </text:span><text:span text:style-name="T14">T</text:span><text:span text:style-name="T20">ool</text:span><text:span text:style-name="T21">s </text:span><text:span text:style-name="T23">[Narzędzia omówione w dalszych rozdziale]</text:span><text:span text:style-name="T14">.</text:span></text:p>
      <text:p text:style-name="P21"/>
      <text:h text:style-name="P177" text:outline-level="2"><text:bookmark-start text:name="__RefHeading__3945_475234545"/>1.1. Cel i zakres pracy<text:bookmark-end text:name="__RefHeading__3945_475234545"/></text:h>
      <text:p text:style-name="P52">Cel pracy:</text:p>
      <text:p text:style-name="Text_20_body"><text:span text:style-name="T68">[</text:span><text:span text:style-name="T69">TODO</text:span><text:span text:style-name="T61"> </text:span>czy poprawić opis żeby lepiej oddawał jak działa? Czy wyjaśnić w innym rozdziale?]</text:p>
      <text:p text:style-name="Text_20_body"><text:tab/>Komunikacja sieciowa powoduje znaczne zużycie energii telefonu komórkowego. Najbardziej kosztowny jest moment gdy radio przechodzi ze stanu uśpienia w stan aktywności, dlatego sytuacja gdy często przesyłamy małe porcje informacji jest mało korzystna dla baterii. Celem pracy jest badanie wpływu optymalizacji komunikacji sieciowej aplikacji mobilnej na zużycie energii baterii telefonu.</text:p>
      <text:p text:style-name="Text_20_body"/>
      <text:p text:style-name="P19">Zakres pracy:<text:tab/></text:p>
      <text:list xml:id="list1345653472255577220" text:style-name="L3">
        <text:list-item>
          <text:p text:style-name="P94"><text:span text:style-name="T142">a</text:span>naliza wpływu aplikacji na zużycie energii,</text:p>
        </text:list-item>
        <text:list-item>
          <text:p text:style-name="P94"><text:span text:style-name="T142">i</text:span>mplementacja aplikacji bez optymalizacji i z optymalizacją oraz badanie jej wpływu na czas „życia” baterii,</text:p>
        </text:list-item>
        <text:list-item>
          <text:p text:style-name="P94"><text:span text:style-name="T142">o</text:span>pracowanie <text:span text:style-name="T143">biblioteki ułatwiającej implementację zoptymalizowanej komunikacji sieciowej,</text:span></text:p>
        </text:list-item>
        <text:list-item>
          <text:p text:style-name="P94"><text:span text:style-name="T142">w</text:span>nioski końcowe.</text:p>
        </text:list-item>
      </text:list>
      <text:p text:style-name="P23"/>
      <text:h text:style-name="P170" text:outline-level="2"/>
      <text:h text:style-name="P177" text:outline-level="2"><text:bookmark-start text:name="__RefHeading__3947_475234545"/>1.2. Opis komunikacji przy pomocy radia w telefonie komórkowym<text:bookmark-end text:name="__RefHeading__3947_475234545"/></text:h>
      <text:p text:style-name="P51"><text:span text:style-name="T68">[TODO</text:span> więcej nt. <text:span text:style-name="T142">s</text:span>posobu komunikacji]</text:p>
      <text:p text:style-name="P36"><text:tab/>Sposób pracy radia w telefonie komórkowym można opisać przy pomocy diagramu stanów.<text:line-break/>Jest on zależy od technologii (np. 3G, LTE) oraz wartości przyjętych w zależności od dostawcy (np. Orange, Plus, itd.).</text:p>
      <text:p text:style-name="P36"/>
      <text:p text:style-name="P36"><text:span text:style-name="T81">M</text:span>ożemy wyróżnić trzy stany dla radia w telefonie komórkowym / <text:span text:style-name="T81">urządzeniu mobilnym</text:span>:</text:p>
      <text:list xml:id="list1492841866967831891" text:style-name="L4">
        <text:list-item>
          <text:p text:style-name="P112">Full Power <text:span text:style-name="T82">(</text:span>DCH<text:span text:style-name="T82">)</text:span> <text:tab/><text:span text:style-name="T82">→pełne zużycie mocy; pełna przepustowość,</text:span></text:p>
        </text:list-item>
        <text:list-item>
          <text:p text:style-name="P113">Low Power <text:span text:style-name="T82">(</text:span>FACH<text:span text:style-name="T82">)<text:tab/>→</text:span> ok 50% zużycie; niska przepustowość,</text:p>
        </text:list-item>
        <text:list-item>
          <text:p text:style-name="P113">Standby <text:span text:style-name="T82">(</text:span>IDLE<text:span text:style-name="T82">)</text:span> <text:tab/><text:span text:style-name="T82">→</text:span>brak zużycia, brak przepustowości <text:span text:style-name="T135">na dane (tylko pakiety kontrolne).</text:span></text:p>
        </text:list-item>
      </text:list>
      <text:p text:style-name="P37"/>
      <text:h text:style-name="P95" text:outline-level="2"><draw:frame draw:style-name="fr1" draw:name="Frame1" text:anchor-type="char" svg:width="17cm" draw:z-index="1"><draw:text-box fo:min-height="4.849cm"><text:p text:style-name="Illustration"><draw:frame draw:style-name="fr6" draw:name="Image1" text:anchor-type="paragraph" svg:width="17cm" svg:height="4.849cm" style:rel-height="scale" draw:z-index="2"><draw:image xlink:href="Pictures/10000201000002B6000000C6167992CE.png" xlink:type="simple" xlink:show="embed" xlink:actuate="onLoad"/></draw:frame>Ilustracja <text:sequence text:ref-name="refIllustration0" text:name="Illustration" text:formula="ooow:Illustration+1" style:num-format="1">1</text:sequence>: Diagram stanów radia komórkowego</text:p></draw:text-box></draw:frame><text:bookmark-start text:name="__RefHeading__4161_475234545"/><text:bookmark-end text:name="__RefHeading__4161_475234545"/></text:h>
      <text:h text:style-name="P96" text:outline-level="2"><text:bookmark-start text:name="__RefHeading__4163_475234545"/><text:span text:style-name="T48">[</text:span><text:a xlink:type="simple" xlink:href="http://developer.android.com/images/efficient-downloads/mobile_radio_state_machine.png" text:style-name="Internet_20_link" text:visited-style-name="Visited_20_Internet_20_Link"><text:span text:style-name="T48">http://developer.android.com/images/efficient-downloads/mobile_radio_state_machine.png</text:span></text:a><text:span text:style-name="T48"> dostęp z dnia 2016-03-26]</text:span><text:bookmark-end text:name="__RefHeading__4163_475234545"/></text:h>
      <text:h text:style-name="P96" text:outline-level="2"/>
      <text:h text:style-name="P98" text:outline-level="2"><text:bookmark-start text:name="__RefHeading__921_982207326"/>[TODO<text:span text:style-name="T83"> można wyjaśnić czemu dodając prezentację z Bell labs]</text:span><text:bookmark-end text:name="__RefHeading__921_982207326"/></text:h>
      <text:h text:style-name="P99" text:outline-level="2"><text:bookmark-start text:name="__RefHeading__4165_475234545"/>Przełączenie ze stanu niższego do wyższego (trzeba tłumaczyć?) wiąże się z pewnym opóźnieniem (latencją) wynoszącym dla przejść:<text:line-break/><text:bookmark-end text:name="__RefHeading__4165_475234545"/></text:h>
      <text:list xml:id="list6483858114510240240" text:style-name="L5">
        <text:list-item>
          <text:h text:style-name="P100" text:outline-level="2"><text:bookmark-start text:name="__RefHeading__4167_475234545"/>Standby <text:s text:c="5"/>→ Full Power ~2 sec,<text:bookmark-end text:name="__RefHeading__4167_475234545"/></text:h>
        </text:list-item>
        <text:list-item>
          <text:h text:style-name="P100" text:outline-level="2"><text:bookmark-start text:name="__RefHeading__4169_475234545"/>Low Power → Full Power ~1 – 1,5 sec.<text:bookmark-end text:name="__RefHeading__4169_475234545"/></text:h>
        </text:list-item>
      </text:list>
      <text:h text:style-name="P101" text:outline-level="2"/>
      <text:h text:style-name="P101" text:outline-level="2"><text:bookmark-start text:name="__RefHeading__4171_475234545"/>W związku z tym przełączanie z powrotem do stanu niższego następuje z pewnym opóźnieniem (tail time) wynoszącym odpowiednio:<text:bookmark-end text:name="__RefHeading__4171_475234545"/></text:h>
      <text:h text:style-name="P101" text:outline-level="2"/>
      <text:list xml:id="list5512632289737445005" text:style-name="L6">
        <text:list-item>
          <text:h text:style-name="P102" text:outline-level="2"><text:bookmark-start text:name="__RefHeading__4173_475234545"/>Full Power <text:s/>→ Low Power ~ 5 sec,<text:bookmark-end text:name="__RefHeading__4173_475234545"/></text:h>
        </text:list-item>
        <text:list-item>
          <text:h text:style-name="P102" text:outline-level="2"><text:bookmark-start text:name="__RefHeading__4175_475234545"/><text:soft-page-break/>Low Power → Standby ~ 10 – 12 sec.<text:bookmark-end text:name="__RefHeading__4175_475234545"/></text:h>
        </text:list-item>
      </text:list>
      <text:h text:style-name="P101" text:outline-level="2"/>
      <text:h text:style-name="P103" text:outline-level="2"><text:bookmark-start text:name="__RefHeading__4177_475234545"/>Opóźnienia te są zależne od użytej technologii (2G, 3G, LTE) oraz operatora.<text:bookmark-end text:name="__RefHeading__4177_475234545"/></text:h>
      <text:h text:style-name="P103" text:outline-level="2"/>
      <text:h text:style-name="P104" text:outline-level="2"><text:bookmark-start text:name="__RefHeading__4179_475234545"/><text:tab/>Technika ta ma na celu zmniejszenie zużycia baterii przy jednoczesnym unikaniu opóźnień związanym z przełączaniem w stan wyższej gotowości radia. <text:span text:style-name="T49">Może ona jednak prowadzić do niepożądanych sytuacji / wzorców komunikacji.</text:span><text:bookmark-end text:name="__RefHeading__4179_475234545"/></text:h>
      <text:h text:style-name="P104" text:outline-level="2"/>
      <text:h text:style-name="P104" text:outline-level="2"><text:bookmark-start text:name="__RefHeading__4181_475234545"/><text:tab/><text:span text:style-name="T49">Jeśli aplikacja pobiera regularnie dane lub odpytuje serwer o zmiany może to prowadzić do sytuacji gdzie radio nigdy nie przechodzi do stanu czuwania (standby) pomimo niskiego wykorzystania przepustowości.</text:span><text:bookmark-end text:name="__RefHeading__4181_475234545"/></text:h>
      <text:h text:style-name="P104" text:outline-level="2"/>
      <text:h text:style-name="P104" text:outline-level="2"><text:bookmark-start text:name="__RefHeading__4183_475234545"/><text:tab/><text:span text:style-name="T50">Weźmy za przykład następujący scenariusz:</text:span><text:bookmark-end text:name="__RefHeading__4183_475234545"/></text:h>
      <text:h text:style-name="P105" text:outline-level="2"><text:bookmark-start text:name="__RefHeading__4185_475234545"/>Aplikacja odpytuje serwer o dane co 15 sekund, samo wygenerowanie odpowiedzi i pobranie jej zajmuje ok 1 sekundy. Przyjmując wyżej wymienione czasy (dla 3G AT&amp;T) możemy zauważyć, że pomimo niewielkiego faktycznego zapotrzebowania na przepustowość radio nie przechodzi w tryb uśpienia (standby).<text:bookmark-end text:name="__RefHeading__4185_475234545"/></text:h>
      <text:h text:style-name="P105" text:outline-level="2"><draw:frame draw:style-name="fr2" draw:name="Frame3" text:anchor-type="char" svg:x="0.019cm" svg:y="0cm" svg:width="16.69cm" draw:z-index="5"><draw:text-box fo:min-height="12.607cm"><text:p text:style-name="Illustration"><draw:frame draw:style-name="fr6" draw:name="Image3" text:anchor-type="paragraph" svg:width="16.69cm" svg:height="12.607cm" style:rel-height="scale" draw:z-index="6"><draw:image xlink:href="Pictures/1000000000000A6B000007DF7DD53D5E.png" xlink:type="simple" xlink:show="embed" xlink:actuate="onLoad"/></draw:frame>Ilustracja <text:sequence text:ref-name="refIllustration1" text:name="Illustration" text:formula="ooow:Illustration+1" style:num-format="1">2</text:sequence>: Przykład wpływu regularnych transferów danych na stan radia</text:p></draw:text-box></draw:frame></text:h>
      <text:h text:style-name="P105" text:outline-level="2"><text:bookmark-start text:name="__RefHeading__4187_475234545"/><text:bookmark-end text:name="__RefHeading__4187_475234545"/></text:h>
      <text:h text:style-name="P106" text:outline-level="2"><text:bookmark-start text:name="__RefHeading__4189_475234545"/><text:soft-page-break/>Opracowanie / tłumaczenia własne na podstawie <text:a xlink:type="simple" xlink:href="http://developer.android.com/training/efficient-downloads/efficient-network-access.html" text:style-name="Internet_20_link" text:visited-style-name="Visited_20_Internet_20_Link">http://developer.android.com/training/efficient-</text:a><text:a xlink:type="simple" xlink:href="http://developer.android.com/training/efficient-downloads/efficient-network-access.html" text:style-name="Internet_20_link" text:visited-style-name="Visited_20_Internet_20_Link">downloads/efficient-network-access.html</text:a> dostęp z dnia 2016-03-26.<text:bookmark-end text:name="__RefHeading__4189_475234545"/></text:h>
      <text:h text:style-name="P97" text:outline-level="2"/>
      <text:h text:style-name="P107" text:outline-level="2"><text:bookmark-start text:name="__RefHeading__4191_475234545"/><text:tab/>Naturalnie nie każda aplikacja będzie odpytywać o zmiany w tak dobranym czasie, żeby nie wprowadzić radia w stan uśpienia. Możliwość ewentualnej optymalizacji zależy też od charakteru aplikacji. Weźmy np. gry sieciowe. Tu nie mamy za bardzo możliwości na jakąkolwiek optymalizację: wszystko co zainicjuje użytkownik musi się „dziać na zawołanie”.<text:bookmark-end text:name="__RefHeading__4191_475234545"/></text:h>
      <text:h text:style-name="P171" text:outline-level="2"><text:bookmark-start text:name="__RefHeading__4193_475234545"/>1.3. Techniki optymalizacji <text:span text:style-name="T52">komunikacji sieciowej na urządzeniu mobilnym</text:span><text:bookmark-end text:name="__RefHeading__4193_475234545"/></text:h>
      <text:p text:style-name="P38"><text:tab/><text:span text:style-name="T51">Nie każdy rodzaj komunikacji sieciowej da się zoptymalizować. Weźmy pod uwagę UX </text:span><text:span text:style-name="T71">[TODO]</text:span><text:span text:style-name="T87">User Experiance</text:span><text:span text:style-name="T51">. Każdy system informatyczny powinien być responsywny </text:span><text:span text:style-name="T71">[TODO </text:span><text:span text:style-name="T72">more?] </text:span><text:span text:style-name="T51">(reakcja na akcję użytkownika w możliwie krótkim czasie). Dlatego też każde żądanie zainicjalizowane przez użytkownika powinno być wykonane natychmiastowo. Są także akcje / żądania periodyczne (nie zainicjowane przez użytkownika), które można wykonać w „innym czasie”.</text:span></text:p>
      <text:p text:style-name="P38"><text:tab/><text:span text:style-name="T53">Najprościej będzie jednak przedstawić kilka scenariuszy wraz z przykładami:</text:span></text:p>
      <text:list xml:id="list7879260029395106273" text:style-name="L7">
        <text:list-item>
          <text:p text:style-name="P114">Prefetch – pobieranie zasobów zawczasu. <text:span text:style-name="T54">Jest to sposób na zminimalizowanie następujących po sobie żądań użytkownika. Możemy pobrać wycinek lub całość treści zdalnej, wyprzedzając jakiekolwiek żądania użytkownika. <text:line-break/>Przykład: Aplikacja mailingowa (gmail) pobieramy listę wszystkich wiadomości + treść nieprzeczytanych (+ostatni przeczytany gdyby nie było nowych wiadomości; tylko przykład),</text:span></text:p>
        </text:list-item>
        <text:list-item>
          <text:p text:style-name="P115">Batch – scalanie kilku zapytań w jedno. <text:span text:style-name="T55">Zamiast wysyłania zapytań natychmiastowo zbieramy je w kolejce. Czekamy aż użytkownik zainicjalizuje jakieś żądanie lub minie pewien założony czas. Wysyłamy strumieniem (albo np. scalone jako jeden HTTP GET) wszystkie zebrane zapytania. Minimalizujemy przy tym liczbę wywołanych przejść stanów.<text:line-break/>Przykład: kod monitorujący zachowania użytkownika w aplikacji (Google Play Analytics?)<text:line-break/>Jeśli aplikacja monitoruje sposób korzystania, prawdopodobnie każda aktywacja elementów UI będzie monitorowana. Nie każda funkcjonalność musi skutkować komunikacją sieciową. Jednak każde jej użycie będzie monitorowane. Żeby uniknąć wysyłania danych analitycznych co „kliknięcie” możemy zbierać informacje odnośnie użycia aplikacji w kolejce i wysyłać je w paczkach,</text:span></text:p>
        </text:list-item>
        <text:list-item>
          <text:p text:style-name="P116"><text:span text:style-name="T142">u</text:span>nikanie periodycznych sprawdzeń serwera. Zamiast odpytywać serwer co dany interwał czasu możemy polegać na technologii GCM (Google Cloud Messaging). W takim przypadku to konkretne urządzenia bądź grupa zostaje powiadomiona o zmianach przez serwis firmy Google. Przykład: <text:span text:style-name="T56">Aplikacja monitoruje stan wielu urządzeń. Urządzenie te komunikują się z centralnym punktem (serwerem). Aplikacja zamiast periodycznie odpytywać serwer polega na w/w usłudze. Serwer wysyła dane zmianach (jeśli jakieś zarejestruje) do usługi a ta z kolei powiadamia odpowiednie urządzenia mobilne,</text:span></text:p>
        </text:list-item>
        <text:list-item>
          <text:p text:style-name="P117">Cache – zapobieganie ponownemu pobieraniu danych. Aplikacja pobiera dane z serwera <text:soft-page-break/>widoku 1. Użytkownik przechodzi z widoku 1 na 2. Po czasie wraca do widoku 1. Dane nie są ponownie pobierane ponieważ znajdują się w pamięci Ram bądź na dysku.<text:line-break/>Przykład: Aplikacja z wbudowaną listą zdjęć. „Naturalna” kolejność używania aplikacji jest od góry do dołu. Zdjęcia są pobierane wraz z postępem w dół listy. Gdyby jednak użytkownik zdecydował wrócić na samą górę listy zdjęcia nie muszą być pobrane ponownie.</text:p>
        </text:list-item>
      </text:list>
      <text:h text:style-name="P178" text:outline-level="2"><text:bookmark-start text:name="__RefHeading__4195_475234545"/>1.4. Wątpliwości związane z tematem<text:bookmark-end text:name="__RefHeading__4195_475234545"/></text:h>
      <text:p text:style-name="P39"><text:tab/><text:span text:style-name="T57">Dla autora temat był ciekawy pod względem technicznym, ale jednocześnie wzbudził pewne wątpliwości. Czy faktycznie beztroska w tworzeniu komunikacji sieciowej w aplikacji może w tak dużym stopniu wpłynąć na poziom naładowania baterii?</text:span></text:p>
      <text:p text:style-name="P39"><text:tab/><text:span text:style-name="T57">Po wejściu w ekran statystyk zużycia baterii na trzech urządzeniach na jednej z pierwszych trzech pozycji zawsze pojawiał się ekran. Było to nie zależne od tego w jaki sposób telefon był wykorzystywany.</text:span></text:p>
      <text:p text:style-name="P39"/>
      <text:p text:style-name="P39"><draw:frame draw:style-name="fr3" draw:name="Frame2" text:anchor-type="paragraph" svg:width="17cm" draw:z-index="3"><draw:text-box fo:min-height="9.421cm"><text:p text:style-name="Illustration"><draw:frame draw:style-name="fr6" draw:name="Image2" text:anchor-type="paragraph" svg:width="17cm" svg:height="9.421cm" style:rel-height="scale" draw:z-index="4"><draw:image xlink:href="Pictures/1000000000000870000004ADD6D6AF71.png" xlink:type="simple" xlink:show="embed" xlink:actuate="onLoad"/></draw:frame>Ilustracja <text:sequence text:ref-name="refIllustration2" text:name="Illustration" text:formula="ooow:Illustration+1" style:num-format="1">3</text:sequence>: Statystyki zużycia baterii na różnych urządzeniach</text:p></draw:text-box></draw:frame></text:p>
      <text:p text:style-name="P41"><text:tab/><text:span text:style-name="T93">Na ilustracji 3 przedstawione są trzy zrzuty ekranu dla różnych telefonów. Każdy z nich przedstawia <text:s/>systemowy podgląd na sumaryczne zużycie baterii wg aplikacji. Telefony były wykorzystywane w różny sposób co widać po procesach odpowiedzialnych za zużycie energii.</text:span></text:p>
      <text:p text:style-name="P55">Pierwszych dwa urządzenia (od lewej) wykorzystywane były głównie do wykonywania połączeń głosowych. <text:span text:style-name="T127">W t</text:span>elefon<text:span text:style-name="T127">ie</text:span> po środku przeważa pobór energii podczas trybu bezczynności.<text:line-break/>Na ostatnim w większym stopniu były wykorzystywane aplikacje.</text:p>
      <text:p text:style-name="P40"><text:tab/><text:span text:style-name="T58">Faktem jest również, że nie każdy użytkownik korzysta ze swojego urządzenia w taki sam sposób. Niektóre osoby wykorzystują telefon tylko do dzwonienia bądź pisania SMS, sporadycznie wykorzystując funkcje „smart” (przeglądarka WWW, aplikacje, aparat, itd.) w swoim telefonie. Inni zaś traktują te urządzenia jak centrum multimedialnej rozrywki a możliwość dzwonienia jest dodatkowym udogodnieniem. Różnorodność tyczy się też samych aplikacji. Niektóre będą miały charakter okazjonalny (np. mapy) i będą uruchamiane sporadycznie na krótki czas. Inne zaś np. Facebook mogą być uruchomione praktycznie bezustannie.</text:span></text:p>
      <text:p text:style-name="P40"><text:soft-page-break/><text:tab/><text:span text:style-name="T59">Czy zatem optymalizacja pod tym kątem ma sens z punktu widzenia deweloperów? Czy poświęcony czas wpłynie w zauważalnym stopniu na poprawę czasu życia baterii?</text:span></text:p>
      <text:h text:style-name="P172" text:outline-level="2"><text:bookmark-start text:name="__RefHeading__3949_475234545"/>1.<text:span text:style-name="T57">5</text:span>. Sposób przeprowadzenia badań<text:bookmark-end text:name="__RefHeading__3949_475234545"/></text:h>
      <text:p text:style-name="P43"><text:tab/><text:span text:style-name="T60">Badanie tego zjawiska nie będzie łatwe. Dokładność wyników może być niska, biorąc pod uwagę liczbę <text:s/>czynników mających wpływ na pomiary:</text:span></text:p>
      <text:list xml:id="list7660743266904786718" text:style-name="L8">
        <text:list-item>
          <text:p text:style-name="P118">jest mnóstwo typów aplikacji, większość z nich ma różne sposoby komunikowania się poprzez sieć,</text:p>
        </text:list-item>
        <text:list-item>
          <text:p text:style-name="P118">wyniki są zależne od sprzętu, typu połączenia, dostawcy usługi,</text:p>
        </text:list-item>
        <text:list-item>
          <text:p text:style-name="P118">badane aplikacje są dostępne w postaci gotowych binariów bez dostępu do kodu,<text:line-break/>a sama deasemblacja jest zabroniona (utrudnia to analizę sposobu komunikacji i użyte mechanizmy – wymusza to odgadywanie wielu aspektów),</text:p>
        </text:list-item>
        <text:list-item>
          <text:p text:style-name="P118">do pomiaru będą używane głównie narzędzia software'owe, których dokładność jest mniejsza (i również może mieć wpływ na działanie samego urządzenia) niż pomiary przy pomocy specjalnych urządzeń <text:span text:style-name="T79">[TODO</text:span> przykłady, laboratoria],</text:p>
        </text:list-item>
        <text:list-item>
          <text:p text:style-name="P118">testy należałoby zautomatyzować, jednak będzie to problematyczne (wręcz niewykonalne).<text:line-break/>Jeżeli nie ma dostępu do kodu źródłowego to automatyzacja testów jest słaba.<text:line-break/>Są frameworki do testów na UI (np. Monkey) jednak samo wywołanie akcji w aplikacji jest niewystarczające. <text:span text:style-name="T145">Należy</text:span> monitorować samą komunikację sieciową uruchomioną przez daną akcję i odczekiwać na zakończenie działania tejże akcji w aplikacji:<text:line-break/><text:span text:style-name="T145">W</text:span>ykon<text:span text:style-name="T145">ujemy</text:span> scenariusz przejście z widoku listy na podgląd danego elementu.<text:line-break/>Jeśli chcemy wykonać jakieś akcje na widoku szczegółów nie powinniśmy ich zaczynać przed wyświetleniem się tego widoku. Ze względu na sieciowy charakter aplikacji czas wyświetlenia nie zawsze musi być taki sam.<text:line-break/>Inny aspekt to fakt, że większość tych narzędzi jest komercyjna.</text:p>
        </text:list-item>
      </text:list>
      <text:p text:style-name="P44"><text:tab/></text:p>
      <text:p text:style-name="P45"><text:span text:style-name="T129">[TODO zweryfikować pod koniec]</text:span>Ze względu na powyższe utrudnienia przyjęto następujący schemat testów:</text:p>
      <text:list xml:id="list8598618203209792475" text:style-name="L9">
        <text:list-item>
          <text:p text:style-name="P119"><text:span text:style-name="T146">w</text:span>ybór możliwie szerokiego wachlarza aplikacji ze sklepu Google Play,</text:p>
        </text:list-item>
        <text:list-item>
          <text:p text:style-name="P119"><text:span text:style-name="T146">m</text:span>anualne (jeśli nie da się zautomatyzować) przetestowanie tych aplikacji przy pomocy battery-stats + battery-historian + narzędzie do monitoringu ruchu sieciowego,</text:p>
        </text:list-item>
        <text:list-item>
          <text:p text:style-name="P120"><text:span text:style-name="T146">w</text:span>ybranie na tej podstawie typu (wzorca UI + danych) aplikacji która zostanie poddana dokładniejszym testom,</text:p>
        </text:list-item>
        <text:list-item>
          <text:p text:style-name="P120"><text:span text:style-name="T146">s</text:span>tworzenie aplikacji implementującej w/w wzorzec,</text:p>
        </text:list-item>
        <text:list-item>
          <text:p text:style-name="P120"><text:span text:style-name="T146">st</text:span>worzenie prostego frameworka / biblioteki wspomagającego implementacje odpowiednich strategii optymalizacji,</text:p>
        </text:list-item>
        <text:list-item>
          <text:p text:style-name="P120"><text:span text:style-name="T146">p</text:span>oddanie aplikacji testom automatycznym przy włączonych i wyłączonych mechanizmach <text:soft-page-break/>optymalizacji w/w biblioteki,</text:p>
        </text:list-item>
        <text:list-item>
          <text:p text:style-name="P120"><text:span text:style-name="T146">p</text:span>orównanie wyników – wnioskowanie.</text:p>
          <text:p text:style-name="P120">(kolejne iteracje?)</text:p>
        </text:list-item>
      </text:list>
      <text:p text:style-name="P29">Narzędzia wykorzystane podczas badań to:</text:p>
      <text:p text:style-name="P42"><text:span text:style-name="T79">[TODO</text:span> nazwa, opis, url]<text:span text:style-name="T130">[Weryfikacja pod koniec, co faktycznie zostało użyte]</text:span></text:p>
      <text:list xml:id="list7738913476855827924" text:style-name="L10">
        <text:list-item>
          <text:p text:style-name="P121">battery-historian <text:span text:style-name="T130">→jest to narzędzie stowrzone przez Google w celu wizualizacji zapotrzebownia aplikacji na energię, transfer danych itp.<text:line-break/></text:span><text:a xlink:type="simple" xlink:href="https://github.com/google/battery-historian" text:style-name="Internet_20_link" text:visited-style-name="Visited_20_Internet_20_Link"><text:span text:style-name="T130">https://github.com/google/battery-historian</text:span></text:a><text:span text:style-name="T130">,</text:span></text:p>
        </text:list-item>
        <text:list-item>
          <text:p text:style-name="P122">AD<text:span text:style-name="T130">B →Android Debug Bridge</text:span>, <text:span text:style-name="T130">narzędzie do komunikacji z systemem Android na urządzeniu / emulatorze<text:line-break/></text:span><text:a xlink:type="simple" xlink:href="http://developer.android.com/tools/help/adb.html" text:style-name="Internet_20_link" text:visited-style-name="Visited_20_Internet_20_Link"><text:span text:style-name="T130">http://developer.android.com/tools/help/adb.html</text:span></text:a><text:span text:style-name="T130">,</text:span></text:p>
        </text:list-item>
        <text:list-item>
          <text:p text:style-name="P123">tcpdump / wireshark,</text:p>
        </text:list-item>
        <text:list-item>
          <text:p text:style-name="P124">rozwiązania autorskie,</text:p>
        </text:list-item>
        <text:list-item>
          <text:p text:style-name="P123">roboty?</text:p>
        </text:list-item>
      </text:list>
      <text:p text:style-name="P42"/>
      <text:p text:style-name="P66">Ograniczenia podczas badań:</text:p>
      <text:list xml:id="list3999253725486913406" text:style-name="L11">
        <text:list-item>
          <text:p text:style-name="P125">badania będą przeprowadzane na urządzeniu położonym stacjonarnie (nie będzie ono w ruchu),</text:p>
        </text:list-item>
        <text:list-item>
          <text:p text:style-name="P125">badania będą przeprowadzane dla jednego maksymalnie dwóch operatorów,</text:p>
        </text:list-item>
        <text:list-item>
          <text:p text:style-name="P125">zużycie energii będzie liczone poprzez narzędzia dostępne w systemie Android,</text:p>
        </text:list-item>
        <text:list-item>
          <text:p text:style-name="P125">testy będą wykonywane na jednej aplikacji wzorcowej.</text:p>
        </text:list-item>
      </text:list>
      <text:h text:style-name="P167" text:outline-level="1"><text:bookmark-start text:name="__RefHeading__4071_530245620"/>2. Badanie aplikacji<text:bookmark-end text:name="__RefHeading__4071_530245620"/></text:h>
      <text:p text:style-name="P16"/>
      <text:p text:style-name="P17"><text:tab/><text:span text:style-name="T98">Celem tego rozdziału jest zbadanie wybranych aplikacji pod kątem komunikacji sieciowej (w jaki sposób przebiega) i jej wpływu na stan radia telefonu komórkowego. Zebrane wyniki mają pomóc w zidentyfikowaniu „wzorców” sposobu komunikacji sieciowej i ewentualnych sposobów jej optymalizacji pod kątem wykorzystania radia. Pod koniec tego rozdziału będzie możliwe określenie funkcjonalności wzorcowej aplikacji (</text:span><text:span text:style-name="T73">TODO</text:span><text:span text:style-name="T98"> poprawić, chodzi o aplikację którą będziemy implementować i poddawać dokładniejszym testom).</text:span></text:p>
      <text:h text:style-name="P173" text:outline-level="2"><text:bookmark-start text:name="__RefHeading__677_208457283"/>2.<text:span text:style-name="T80">1</text:span>. Wybór aplikacji do przeprowadzenia testów<text:bookmark-end text:name="__RefHeading__677_208457283"/></text:h>
      <text:p text:style-name="P46"><text:tab/><text:span text:style-name="T62">Problem z wyborem zbioru aplikacji do testów był prozaiczny: od czego zacząć? Na platformie Google Play znajduje się około 1.8 miliona aplikacji na listopad 2015 roku (strona </text:span><text:a xlink:type="simple" xlink:href="http://www.statista.com/statistics/266210/number-of-available-applications-in-the-google-play-store/" text:style-name="Internet_20_link" text:visited-style-name="Visited_20_Internet_20_Link"><text:span text:style-name="T62">http://www.statista.com/statistics/266210/number-of-available-applications-in-the-google-play-store/</text:span></text:a><text:span text:style-name="T62"> na dzień 2016-03-27) </text:span><text:span text:style-name="T70">[TODO</text:span><text:span text:style-name="T62"> lepsze źródło?]. Podczas poszukiwań autor natrafił na raport firmy AVG (* dać opis co to jest) (</text:span><text:a xlink:type="simple" xlink:href="http://now.avg.com/wp-content/uploads/2015/02/avg_android_app_performance_report_q4_2014.pdf" text:style-name="Internet_20_link" text:visited-style-name="Visited_20_Internet_20_Link"><text:span text:style-name="T62">http://now.avg.com/wp-content/uploads/2015/02/avg_android_app_performance_report_q4_2014.pdf</text:span></text:a><text:span text:style-name="T62"> dostęp z dnia 2016-03-27) w którym zebrano statystyki użycia telefonów komórkowych z systemem Android dla. Dla miliona telefonów przeanalizowano jakie aplikacje mają największy wpływ na zużycie baterii, transfer danych z sieci oraz zajętość przestrzeni dyskowej.</text:span></text:p>
      <text:p text:style-name="P46"/>
      <text:p text:style-name="P48">Według wyżej wymienionego raportu w pierwszej trzy aplikacji pobierających najwięcej mocy uruchamianych przy starcie urządzenia są kolejno:</text:p>
      <text:list xml:id="list7243210101887923869" text:style-name="L12">
        <text:list-item>
          <text:p text:style-name="P126">Beaming Service for Samsung,</text:p>
        </text:list-item>
        <text:list-item>
          <text:p text:style-name="P126">Security Policy Updates (Samsung Software Updates),</text:p>
        </text:list-item>
        <text:list-item>
          <text:p text:style-name="P126">Facebook.</text:p>
        </text:list-item>
      </text:list>
      <text:p text:style-name="P47"/>
      <text:p text:style-name="P47">Pierwsza <text:span text:style-name="T94">trójka</text:span> aplikacji pobierających najwięcej mocy uruchamianych przez użytkownika:</text:p>
      <text:list xml:id="list2635203066579964353" text:style-name="L13">
        <text:list-item>
          <text:p text:style-name="P127">Samsung WatchON (Video),</text:p>
        </text:list-item>
        <text:list-item>
          <text:p text:style-name="P127">OLX Free Classifieds,</text:p>
        </text:list-item>
        <text:list-item>
          <text:p text:style-name="P127">Telstra.</text:p>
        </text:list-item>
      </text:list>
      <text:p text:style-name="P47"/>
      <text:p text:style-name="P49">Pierwsza <text:span text:style-name="T94">trójka</text:span> aplikacji ze względu na ruch sieciowy</text:p>
      <text:list xml:id="list4159532701989239314" text:style-name="L14">
        <text:list-item>
          <text:p text:style-name="P129">Daily Mail Online,</text:p>
        </text:list-item>
        <text:list-item>
          <text:p text:style-name="P129">Tumblr,</text:p>
        </text:list-item>
        <text:list-item>
          <text:p text:style-name="P129">Facebook.</text:p>
        </text:list-item>
      </text:list>
      <text:p text:style-name="P30">Krótki opis powyższych aplikacji</text:p>
      <text:list xml:id="list7399334260803943278" text:style-name="L15">
        <text:list-item>
          <text:p text:style-name="P128">Beaming Service for Samsung <text:line-break/><text:a xlink:type="simple" xlink:href="https://play.google.com/store/apps/details?id=com.mobeam.barcodeService" text:style-name="Internet_20_link" text:visited-style-name="Visited_20_Internet_20_Link"><text:span text:style-name="T94">https://play.google.com/store/apps/details?id=com.mobeam.barcodeService</text:span></text:a><text:span text:style-name="T94"><text:line-break/>Aplikacja do skanowania kodów kreskowych,</text:span></text:p>
        </text:list-item>
        <text:list-item>
          <text:p text:style-name="P128">Security Policy Updates<text:line-break/><text:a xlink:type="simple" xlink:href="https://play.google.com/store/apps/details?id=com.policydm" text:style-name="Internet_20_link" text:visited-style-name="Visited_20_Internet_20_Link"><text:span text:style-name="T94">https://play.google.com/store/apps/details?id=com.policydm</text:span></text:a><text:span text:style-name="T94"><text:line-break/>System pobierania aktualizacji dla systemu zabazpieczeń KNOX firmy Samsung<text:line-break/></text:span><text:a xlink:type="simple" xlink:href="https://www.samsungknox.com/en/products/knox-workspace/how-to/lock-down-android" text:style-name="Internet_20_link" text:visited-style-name="Visited_20_Internet_20_Link"><text:span text:style-name="T94">https://www.samsungknox.com/en/products/knox-workspace/how-to/lock-down-android</text:span></text:a><text:span text:style-name="T94">,</text:span></text:p>
        </text:list-item>
        <text:list-item>
          <text:p text:style-name="P132">Facebook<text:line-break/><text:a xlink:type="simple" xlink:href="https://play.google.com/store/apps/details?id=com.facebook.katana" text:style-name="Internet_20_link" text:visited-style-name="Visited_20_Internet_20_Link">https://play.google.com/store/apps/details?id=com.facebook.katana</text:a><text:line-break/>klient popularnego portalu społecznościowego,</text:p>
        </text:list-item>
        <text:list-item>
          <text:p text:style-name="P133">Samsung WatchON<text:line-break/><text:a xlink:type="simple" xlink:href="http://www.appmaniak.pl/system/android/watchon-aplikacja-sterowania-urzadzeniami-domu" text:style-name="Internet_20_link" text:visited-style-name="Visited_20_Internet_20_Link">http://www.appmaniak.pl/system/android/watchon-aplikacja-sterowania-urzadzeniami-domu</text:a><text:line-break/>aplikacja do sterowania urządzeniami RTV (nie znaleziona na play.google.com),</text:p>
        </text:list-item>
        <text:list-item>
          <text:p text:style-name="P134"><text:span text:style-name="T63">OLX Free Classifieds →odpowiednik na rynek polski OLX.pl</text:span><text:line-break/><text:a xlink:type="simple" xlink:href="https://play.google.com/store/apps/details?id=pl.tablica" text:style-name="Internet_20_link" text:visited-style-name="Visited_20_Internet_20_Link"><text:span text:style-name="T95">https://play.google.com/store/apps/details?id=pl.tablica</text:span></text:a><text:span text:style-name="T95"><text:line-break/>Aplikacja do przeglądania i zamieszczania ogłoszeń (kupno / sprzedaż),</text:span></text:p>
        </text:list-item>
        <text:list-item>
          <text:p text:style-name="P135">Telstra<text:line-break/><text:a xlink:type="simple" xlink:href="https://play.google.com/store/apps/details?id=com.telstra.mobile.android.mytelstra" text:style-name="Internet_20_link" text:visited-style-name="Visited_20_Internet_20_Link">https://play.google.com/store/apps/details?id=com.telstra.mobile.android.mytelstra</text:a><text:line-break/>aplikacja do zarządzania usługami sieci telekomunikacyjnej Telstra,</text:p>
        </text:list-item>
        <text:list-item>
          <text:p text:style-name="P130">Daily Mail Online<text:line-break/><text:a xlink:type="simple" xlink:href="https://play.google.com/store/apps/details?id=com.dailymail.online" text:style-name="Internet_20_link" text:visited-style-name="Visited_20_Internet_20_Link"><text:span text:style-name="T96">https://play.google.com/store/apps/details?id=com.dailymail.online</text:span></text:a><text:span text:style-name="T96"><text:line-break/>Wiadomości i czasopisma,</text:span></text:p>
        </text:list-item>
        <text:list-item>
          <text:p text:style-name="P131">Tumblr<text:line-break/><text:a xlink:type="simple" xlink:href="https://play.google.com/store/apps/details?id=com.tumblr" text:style-name="Internet_20_link" text:visited-style-name="Visited_20_Internet_20_Link"><text:span text:style-name="T97">https://play.google.com/store/apps/details?id=com.tumblr</text:span></text:a><text:span text:style-name="T97"><text:line-break/></text:span><text:span text:style-name="T91">aplikacja do dzielenia się treścią (zdjęcia, filmy, cytaty, itd.).</text:span></text:p>
        </text:list-item>
      </text:list>
      <text:p text:style-name="P49">W wynikach należy zwrócić uwagę, że są to dane z czwartego kwartału 2014 roku, więc same aplikacje mogły zostać poprawione a trend wśród użytkowników mógł się też zmienić. <text:span text:style-name="T64">Dane dotyczą użytkowników z całego świata. Aplikacje z liczbą instalacji poniżej jednego miliona nie były brane pod uwagę.</text:span></text:p>
      <text:p text:style-name="P49"/>
      <text:p text:style-name="P63">Na podstawie wyżej wymienionego raportu wytypowano następujące aplikacje do testów:</text:p>
      <text:list xml:id="list7046817436947952599" text:style-name="L16">
        <text:list-item>
          <text:p text:style-name="P136">Facebook,</text:p>
        </text:list-item>
        <text:list-item>
          <text:p text:style-name="P136">OLX.pl</text:p>
        </text:list-item>
      </text:list>
      <text:p text:style-name="P67">Są to aplikacje notowane wysoko w raporcie ze względu na zużycie energii i generowany ruch sieciowy. Ponieważ lista jest krótka postanowiono dodać następujące aplikacje:</text:p>
      <text:list xml:id="list125550530424338" text:continue-numbering="true" text:style-name="L16">
        <text:list-item>
          <text:p text:style-name="P136">OTOMOTO,</text:p>
        </text:list-item>
        <text:list-item>
          <text:p text:style-name="P136"><text:soft-page-break/>Pracuj.pl,</text:p>
        </text:list-item>
        <text:list-item>
          <text:p text:style-name="P136">iCarWash.<text:line-break/></text:p>
        </text:list-item>
      </text:list>
      <text:p text:style-name="P83"><text:tab/>Aplikacja OTOMOTO i Pracuj.pl podobnie jak OLX zawierają listę ogłoszeń, są one jednak bardziej skupione na tematyce ogłoszeń. Jak same nazwy wskazują OTOMOTO to ogłoszenia związane z motoryzacją a Pracuj.pl z rynkiem pracy. Aplikacja iCarWash trafiła na listę poni<text:span text:style-name="T146">e</text:span>waż została wykonana przez autora przez co znany jest mu model komunikacji sieciowej co w znaczącym stopniu może pomóc przy interpretacji wyników dla innych aplikacji.</text:p>
      <text:p text:style-name="P68"/>
      <text:p text:style-name="P68"><text:tab/><text:span text:style-name="T128">Częścią wspólną dla aplikacji jest ich interfejs użytkownika (sposób nawigacji / korzystania). Do pewnego stopnia można go uogólnić i stwierdzić, że wszystkie prezentują wyniki w postaci listy. Pozycja na liście składa się z tytułu, ewentualnie obrazka, ceny. Po zaznaczeniu konkretnego elementu na liście aplikacje przenoszą użytkownika do widoku szczegółów danego wpisu. Zawiera on dłuższy tekst, więcej obrazków, bądź w przypadku aplikacji Facebook może zawierać listę komentarzy do danego elementu. O ile aplikacje iCarWash i Pracuj.pl prezentują swoją treść głównie w postaci tekstu pozostałe wzbogacają opisy przy pomocy obrazków.</text:span></text:p>
      <text:h text:style-name="P179" text:outline-level="2"><text:bookmark-start text:name="__RefHeading__1085_768326401"/>2.2. <text:span text:style-name="T100">Krótki opis systemu Android</text:span><text:bookmark-end text:name="__RefHeading__1085_768326401"/></text:h>
      <text:p text:style-name="P56"><text:tab/><text:span text:style-name="T99">Rozwój system operacyjnego Android jest nadzorowany przez spółkę Google. Jest on oparty na jądrze systemu Linux. Kod źródłowy jest otwarty i dostępny pod licencją </text:span><text:span text:style-name="T26">Android Open Source Project License. </text:span><text:a xlink:type="simple" xlink:href="http://source.android.com/source/licenses.html" text:style-name="Internet_20_link" text:visited-style-name="Visited_20_Internet_20_Link">http://source.android.com/source/licenses.html</text:a><text:span text:style-name="T26">. </text:span><text:span text:style-name="T27">Rozwój tego systemu następuje w krótszych iteracjach niż dajmy na to iOS firmy Apple. Pomiędzy kolejnymi wersjami częstym jest zmiana różnego rodzaju usług systemowych w tym narzędzi do monitorowania stanu baterii. Utrudnia to znacząco wypracowanie mechanizmów uniwersalnych. Kolejnym utrudnieniem jest fakt, że system ten jest modyfikowany przez producentów sprzętu i operatorów telefonii komórkowej.</text:span></text:p>
      <text:h text:style-name="P174" text:outline-level="2"><text:bookmark-start text:name="__RefHeading__1087_768326401"/>2.3. Środowisko testowe<text:bookmark-end text:name="__RefHeading__1087_768326401"/></text:h>
      <text:p text:style-name="P57"><text:tab/><text:span text:style-name="T101">Jako urządzenie testowe posłuży telefon komórkowy LG G4C z wersją systemu Android 6.0.</text:span></text:p>
      <text:p text:style-name="P58">[TODO poprawić? Usunąć?] Testy będą dokonywane dla operatora sieci Orange.</text:p>
      <text:h text:style-name="P175" text:outline-level="2"><text:bookmark-start text:name="__RefHeading__1089_768326401"/>2.4. Opis sposobu przeprowadzania badań<text:bookmark-end text:name="__RefHeading__1089_768326401"/></text:h>
      <text:p text:style-name="P59"><text:tab/><text:span text:style-name="T102">Gdy rozpoczynano badania założono wykorzystanie narzędzia battery-historian dostarczonego przez Google. Daje ono głęboki wgląd na to co działo się z urządzeniem i jaki wpływ miało to na zużycie baterii.<text:line-break/><text:tab/>Przebieg badania przy użyciu tego narzędzia wygląda następująco:</text:span></text:p>
      <text:list xml:id="list6837815384815495971" text:style-name="L17">
        <text:list-item>
          <text:p text:style-name="P137"><text:span text:style-name="T146">p</text:span>odłączamy urządzenie do komputera, na którym zainstalowany jest pakiet narzędzi ADB. <text:span text:style-name="T103">Urządzenie musi mieć włączony tryb dla deweloperów i zezwolenie na debugowanie przez USB,</text:span></text:p>
        </text:list-item>
        <text:list-item>
          <text:p text:style-name="P138"><text:span text:style-name="T146">u</text:span>ruchamiamy konsolę na komputerze i kasujemy statystyki zużycia baterii na urządzeniu. Robimy to przy pomocy komendy <text:span text:style-name="T104">adb dumpsys batterystats –reset,</text:span></text:p>
        </text:list-item>
        <text:list-item>
          <text:p text:style-name="P138"><text:span text:style-name="T146">o</text:span>dłączamy urządzenie od komputera i zaczynamy swoje testy polegające na korzystaniu<text:line-break/>z aplikacji,</text:p>
        </text:list-item>
        <text:list-item>
          <text:p text:style-name="P138"><text:span text:style-name="T146">p</text:span>o zakończonej sesji ponownie podłączamy urządzenie do komputera i zgrywamy raport przy pomocy polecenia <text:span text:style-name="T104">adb bugreport &gt; raport.txt,</text:span></text:p>
        </text:list-item>
        <text:list-item>
          <text:p text:style-name="P138"><text:span text:style-name="T146">n</text:span>astępnie możemy wczytać plik raportu w narzędziu battery-historian i oglądać wygenerowane na jej podstawie wykresy.</text:p>
        </text:list-item>
      </text:list>
      <text:p text:style-name="P64"/>
      <text:p text:style-name="P64">Ze względu na różnorodność aplikacji postawiono na testy manualne w tej fazie. Aplikacji nie jest dużo, jednak napisanie testów automatycznych dla każdej z nich pochłonęłoby dużo czasu a optymalizacja tych aplikacji nie jest możliwa, więc ten zabieg mija się z celem.</text:p>
      <text:p text:style-name="P31">[TODO dodać wykres]</text:p>
      <text:p text:style-name="P54"><draw:frame draw:style-name="fr1" draw:name="Ramka6" text:anchor-type="char" svg:width="17cm" draw:z-index="19"><draw:text-box fo:min-height="8.121cm"><text:p text:style-name="Illustration"><draw:frame draw:style-name="fr6" draw:name="Obraz6" text:anchor-type="paragraph" svg:width="17cm" style:rel-width="100%" svg:height="8.121cm" style:rel-height="scale" draw:z-index="20"><draw:image xlink:href="Pictures/1000000000000542000002837116AF7A.png" xlink:type="simple" xlink:show="embed" xlink:actuate="onLoad"/></draw:frame>Ilustracja <text:sequence text:ref-name="refIllustration3" text:name="Illustration" text:formula="ooow:Illustration+1" style:num-format="1">4</text:sequence>: Wykres z programu battery-historian w wersji pierwszej</text:p></draw:text-box></draw:frame></text:p>
      <text:p text:style-name="P54"><draw:frame draw:style-name="fr1" draw:name="Ramka7" text:anchor-type="char" svg:width="17cm" draw:z-index="21"><draw:text-box fo:min-height="8.303cm"><text:p text:style-name="Illustration"><draw:frame draw:style-name="fr6" draw:name="Obraz7" text:anchor-type="paragraph" svg:width="17cm" style:rel-width="100%" svg:height="8.303cm" style:rel-height="scale" draw:z-index="22"><draw:image xlink:href="Pictures/1000000000000543000002925D1F9AFD.png" xlink:type="simple" xlink:show="embed" xlink:actuate="onLoad"/></draw:frame>Ilustracja <text:sequence text:ref-name="refIllustration4" text:name="Illustration" text:formula="ooow:Illustration+1" style:num-format="1">5</text:sequence>: Wykres z programu battery-historian w wersji drugiej</text:p></draw:text-box></draw:frame></text:p>
      <text:p text:style-name="P61"><text:tab/>Według autora wykresy dla <text:span text:style-name="T148">nowszej</text:span> wersji (Historian v<text:span text:style-name="T148">2</text:span>) są czytelniejsze <text:span text:style-name="T149">i bogatsze w informacje</text:span>. Moż<text:span text:style-name="T148">na</text:span> na nich zobaczyć stan radia w czasie <text:span text:style-name="T150">oraz poziom naładowania baterii</text:span>. Brakuje jednak informacji o użyciu sieci. O ile przy autorskich / własnych aplikacjach nie jest to problemem ponieważ możemy użyć podglądu ruchu sieciowego oferowanego w IDE Android Studio, o tyle dla aplikacji nie będących naszą własnością nie jest to możliwe.</text:p>
      <text:p text:style-name="P32"><text:tab/>Informacja ta jest o tyle istotna, że możemy zobaczyć jak efektywnie wykorzystywane jest radio do transferu danych. W materiale wideo odnośnie tego zjawiska zwracano uwagę na wykresy gdzie krótkie stany aktywności radia przeplatają się z krótkimi stanami uśpienia. <text:span text:style-name="T123">Po przeanalizowaniu wybranych aplikacji autor doszedł do wniosku, że dla wszystkich aplikacji<text:line-break/>i scenariuszy użycia (różne kryteria wyszukiwania: np. OLX praca, motoryzacja – co zmienia charakter wyników: mniej obrazków więcej teksty dla kategorii praca) praktycznie nie stwierdzono występowania takiego wzorca na wykresach. Nawet aplikacja iCarWash, gdzie niektóre widoki wymuszają pobieranie małej porcji danych za każdym razem gdy na nie wejdziemy, nie wykazała tego wzorca ewidentnie. W większości przypadków radio było ciągle aktywne. Autor znając sposób działania aplikacji iCarWash doszedł do wniosku, że wykresy z narzędzia battery-historian o ile przydatne, w tym zastosowaniu są niewystarczające. Dlatego rozpoczął on poszukiwanie lepszego rozwiązania.</text:span></text:p>
      <text:p text:style-name="P60"><text:tab/><text:span text:style-name="T124">Po intensywnym okresie poszukiwań najlepszego rozwiązania metodą prób i błędów wybrano następujący sposób dla urządzenia testowego. Okazało się bowiem, że logi zapisywane przez usługę logcat [</text:span><text:a xlink:type="simple" xlink:href="http://developer.android.com/tools/help/logcat.html" text:style-name="Internet_20_link" text:visited-style-name="Visited_20_Internet_20_Link"><text:span text:style-name="T124">http://developer.android.com/tools/help/logcat.html</text:span></text:a><text:span text:style-name="T124"> | dostęp 2016-04-17] zawierają dane dotyczące stanu radia oraz liczby pobranych pakietów. Postanowiono więc zapisywać informacje dotyczące sesji (testowania aplikacji) właśnie przy pomocy tej usługi, poddawać (wyciągać interesujące nas dane) obróbce przy pomocy skryptu napisanym w języku Python zapisywać je w formacie Matlab / Octave i wizualizować przebieg sesji przy pomocy właśnie tych narzędzi.</text:span></text:p>
      <text:p text:style-name="P62">[TODO raczej nikogo nie będą obchodzić same skrypty, więc tylko wymienić je z nazwy]</text:p>
      <text:p text:style-name="P62">Skrypty te są załączone wraz z pracą na płycie CD do wglądu.<text:line-break/>Czynności potrzebne do przeprowadzenia badania / pojedynczej sesji:</text:p>
      <text:list xml:id="list7821576317903446600" text:style-name="L18">
        <text:list-item>
          <text:p text:style-name="P139"><text:span text:style-name="T146">p</text:span>odłączenie urządzenia do komputera (Włączone debugowanie na telefonie),</text:p>
        </text:list-item>
        <text:list-item>
          <text:p text:style-name="P139"><text:span text:style-name="T146">w</text:span>yczyszczenie logów<text:line-break/><text:span text:style-name="T125">adb logcat -cb radio,</text:span></text:p>
        </text:list-item>
        <text:list-item>
          <text:p text:style-name="P139"><text:span text:style-name="T146">z</text:span>apis logów do pliku na komputerze (przekierowanie strumienia konieczne ponieważ<text:line-break/>sam log zaczynał się nadpisywać po około pięciu minutach, a pliki na telefonie z jakiegoś powodu nie mogły być tworzone nawet na karcie SD)<text:line-break/><text:span text:style-name="T125">adb logcat -v time -b radio &gt; plik_raportu.log,</text:span></text:p>
        </text:list-item>
        <text:list-item>
          <text:p text:style-name="P139"><text:span text:style-name="T146">p</text:span>rzy nadal podłączonym urządzeniu dokonujemy testów / korzystamy z aplikacji,</text:p>
        </text:list-item>
        <text:list-item>
          <text:p text:style-name="P139"><text:span text:style-name="T146">p</text:span>o zakończeniu testów zakańczamy zgrywanie raportu i ewentualnie odłączamy telefon,</text:p>
        </text:list-item>
        <text:list-item>
          <text:p text:style-name="P139"><text:span text:style-name="T146">p</text:span>lik z logami radia konwertujemy do postaci macierzy Matlab / Octave przy pomocy skryptu <text:span text:style-name="T125">parse-lg-radiolog plik_raportu.log &gt; plik_raportu.m,</text:span></text:p>
        </text:list-item>
        <text:list-item>
          <text:p text:style-name="P139"><text:span text:style-name="T146">p</text:span>lik w tym formacie wczytujemy w Octave / Matlab i tworzymy wykres<text:line-break/><text:span text:style-name="T125">load plik_raportu.m<text:line-break/>plot-lg-radiolog.m.</text:span></text:p>
        </text:list-item>
      </text:list>
      <text:p text:style-name="P65">Poniżej zamieszczony został przykładowy wykres uzyskany tym sposobem.</text:p>
      <text:p text:style-name="P65"><draw:frame draw:style-name="fr4" draw:name="Frame4" text:anchor-type="char" svg:width="17cm" draw:z-index="7"><draw:text-box fo:min-height="12.749cm"><text:p text:style-name="Illustration"><draw:frame draw:style-name="fr6" draw:name="Image4" text:anchor-type="paragraph" svg:width="17cm" svg:height="12.749cm" style:rel-height="scale" draw:z-index="8"><draw:image xlink:href="Pictures/10000000000004B000000384D10B0DB9.png" xlink:type="simple" xlink:show="embed" xlink:actuate="onLoad"/></draw:frame><text:span text:style-name="T131">Ilustracja</text:span> <text:sequence text:ref-name="refIllustration5" text:name="Illustration" text:formula="ooow:Illustration+1" style:num-format="1">6</text:sequence>: <text:span text:style-name="T126">Wykres stanu radia i komunikacji sieciowej</text:span></text:p></draw:text-box></draw:frame><text:soft-page-break/></text:p>
      <text:p text:style-name="P24">Na ilustracji 4 niebieskimi liniami przedstawiono stan radia urządzenia, wartość 1 oznacza stan aktywny, 0 nieaktywny. Zieloną linią przedstawiono liczbę pobranych danych w KB, czarną danych wysłanych w KB. Wartości transferu zostały wyliczone na podstawie liczby pakietów zapisanych</text:p>
      <text:p text:style-name="P24">w logach użycia radia przemnożonych przez wielkości pakietów. Wielkości pakietów zostały ustalone <text:span text:style-name="T68">[TODO sprawdzić ponownie] </text:span><text:span text:style-name="T83">poprzez podzielenie całkowitej liczby pobranych / wysłanych danych przez liczbę pakietów odczytane z pliku systemowego /proc/net/</text:span><text:span text:style-name="T86">dev</text:span></text:p>
      <text:p text:style-name="P25"><text:span text:style-name="T83">Ponieważ wielkość pakietu może ulec zmianie</text:span><text:span text:style-name="T68"> </text:span><text:span text:style-name="T83">są to wartości średnie. </text:span><text:span text:style-name="T88">Wielkość pakietu jest zależna od stanu w jakim znajduje się radio dla DCH jest wyższa niż dla FACH </text:span><text:span text:style-name="T92">oraz protokołu przesyłu danych, może on zostać przełączony w trakcie jednej sesji</text:span><text:span text:style-name="T88"> </text:span><text:span text:style-name="T75">[TODO źródło!]. </text:span><text:span text:style-name="T83">Przyjęto odpowiednio 98 bajtów dla pakietów wysyłanych i 980 bajtów dla pakietów pobieranych. </text:span><text:span text:style-name="T84">Próbkowanie ustalone na 1 sekundę </text:span><text:span text:style-name="T74">[TODO </text:span><text:span text:style-name="T84">próbkowanie? To chyba w Hz! </text:span><text:span text:style-name="T89">Chyba, że inaczej sformułujesz</text:span><text:span text:style-name="T84">].</text:span></text:p>
      <text:p text:style-name="P26"><text:span text:style-name="T83"><text:tab/>Przedstawiony wykres w lepszy sposób ilustruje zależność stanu radia od wykonywanych transferów danych. Mo</text:span><text:span text:style-name="T85">żemy zauważyć, że radio pozostaje w stanie aktywnym przez około 10 sekund po zakończeniu komunikacji. Na tym wykresie dodatkowo widać wspominany w prezentacji Google [TODO link] wzorze</text:span><text:span text:style-name="T90">c</text:span><text:span text:style-name="T85">. Chodzi o regularne małe żądania danych, które sprawiają, że radio jest przez większość czasu aktywne, pomimo znikomego wykorzystania jego przepustowości. Wykres ilustruje sesję używania aplikacji Pracuj.pl.</text:span></text:p>
      <text:h text:style-name="P180" text:outline-level="2"><text:bookmark-start text:name="__RefHeading__1091_768326401"/>2.5. Prezentacja i omówienie wyników<text:bookmark-end text:name="__RefHeading__1091_768326401"/></text:h>
      <text:p text:style-name="P84"><text:tab/>W dalszej części zamieszczono wyniki pomiarów dla poszczególnych aplikacji metodą opisaną w poprzednim rozdziale.</text:p>
      <text:p text:style-name="P87"><text:line-break/><text:span text:style-name="T136">Wykres wygenerowano na podstawie pliku 2016-04-12/olx.praca.m<text:line-break/></text:span><text:span text:style-name="T105"><text:line-break/>czas sesji pomiarowej: <text:s text:c="7"/>97 s<text:line-break/>czas aktywności radia: <text:s text:c="7"/>72 s <text:s/>(74%)<text:line-break/><text:line-break/></text:span><text:span text:style-name="T112">liczba pobranych danych: <text:s text:c="5"/>1670.</text:span><text:span text:style-name="T117">02</text:span><text:span text:style-name="T112"> KB</text:span><text:span text:style-name="T105"><text:line-break/></text:span><text:span text:style-name="T109">średnia dla aplikacji: <text:s text:c="7"/>17.</text:span><text:span text:style-name="T117">22</text:span><text:span text:style-name="T109"> KB/s</text:span><text:span text:style-name="T105"><text:line-break/>średnia dla aktywnego radia: <text:s/>23.</text:span><text:span text:style-name="T117">19</text:span><text:span text:style-name="T105"> KB/s <text:line-break/><text:line-break/>liczba wysłanych danych: <text:s text:c="5"/>1</text:span><text:span text:style-name="T113">68.</text:span><text:span text:style-name="T117">63</text:span><text:span text:style-name="T105"> KB<text:line-break/></text:span><text:span text:style-name="T110">średnia dla aplikacji: <text:s text:c="7"/>1.</text:span><text:span text:style-name="T117">74</text:span><text:span text:style-name="T110"> KB/s</text:span><text:span text:style-name="T105"><text:line-break/>średnia dla aktywnego radia: <text:s/>2.</text:span><text:span text:style-name="T117">34</text:span><text:span text:style-name="T105"> KB/s</text:span><text:span text:style-name="T136"><text:line-break/><text:line-break/><text:line-break/></text:span><draw:frame draw:style-name="fr1" draw:name="Ramka1" text:anchor-type="char" svg:width="17cm" draw:z-index="9"><draw:text-box fo:min-height="12.843cm"><text:p text:style-name="Illustration"><draw:frame draw:style-name="fr6" draw:name="Obraz1" text:anchor-type="paragraph" svg:width="17cm" style:rel-width="100%" svg:height="12.843cm" style:rel-height="scale" draw:z-index="10"><draw:image xlink:href="Pictures/1000000000000A6B000007DFCE277CB7.png" xlink:type="simple" xlink:show="embed" xlink:actuate="onLoad"/></draw:frame>Ilustracja <text:sequence text:ref-name="refIllustration6" text:name="Illustration" text:formula="ooow:Illustration+1" style:num-format="1">7</text:sequence>: Wykres dla aplikacji OLX.pl kategoria praca</text:p></draw:text-box></draw:frame></text:p>
      <text:p text:style-name="P85"><draw:frame draw:style-name="fr3" draw:name="Ramka3" text:anchor-type="paragraph" svg:width="17cm" draw:z-index="11"><draw:text-box fo:min-height="12.843cm"><text:p text:style-name="Illustration"><draw:frame draw:style-name="fr7" draw:name="Obraz3" text:anchor-type="char" svg:width="17cm" style:rel-width="100%" svg:height="12.843cm" style:rel-height="scale" draw:z-index="12"><draw:image xlink:href="Pictures/1000000000000A6B000007DF567BB543.png" xlink:type="simple" xlink:show="embed" xlink:actuate="onLoad"/></draw:frame>Ilustracja <text:sequence text:ref-name="refIllustration7" text:name="Illustration" text:formula="ooow:Illustration+1" style:num-format="1">8</text:sequence>: Wykres dla aplikacji Pracuj.pl, kryteria jak dla ilustracji wcześniejszej. Dłuższa sesja</text:p></draw:text-box></draw:frame><text:soft-page-break/><text:line-break/>Wykres wygenerowano na podstawie pliku 2016-04-1<text:span text:style-name="T140">3</text:span>/pracuj.pl.<text:span text:style-name="T139">m</text:span></text:p>
      <text:p text:style-name="P70"><text:span text:style-name="T106">czas sesji pomiarowej: <text:s text:c="7"/>332 s<text:line-break/>czas aktywności radia: <text:s text:c="7"/>234 s <text:s/>(70%)<text:line-break/><text:line-break/>liczba pobranych danych: <text:s text:c="5"/></text:span><text:span text:style-name="T114">1955.</text:span><text:span text:style-name="T118">21</text:span><text:span text:style-name="T106"> KB<text:line-break/></text:span><text:span text:style-name="T111">średnia dla aplikacji: <text:s text:c="7"/></text:span><text:span text:style-name="T114">5.</text:span><text:span text:style-name="T118">89</text:span><text:span text:style-name="T111"> KB/s</text:span><text:span text:style-name="T106"><text:line-break/>średnia dla aktywnego radia: <text:s/>8.</text:span><text:span text:style-name="T118">36</text:span><text:span text:style-name="T106"> KB/s<text:line-break/><text:line-break/>liczba wysłanych danych: <text:s text:c="5"/>1</text:span><text:span text:style-name="T115">88.</text:span><text:span text:style-name="T118">06</text:span><text:span text:style-name="T106"> KB<text:line-break/></text:span><text:span text:style-name="T111">średnia dla aplikacji: <text:s text:c="7"/>0.</text:span><text:span text:style-name="T118">57</text:span><text:span text:style-name="T111"> KB/s</text:span><text:span text:style-name="T106"><text:line-break/>średnia dla aktywnego radia: <text:s/></text:span><text:span text:style-name="T115">0.</text:span><text:span text:style-name="T118">80</text:span><text:span text:style-name="T106"> KB/s</text:span><text:line-break/></text:p>
      <text:p text:style-name="P71"><text:line-break/><text:span text:style-name="T137">Wykres wygenerowano na podstawie pliku 2016-04-14/bkf.m<text:line-break/><text:line-break/></text:span><text:span text:style-name="T107">czas sesji pomiarowej: <text:s text:c="7"/>447 s <text:line-break/>czas aktywności radia: <text:s text:c="7"/>241 s <text:s/>(53%) <text:line-break/><text:line-break/>liczba pobranych danych: <text:s text:c="5"/></text:span><text:span text:style-name="T116">286.</text:span><text:span text:style-name="T119">15</text:span><text:span text:style-name="T107"> KB<text:line-break/></text:span><text:span text:style-name="T116">średnia dla aplikacji: <text:s text:c="7"/></text:span><text:span text:style-name="T119">0.64</text:span><text:span text:style-name="T116"> KB/s</text:span><text:span text:style-name="T107"><text:line-break/>średnia dla aktywnego radia: <text:s/>1.</text:span><text:span text:style-name="T119">19</text:span><text:span text:style-name="T107"> KB/s<text:line-break/><text:line-break/></text:span><text:soft-page-break/><text:span text:style-name="T107">liczba wysłanych danych: <text:s text:c="5"/>2</text:span><text:span text:style-name="T116">2.</text:span><text:span text:style-name="T120">97</text:span><text:span text:style-name="T107"> KB <text:line-break/></text:span><text:span text:style-name="T116">średnia dla aplikacji: <text:s text:c="7"/></text:span><text:span text:style-name="T120">0.05</text:span><text:span text:style-name="T116"> KB/s</text:span><text:span text:style-name="T107"><text:line-break/>średnia dla aktywnego radia: <text:s/></text:span><text:span text:style-name="T120">0.10</text:span><text:span text:style-name="T107"> KB/s<text:line-break/></text:span><draw:frame draw:style-name="fr1" draw:name="Ramka5" text:anchor-type="char" svg:width="17cm" draw:z-index="17"><draw:text-box fo:min-height="12.749cm"><text:p text:style-name="Illustration"><draw:frame draw:style-name="fr6" draw:name="Obraz5" text:anchor-type="paragraph" svg:width="17cm" style:rel-width="100%" svg:height="12.749cm" style:rel-height="scale" draw:z-index="18"><draw:image xlink:href="Pictures/10000000000004B000000384589A6A5F.png" xlink:type="simple" xlink:show="embed" xlink:actuate="onLoad"/></draw:frame>Ilustracja <text:sequence text:ref-name="refIllustration8" text:name="Illustration" text:formula="ooow:Illustration+1" style:num-format="1">9</text:sequence>: Wykres dla aplikacji iCarWash</text:p></draw:text-box></draw:frame></text:p>
      <text:p text:style-name="P72"><text:soft-page-break/><text:line-break/><text:span text:style-name="T137">Wykres wygenerowano na podstawie pliku 2016-04-13/olx.moto.m<text:line-break/></text:span><text:span text:style-name="T107"><text:line-break/>czas sesji pomiarowej: <text:s text:c="7"/>255 s<text:line-break/>czas aktywności radia: <text:s text:c="7"/>255 s <text:s/>(100%) <text:line-break/><text:line-break/>liczba pobranych danych: <text:s text:c="5"/></text:span><text:span text:style-name="T121">24620.59</text:span><text:span text:style-name="T107"> KB<text:line-break/></text:span><text:span text:style-name="T121">średnia dla aplikacji: <text:s text:c="7"/>96.55 KB/s</text:span><text:span text:style-name="T107"><text:line-break/>średnia dla aktywnego radia: <text:s/>9</text:span><text:span text:style-name="T121">6.55</text:span><text:span text:style-name="T107"> KB/s<text:line-break/><text:line-break/>liczba wysłanych danych: <text:s text:c="5"/></text:span><text:span text:style-name="T121">2085.56</text:span><text:span text:style-name="T107"> KB<text:line-break/></text:span><text:span text:style-name="T121">średnia dla aplikacji: <text:s text:c="7"/>8.18 KB/s</text:span><text:span text:style-name="T107"><text:line-break/>średnia dla aktywnego radia: <text:s/></text:span><text:span text:style-name="T121">8.18</text:span><text:span text:style-name="T107"> KB/s </text:span><draw:frame draw:style-name="fr1" draw:name="Ramka2" text:anchor-type="char" svg:width="17cm" draw:z-index="13"><draw:text-box fo:min-height="12.749cm"><text:p text:style-name="Illustration"><draw:frame draw:style-name="fr6" draw:name="Obraz2" text:anchor-type="paragraph" svg:width="17cm" style:rel-width="100%" svg:height="12.749cm" style:rel-height="scale" draw:z-index="14"><draw:image xlink:href="Pictures/10000000000004B0000003842D2EA65B.png" xlink:type="simple" xlink:show="embed" xlink:actuate="onLoad"/></draw:frame>Ilustracja <text:sequence text:ref-name="refIllustration9" text:name="Illustration" text:formula="ooow:Illustration+1" style:num-format="1">10</text:sequence>: Wykres dla aplikacji OLX.pl kategoria motoryzacja</text:p></draw:text-box></draw:frame></text:p>
      <text:p text:style-name="P69"><draw:frame draw:style-name="fr1" draw:name="Ramka4" text:anchor-type="char" svg:width="17cm" draw:z-index="15"><draw:text-box fo:min-height="12.749cm"><text:p text:style-name="Illustration"><draw:frame draw:style-name="fr6" draw:name="Obraz4" text:anchor-type="paragraph" svg:width="17cm" style:rel-width="100%" svg:height="12.749cm" style:rel-height="scale" draw:z-index="16"><draw:image xlink:href="Pictures/10000000000004B000000384527643CD.png" xlink:type="simple" xlink:show="embed" xlink:actuate="onLoad"/></draw:frame>Ilustracja <text:sequence text:ref-name="refIllustration10" text:name="Illustration" text:formula="ooow:Illustration+1" style:num-format="1">11</text:sequence>: Wykres dla aplikacji Facebook</text:p></draw:text-box></draw:frame><text:soft-page-break/></text:p>
      <text:p text:style-name="P86">Wykres wygenerowano na podstawie pliku 2016-04-1<text:span text:style-name="T138">4</text:span>/<text:span text:style-name="T138">facebook.m<text:line-break/></text:span><text:span text:style-name="T108"><text:line-break/>czas sesji pomiarowej: <text:s text:c="7"/>1256 s<text:line-break/>czas aktywności radia: <text:s text:c="7"/>1051 s <text:s/>(83%) <text:line-break/><text:line-break/>liczba pobranych danych: <text:s text:c="5"/></text:span><text:span text:style-name="T122">7785.45</text:span><text:span text:style-name="T108"> KB<text:line-break/></text:span><text:span text:style-name="T122">średnia dla aplikacji: <text:s text:c="7"/>6.20 KB/s</text:span><text:span text:style-name="T108"><text:line-break/>średnia dla aktywnego radia: <text:s/></text:span><text:span text:style-name="T122">7.41</text:span><text:span text:style-name="T108"> KB/s<text:line-break/><text:line-break/>liczba wysłanych danych: <text:s text:c="5"/>6</text:span><text:span text:style-name="T122">53.56</text:span><text:span text:style-name="T108"> KB<text:line-break/></text:span><text:span text:style-name="T122">średnia dla aplikacji: <text:s text:c="7"/>0.52 KB/s </text:span><text:span text:style-name="T108"><text:line-break/>średnia dla aktywnego radia: <text:s/></text:span><text:span text:style-name="T122">0.62</text:span><text:span text:style-name="T108"> KB/s</text:span></text:p>
      <text:p text:style-name="P53">[TODO analiza!]</text:p>
      <text:h text:style-name="P181" text:outline-level="2"><text:bookmark-start text:name="__RefHeading__1894_151293633"/>2.6. Określenie używanych protokołów w badanych aplikacjach<text:bookmark-end text:name="__RefHeading__1894_151293633"/></text:h>
      <text:p text:style-name="P73"><text:tab/>Na podstawie wykresów przedstawionych w poprzednim rozdziale można zaobserwować jaki wpływ ma komunikacja sieciowa badanych aplikacji na stan radia. Pozostaje jednak problem zbadania jakiego protokołu komunikacyjnego i w jaki sposób używaj dane aplikacje.</text:p>
      <text:p text:style-name="P74"><text:span text:style-name="T132"><text:tab/>Do zbadania tego obszaru autor posłużył się aplikacją </text:span><text:bookmark text:name="firstHeading"/><text:span text:style-name="T28">OWASP Zed Attack Proxy Project</text:span></text:p>
      <text:p text:style-name="P75"><text:span text:style-name="T29">[</text:span><text:a xlink:type="simple" xlink:href="https://www.owasp.org/index.php/OWASP_Zed_Attack_Proxy_Project">https://www.owasp.org/index.php/OWASP_Zed_Attack_Proxy_Project</text:a><text:span text:style-name="T29"> | 2016-04-22].<text:line-break/></text:span><text:span text:style-name="T30">Jest to narzędzie umożliwiające między innymi monitorowanie ruchu sieciowego. Jest to możliwe poprzez konfigurację środowiska testowego w następujący sposób:</text:span></text:p>
      <text:list xml:id="list9058435828997119898" text:style-name="L19">
        <text:list-item>
          <text:p text:style-name="P143"><text:span text:style-name="T147">p</text:span>osiadamy komputer wyposażony w interfejs WLAN. Na nim instalujemy program ZAP,</text:p>
        </text:list-item>
        <text:list-item>
          <text:p text:style-name="P143"><text:span text:style-name="T147">g</text:span>enerujemy przy pomocy ZAP własny certyfikat głównego urzędu certyfikującego (Root CA),</text:p>
        </text:list-item>
        <text:list-item>
          <text:p text:style-name="P147"><text:span text:style-name="T40">c</text:span><text:span text:style-name="T37">ertyfikat ten przenosimy </text:span><text:span text:style-name="T38">I instalujemy na urządzeniu mobilnym,</text:span></text:p>
        </text:list-item>
        <text:list-item>
          <text:p text:style-name="P144"><text:span text:style-name="T147">n</text:span>a nim też ustawiamy odpowiednie ustawienia serwera pośredniczącego. Komputer<text:line-break/>z zainstalowanym programem ZAP będzie za niego służył.</text:p>
        </text:list-item>
      </text:list>
      <text:p text:style-name="P80">Tak w uproszczeniu wygląda proces ustawiania środowiska testowego. Po prawidłowym skonfigurowaniu możemy przystąpić do monitorowania ruchu sieciowego danych aplikacji.</text:p>
      <text:p text:style-name="P80"><text:tab/>Należy zaznaczyć, że aplikacje mogą być na tyle inteligentne, że rozróżniają medium po którym się komunikują (WiFi) <text:span text:style-name="T147">i</text:span> dla niego przyjmują inne strategie (bardziej agresywne pobieranie). Przyjęto taki sposób ponieważ nie wymaga on ingerencji w system operacyjny urządzenia (tzw. Rooting) co wiąże się z możliwością utraty gwarancji producenta.</text:p>
      <text:p text:style-name="P81">Wyniki badań (przechwycone sesje) zostały dołączone do pracy w postaci plików w formacie programu ZAP. Dodatkowo wyłuskano dane w formacie JSON z niektórych zapytań dla tych sesji.</text:p>
      <text:p text:style-name="P88"><text:span text:style-name="T37"><text:tab/>Przetestowano</text:span><text:span text:style-name="T39"> cztery aplikacje:</text:span></text:p>
      <text:list xml:id="list154060890265082738" text:style-name="L20">
        <text:list-item>
          <text:p text:style-name="P146">OLX,</text:p>
        </text:list-item>
        <text:list-item>
          <text:p text:style-name="P146">OTOMOTO,</text:p>
        </text:list-item>
        <text:list-item>
          <text:p text:style-name="P146">Pracuj.<text:span text:style-name="T134">pl</text:span>,</text:p>
        </text:list-item>
        <text:list-item>
          <text:p text:style-name="P146">iCarWash.</text:p>
        </text:list-item>
      </text:list>
      <text:p text:style-name="P82">Wszystkie korzystają z podobnego sposobu komunikacji sieciowej. Mianowicie:</text:p>
      <text:list xml:id="list7680509744718633791" text:style-name="L21">
        <text:list-item>
          <text:p text:style-name="P145">protokół HTTP(s),</text:p>
        </text:list-item>
        <text:list-item>
          <text:p text:style-name="P145">dane przesyłane w formacie JSON</text:p>
        </text:list-item>
      </text:list>
      <text:p text:style-name="P82">Taka konfiguracja jest z jednej strony łatwa I przejrzysta w i<text:span text:style-name="T147">m</text:span>plementacji, z drugie pozostawia wiele do życzenia pod względem optymalizacji. Możnaby bowiem skorzystać z autorskich (lżejszych) rozwiązań opartych na protokole TCP I danych binarnych.</text:p>
      <text:p text:style-name="P76"><text:soft-page-break/></text:p>
      <text:p text:style-name="P77"><text:span text:style-name="T31"><text:tab/></text:span><text:span text:style-name="T32">W aplikacji OTOMOTO widać je</text:span><text:span text:style-name="T36">d</text:span><text:span text:style-name="T32">nak ukłon w stronę optymalizacji. Wszystkie ogłoszenia wraz z ich treścią są pobierane w ramach jednego żądania. Inne aplikacje podchodzą do tematu inaczej. OLX pobiera całą listę, ale do każdego ogłoszenia doładowuje przy każdym przejściu do konkretnego ogłoszenia szczegółowe dane dotyczące liczby odwiedzin itd. [TODO sprawdzić]. </text:span><text:span text:style-name="T33">Aplikacje Pracuj po pobraniu całej listy ogłoszeń doł</text:span><text:span text:style-name="T36">a</text:span><text:span text:style-name="T33">dowuje poszczególne ogłoszenia.<text:line-break/>IcarWash również pobiera dane na żądanie użytkownika. W dwóch ostatnich aplikacjach jest to o tyle niefortunne, ponieważ ze względu na niewielki rozmiar danych wszystkie dane mogłyby być pobrane za j</text:span><text:span text:style-name="T36">e</text:span><text:span text:style-name="T33">dnym razem. Przy czym należy zwrócić uwagę, że czę</text:span><text:span text:style-name="T36">s</text:span><text:span text:style-name="T33">totliwość zmian pobranych danych w aplikacji iCarWash </text:span><text:span text:style-name="T34">może być </text:span><text:span text:style-name="T33">większa. </text:span><text:span text:style-name="T35">Dwie pierwsze aplikacje pomimo bardziej optymalnego pobierania danych potrzebnych użytkownikowi negują te wypracowane profity wysyłaniem danych analitycznych przy każdym zdarzeniu. Są one bowiem wyposażone<text:line-break/>w bibliotekę Google do monitorowania aktywności użytkowników. Informacje te nie są jednak cache</text:span><text:span text:style-name="T36">'</text:span><text:span text:style-name="T35">owane a wysyłane w odpowiedzi na zdarzenia.</text:span></text:p>
      <text:p text:style-name="P78"><text:span text:style-name="T143"><text:tab/></text:span><text:span text:style-name="T144">Aplikacje Pracuj.pl i iCarWash wydają się bardziej pod</text:span><text:span text:style-name="T133">atne (w mniemaniu autora) na optymalizację (są bardziej obiecujące), optymalizacje przy takim modelu komunikacji są również łatwiejsze do zaimplementowani. Będą one zatem stanowić dobrą bazę dla aplikacji wzorcowej, która posłuży do ostatecznych testów.</text:span><text:tab/></text:p>
      <text:p text:style-name="P79"/>
      <text:h text:style-name="P175" text:outline-level="2"><text:bookmark-start text:name="__RefHeading__1093_768326401"/>2.6. Aplikacja wzorcowa???<text:bookmark-end text:name="__RefHeading__1093_768326401"/></text:h>
      <text:p text:style-name="P50"/>
      <text:h text:style-name="P167" text:outline-level="1"><text:bookmark-start text:name="__RefHeading__4073_530245620"/>3. Implementacja biblioteki<text:bookmark-end text:name="__RefHeading__4073_530245620"/></text:h>
      <text:p text:style-name="P16"/>
      <text:p text:style-name="P16"><text:tab/><text:span text:style-name="T151">W rozdziale tym zostaną omówione etapy tworzenia biblioteki wykorzystanej do testowania aplikacji wzorcowej w tej pracy. Będą to w kolejności:</text:span></text:p>
      <text:list xml:id="list5907659706969648600" text:style-name="L22">
        <text:list-item>
          <text:p text:style-name="P109">stworzenie infrastruktury serwerowej,</text:p>
        </text:list-item>
        <text:list-item>
          <text:p text:style-name="P109">prototypowanie,</text:p>
        </text:list-item>
        <text:list-item>
          <text:p text:style-name="P109">zebranie wymagań,</text:p>
        </text:list-item>
        <text:list-item>
          <text:p text:style-name="P109">projekt,</text:p>
        </text:list-item>
        <text:list-item>
          <text:p text:style-name="P110">implementacja.</text:p>
        </text:list-item>
      </text:list>
      <text:p text:style-name="P111"/>
      <text:h text:style-name="Heading_20_2" text:outline-level="2"><text:span text:style-name="T152">3.1. </text:span><text:s/></text:h>
      <text:p text:style-name="Text_20_body"><text:tab/><text:span text:style-name="T152">Przed przystąpieniem do jakichkolwiek prac dotyczących aplikacji klienckiej należało stworzyć część serwerową. Składa się na nią zestaw danych podobny do tego w testowanych aplikacjach, oraz serwer HTTP.</text:span></text:p>
      <text:p text:style-name="P148"><text:tab/><text:span text:style-name="T153">Ponieważ stworzenie odpowiedniego zbioru danych byłoby zbyt czasochłonne pobrano je<text:line-break/>z autentycznych serwisów. Są to dane publicznie dostępne dla następujących aplikacji:</text:span></text:p>
      <text:list xml:id="list8021911744272525893" text:style-name="L23">
        <text:list-item>
          <text:p text:style-name="P149"><text:span text:style-name="T153">iCarWash – dane dostępne przy pomocy konta demonstracyjnego,</text:span></text:p>
        </text:list-item>
        <text:list-item>
          <text:p text:style-name="P149"><text:span text:style-name="T153">Pracuj.pl <text:s/>– dane dla kategorii praca w IT dla miasta Szczecin,</text:span></text:p>
        </text:list-item>
        <text:list-item>
          <text:p text:style-name="P150"><text:span text:style-name="T153">OLX <text:s text:c="7"/>– dane dla kategorii motoryzacja, pierwsze dziesięć stron.</text:span></text:p>
        </text:list-item>
      </text:list>
      <text:p text:style-name="P151">Dane zostały zapisane w zwykłych plikach tekstowych w formacie JSON. Ponieważ zbiór jest przechowywany właśnie w tej formie do przesyłu wystarczą serwery deweloperskie dostarczane wraz z wieloma językami programowania. Przykładem mogą być wbudowane serwery w środowiska Python lub PHP. <text:span text:style-name="T154">Poniżej zamieszczono przykłady uruchamiania obu.<text:line-break/></text:span><text:span text:style-name="T76">[TODO </text:span><text:span text:style-name="T154">linki do oficjalnych stron]<text:line-break/></text:span></text:p>
      <text:p text:style-name="P151"><text:span text:style-name="T154">Należy wpisać w konsoli (pod warunkiem, że środowisko jest dostępne na danym komputerze):</text:span></text:p>
      <text:list xml:id="list4934705873638768817" text:style-name="L24">
        <text:list-item>
          <text:p text:style-name="P154"><text:span text:style-name="T154">Python 2.7 → </text:span><text:span text:style-name="T156">python -m SimpleHTTPServer</text:span></text:p>
        </text:list-item>
        <text:list-item>
          <text:p text:style-name="P153">PHP 5.6 <text:s text:c="4"/>→ <text:span text:style-name="T104">php -S 0.0.0.0:8000</text:span></text:p>
        </text:list-item>
      </text:list>
      <text:p text:style-name="P155">W obu przypadkach uruchomi to serwery w linii poleceń. Serwery będą nasłuchiwać połączeń przychodzących na port 8000.</text:p>
      <text:p text:style-name="P152"/>
      <text:p text:style-name="P156"><text:tab/>Podczas prac nad nad biblioteką i aplikacją zdecydowano się na serwer PHP. Ponieważ PHP <text:span text:style-name="T157">jest mocno powiązane z dziedziną komunikacji poprzez protokół HTTP wiele funkcjonalności jest dostępnych od początku (nie trzeba implementować). Umożliwiło to zaimplementowanie w prosty sposób kompresji GZIP w przesyłanych wiadomościach. </text:span><text:span text:style-name="T77">[TODO rozwinąć? Pominąć?]</text:span></text:p>
      <text:p text:style-name="P156"/>
      <text:h text:style-name="P182" text:outline-level="2">3.2. Prototypowanie i pierwsze wnioski</text:h>
      <text:p text:style-name="P157"><text:tab/><text:span text:style-name="T158">Ponieważ na tym etapie strona serwera była gotowa można było przystąpić do tworzenia prototypu aplikacji wykorzystującej dostępne zbiory danych. Postanowiono wykorzystać w tym celu środowisko przeglądarki internetowej i język JavaScript. Ponieważ jest to środowisko umożliwiające szybko wyprodukować kod pobierający dane z serwera i przetwarzający natywnie dane w formacie JSON. Jest bogate w narzędzia deweloperskie ułatwiające debugowanie oraz podglądanie wielu statystyk związanych z samą komunikacją.</text:span></text:p>
      <text:p text:style-name="P157"><text:tab/><text:span text:style-name="T159">Celem tego zadania było pobranie danych z serwera i zapisanie danych w obiekcie reprezentującym cache. Wysnucie na tej podstawie pierwszych wniosków, ocena możliwości implementacji biblioteki. Sama aplikacja znajduje się w pliku index.html dołączonym do pracy w podkatalogu public_html.</text:span></text:p>
      <text:p text:style-name="P157"><text:tab/><text:span text:style-name="T160">Pierwsze spostrzeżenia przedstawione w postaci listy</text:span></text:p>
      <text:list xml:id="list1893000204718183891" text:style-name="L25">
        <text:list-item>
          <text:p text:style-name="P158">struktura danych mocno różni się między poszczególnymi aplikacjami</text:p>
          <text:list>
            <text:list-item>
              <text:p text:style-name="P158">iCarWash – jest krótka (dokładnie sześć) lista myjni zawierająca podstawowe informacje<text:line-break/>(nazwa, numer seryjny, datę ostatniej komunikacji sieciowej). Po przejściu na podgląd szczegółów dotyczących danej myjni pobierane są są osobno dane dotyczące jej statystyk (ustawienia, odczyt czujników, zgłaszane wiadomości z komputera, finanse),</text:p>
            </text:list-item>
            <text:list-item>
              <text:p text:style-name="P159">Pracuj.pl – <text:span text:style-name="T161">lista ogłoszeń jest tu dłuższa, zawiera 145 ogłoszeń. Sam wpis na liście zawiera 14 właściwości. Po przejściu do szczegółów pobierana jest treść ogłoszenia i ponownie niektóre dane (commonOfferId, jobTitle, company).</text:span></text:p>
            </text:list-item>
            <text:list-item>
              <text:p text:style-name="P160">OLX – <text:span text:style-name="T162">lista ma już ponad 19 tysięcy ogłoszeń. Pobierane są one w postaci strone, gdzie strona składa się z 15 ogłoszeń wraz między innymi z treścią i linkami do obrazków,</text:span></text:p>
            </text:list-item>
          </text:list>
        </text:list-item>
        <text:list-item>
          <text:p text:style-name="P160"><text:span text:style-name="T163">objętość danych jest różna (zajmowana przez obiekt cache w pamięci RAM)</text:span></text:p>
          <text:list>
            <text:list-item>
              <text:p text:style-name="P161">iCarWash – całość około 60 KB dla wszystkich danych,</text:p>
            </text:list-item>
            <text:list-item>
              <text:p text:style-name="P161">Pracuj.pl <text:s/>– około 800 KB dla 50 ogłoszeń,</text:p>
            </text:list-item>
            <text:list-item>
              <text:p text:style-name="P161">OLX <text:s text:c="7"/>– około 720 KB dla 150 ogłoszeń bez obrazków,</text:p>
            </text:list-item>
          </text:list>
        </text:list-item>
        <text:list-item>
          <text:p text:style-name="P162">pomimo różnych struktur JSON da się przedstawić cache jako listę elementów wraz<text:line-break/>z szczegółami. Funkcjonalności gwarantujące dopasowujące dane do listy są zgoła inne. Będą one musiałby być zamknięte w abstrakcji którą będzie implementować użytkownik biblioteki.</text:p>
        </text:list-item>
      </text:list>
      <text:p text:style-name="P163"/>
      <text:p text:style-name="P164"><text:tab/>Pomimo, że podane wartości dla zajętości pamięci tyczą się języka JavaScript i mogą się różnić, możemy na ich podstawie wstępnie oszacować zapotrzebowanie na RAM. <text:span text:style-name="T164">Należy pamiętać<text:line-break/>o ograniczeniach dostępnej pamięci jakie narzuca sam system.</text:span> <text:span text:style-name="T164">Android ma z góry zdefiniowany sztywny limit na dostępną pamięć per aplikacja. Limit ten może się różnić w zależności od urządzenia. [</text:span><text:a xlink:type="simple" xlink:href="http://developer.android.com/training/articles/memory.html"><text:span text:style-name="T164">http://developer.android.com/training/articles/memory.html</text:span></text:a><text:span text:style-name="T164"> | dostęp 2016-05-08 | tłumaczenie własne]. </text:span><text:span text:style-name="T78">[TODO ile na urządzeniu testowym?]. </text:span></text:p>
      <text:p text:style-name="P140"><text:soft-page-break/>Dla iCarWash zajętość RAM kompletu danych (wpis na liście + szczegóły) dla jednej myjni wynosi 10 KB (60 KB / 6 myjni), dla Pracuj.pl jest to 16 KB a OLX niecałe 5 KB. <text:span text:style-name="T165">Na potrzeby przykładu przyjmijmy, że dane dla pojedynczego elementu zajmują 10 KB. Rezerwując 1 MB na cache można przechować 100 kompletnych pozycji na liście. Czy jest to wartość wystarczająca? Zależy w dużej mierze od samej aplikacji. Powiększanie jednak rozmiaru cache na listę jest w przekonaniu autora niewskazane. Należy pamiętać jeszcze o konieczności przechowywania obrazków dla niektórych aplikacji np. OLX. Problem ten został na tym etapie pominięty, jednak należy zdawać sobie sprawę, że obrazki zajmować będą lwią część dostępnej pamięci cache.<text:line-break/>[</text:span><text:a xlink:type="simple" xlink:href="http://jan.ucc.nau.edu/lrm22/pixels2bytes/calculator.htm"><text:span text:style-name="T165">http://jan.ucc.nau.edu/lrm22/pixels2bytes/calculator.htm</text:span></text:a><text:span text:style-name="T165"> | dostęp z dnia 2016-05-08]</text:span></text:p>
      <text:p text:style-name="P141"><text:span text:style-name="T165">Przyjmując rozmiar 300px na 200px przy rozdzielczości 300 DPI i palecie barw 24 bit jeden obrazek zajmuje około 200 KB. Dla rozdzielczości 150px na 100px będzie to 50 KB.</text:span></text:p>
      <text:p text:style-name="P142"><text:span text:style-name="T165"><text:tab/>Można rozważyć też inne podejście. Aplikacje zawierające ogłoszenia (np. OLX i Pracuj.pl) podają domyślnie je w kolejności od najnowszych do najstarszych. Pierwsze pozycje na liście zostaną z większym prawdopodobieństwem otworzone jeżeli użytkownik zna starsze ogłoszenia. Można zatem rozdzielić samą listę ogłoszeń od ich treści. Konieczny jest wtedy drugie obiekt cache, ale otrzymujemy zysk w postaci większej kontroli. Jeśli na wyświetlenie ogłoszenia na liście potrzeba 1 KB a na jego treść 9 KB to dzieląc cache po równo (512 KB) na część dla listy i szczegółów możemy zapisać kolejno: 512 pozycji na liście ogłoszeń i 56 szczegółów dla ogłoszenia. Daje to pięciokrotnie dłuższą listę ogłoszeń możliwą to przejrzenia przy dwukrotnie mniejszej liście szczegółów.<text:line-break/></text:span></text:p>
      <text:h text:style-name="P176" text:outline-level="2"><text:span text:style-name="T166">3.3. Ograniczenia dla biblioteki</text:span></text:h>
      <text:p text:style-name="P165"><text:tab/><text:span text:style-name="T166">Komunikacja sieciowa jest dosyć często wykorzystywana w aplikacjach na system Android. Z tego powodu dostępne są biblioteki ułatwiające oprogramowanie tychże funkcji (patrz Volley). Autor nie spotkał się jednak z implementacją biblioteki, która optymalizowałaby komunikację sieciową w przestawiany w tej pracy sposób. Może wynikać to po części z faktu, że optymalizacja<text:line-break/>ta zależeć może mocno od specyfiki samej aplikacji. Nie wszystkie sposoby będą pasować do każdej aplikacji. Należy też pamiętać, że wiele serwisów powstało przed popularyzacją smartfonów.<text:line-break/>Duża część z nich jest zoptymalizowana pod kątem aplikacji web'owych pod przeglądarki WWW.<text:line-break/>Dlatego też API w tych serwisach mogą być tworzone wskutek kompromisów. Rzadko zachodzi sytuacja, że to klient narzuca kształt API, dlatego też mogą one być nieoptymalne dla urządzeń mobilnych. Przez to należy rozumieć przesyłanie większej liczby danych niż potrzeba i / lub pobieranie danych w małych kawałkach.</text:span></text:p>
      <text:p text:style-name="P165"><text:tab/><text:span text:style-name="T166">Dlatego autor sugeruje postrzeganie stworzonego kodu bardziej jako inspiracji lub punktu zaczepienia dla nowo tworzonych aplikacji. Należy też pamiętać, że trzeba dobrze przeanalizować potrzeby przed przyjęciem danego rozwiązania, co jest odwrotnością tak zwanego podejścia „kopiuj i wklej”.</text:span></text:p>
      <text:h text:style-name="P168" text:outline-level="1"><text:bookmark-start text:name="__RefHeading__683_208457283"/>4. Badanie własnej aplikacji<text:bookmark-end text:name="__RefHeading__683_208457283"/></text:h>
      <text:h text:style-name="P167" text:outline-level="1"><text:bookmark-start text:name="__RefHeading__4075_530245620"/><text:span text:style-name="T65">5</text:span>. Wnioski<text:bookmark-end text:name="__RefHeading__4075_530245620"/></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Helvetica" svg:font-family="Helvetica"/>
    <style:font-face style:name="Lucidasans1" svg:font-family="Lucidasans"/>
    <style:font-face style:name="OpenSymbol" svg:font-family="OpenSymbol"/>
    <style:font-face style:name="Times" svg:font-family="Times"/>
    <style:font-face style:name="sans-serif" svg:font-family="sans-serif"/>
    <style:font-face style:name="Times1" svg:font-family="Times" style:font-family-generic="roman"/>
    <style:font-face style:name="times" svg:font-family="times" style:font-family-generic="roman"/>
    <style:font-face style:name="Monospace" svg:font-family="Monospace" style:font-pitch="fixed"/>
    <style:font-face style:name="monospace" svg:font-family="monospace" style:font-pitch="fixed"/>
    <style:font-face style:name="OpenSymbol2" svg:font-family="OpenSymbol, 'Courier New'" style:font-pitch="variable"/>
    <style:font-face style:name="Symbol" svg:font-family="Symbol"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sans" svg:font-family="Lucidasans" style:font-family-generic="system" style:font-pitch="variable"/>
    <style:font-face style:name="WenQuanYi Micro Hei" svg:font-family="'WenQuanYi Micro Hei'" style:font-family-generic="system" style:font-pitch="variable"/>
    <style:font-face style:name="文鼎PL中楷Uni" svg:font-family="文鼎PL中楷Uni" style:font-family-generic="system" style:font-pitch="variable"/>
    <style:font-face style:name="文鼎PL细上海宋Uni" svg:font-family="文鼎PL细上海宋Un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fo:font-size="12pt" fo:language="pl" fo:country="PL" style:letter-kerning="true" style:font-name-asian="文鼎PL细上海宋Uni" style:font-size-asian="10.5pt" style:language-asian="zh" style:country-asian="CN"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fo:font-size="12pt" fo:language="pl" fo:country="PL" style:letter-kerning="true" style:font-name-asian="文鼎PL细上海宋Uni" style:font-size-asian="10.5pt" style:language-asian="zh" style:country-asian="CN"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Helvetica" fo:font-family="Helvetica" fo:font-size="14pt" style:font-name-asian="文鼎PL中楷Uni" style:font-family-asian="文鼎PL中楷Uni" style:font-family-generic-asian="system" style:font-pitch-asian="variable" style:font-size-asian="14pt" style:font-name-complex="Lucidasans" style:font-family-complex="Lucida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Times" fo:font-family="Times" style:font-size-asian="12pt" style:font-name-complex="Lucidasans1" style:font-family-complex="Lucidasans"/>
    </style:style>
    <style:style style:name="Caption" style:family="paragraph" style:parent-style-name="Standard" style:class="extra">
      <style:paragraph-properties fo:margin-top="0.212cm" fo:margin-bottom="0.212cm" style:contextual-spacing="false" text:number-lines="false" text:line-number="0"/>
      <style:text-properties style:font-name="Times" fo:font-family="Tim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Times" fo:font-family="Times" style:font-size-asian="12pt" style:font-name-complex="Lucidasans1" style:font-family-complex="Lucidasan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Drawing"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Frame_20_contents" style:display-name="Frame contents" style:family="paragraph" style:parent-style-name="Text_20_body" style:class="extra"/>
    <style:style style:name="Illustration" style:family="paragraph" style:parent-style-name="Caption" style:class="extra"/>
    <style:style style:name="Text" style:family="paragraph" style:parent-style-name="Caption" style:class="extra"/>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Standard" style:next-style-name="Subtitle" style:class="chapter">
      <style:paragraph-properties fo:text-align="center" style:justify-single-word="false"/>
      <style:text-properties fo:font-size="16pt" style:font-size-asian="16pt"/>
    </style:style>
    <style:style style:name="Subtitle" style:family="paragraph" style:parent-style-name="Header"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fo:font-size="16pt" style:font-size-asian="1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W8Num3z0" style:family="text">
      <style:text-properties style:font-name="Symbol" fo:font-family="Symbol" style:font-pitch="variable" fo:language="en" fo:country="US" style:font-name-complex="OpenSymbol2" style:font-family-complex="OpenSymbol, 'Courier New'" style:font-pitch-complex="variabl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Szczecin 2016<text:tab/><text:tab/><text:page-number text:select-page="current">34</text:page-number></text:p>
      </style:footer>
    </style:master-page>
    <style:master-page style:name="HTML" style:page-layout-name="Mpm2"/>
    <style:master-page style:name="First_20_Page" style:display-name="First Page" style:page-layout-name="Mpm3"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initial-creator>TualatriX</meta:initial-creator>
    <meta:creation-date>2008-02-15T12:08:28</meta:creation-date>
    <meta:editing-cycles>637</meta:editing-cycles>
    <meta:editing-duration>P4DT51M45S</meta:editing-duration>
    <dc:date>2016-05-08T12:55:49.873631379</dc:date>
    <meta:printed-by>M R</meta:printed-by>
    <meta:print-date>2012-09-14T13:32:12.93</meta:print-date>
    <meta:document-statistic meta:table-count="0" meta:image-count="12" meta:object-count="0" meta:page-count="34" meta:paragraph-count="283" meta:word-count="5482" meta:character-count="40737" meta:non-whitespace-character-count="35245"/>
    <meta:user-defined meta:name="Info 1"/>
    <meta:user-defined meta:name="Info 2"/>
    <meta:user-defined meta:name="Info 3"/>
    <meta:user-defined meta:name="Info 4"/>
  </office:meta>
</office:document-meta>
</file>